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486FC000069E500007A940AEF07FA6BBD6DB7.wmf" manifest:media-type="image/x-wmf"/>
  <manifest:file-entry manifest:full-path="Pictures/1000000100000291000002F92E8F1A4004EA902E.png" manifest:media-type="image/png"/>
  <manifest:file-entry manifest:full-path="Pictures/10000000000000C3000000A23447ABBE3CBFA78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pitch="variable"/>
    <style:font-face style:name="Arial2" svg:font-family="Arial" style:font-family-generic="roman" style:font-pitch="variable"/>
    <style:font-face style:name="Arial3" svg:font-family="Arial" style:font-family-generic="swiss"/>
    <style:font-face style:name="Arial4" svg:font-family="Arial" style:font-family-generic="swiss" style:font-pitch="variable"/>
    <style:font-face style:name="Arial5" svg:font-family="Arial" style:font-family-generic="system" style:font-pitch="variable"/>
    <style:font-face style:name="Calibri" svg:font-family="Calibri" style:font-family-generic="system" style:font-pitch="variable"/>
    <style:font-face style:name="Cambria Math" svg:font-family="'Cambria Math'" style:font-family-generic="system"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dern880BT-Roman" svg:font-family="Modern880BT-Roman" style:font-family-generic="roman"/>
    <style:font-face style:name="OpenSymbol" svg:font-family="OpenSymbol"/>
    <style:font-face style:name="OpenSymbol1" svg:font-family="OpenSymbol" style:font-charset="x-symbol"/>
    <style:font-face style:name="Segoe UI" svg:font-family="'Segoe UI'" style:font-family-generic="system" style:font-pitch="variable"/>
    <style:font-face style:name="StarSymbol" svg:font-family="StarSymbol"/>
    <style:font-face style:name="StoneSerif" svg:font-family="StoneSerif, 'Times New 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ula4" style:family="table">
      <style:table-properties style:width="16.997cm" table:align="margins" style:writing-mode="lr-tb"/>
    </style:style>
    <style:style style:name="Taula4.A" style:family="table-column">
      <style:table-column-properties style:column-width="16.997cm" style:rel-column-width="65535*"/>
    </style:style>
    <style:style style:name="Taula4.A1" style:family="table-cell">
      <style:table-cell-properties fo:background-color="#ffffcc" fo:padding="0.097cm" fo:border="0.05pt solid #000000">
        <style:background-image/>
      </style:table-cell-properties>
    </style:style>
    <style:style style:name="P1" style:family="paragraph" style:parent-style-name="Header">
      <style:paragraph-properties fo:text-align="center" style:justify-single-word="false" fo:padding="0.049cm" fo:border="0.06pt solid #000000" style:shadow="none"/>
      <style:text-properties style:use-window-font-color="true" loext:opacity="0%" style:font-name="Arial4" fo:font-size="14pt" fo:font-style="normal" fo:font-weight="bold" style:font-name-asian="Arial4" style:font-size-asian="14pt" style:font-style-asian="normal" style:font-weight-asian="bold" style:font-name-complex="Arial4" style:font-size-complex="14pt" style:font-style-complex="normal" style:font-weight-complex="bold"/>
    </style:style>
    <style:style style:name="P2" style:family="paragraph" style:parent-style-name="Header">
      <style:paragraph-properties fo:text-align="end" style:justify-single-word="false"/>
      <style:text-properties fo:color="#3366ff" loext:opacity="100%" style:font-name="Arial4" fo:font-size="11pt" fo:language="ca" fo:country="ES" fo:font-weight="normal" style:font-size-asian="11pt" style:font-weight-asian="normal" style:font-name-complex="Arial4" style:font-size-complex="11pt" style:language-complex="ar" style:country-complex="SA" style:font-weight-complex="normal"/>
    </style:style>
    <style:style style:name="P3"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4" fo:font-size="11pt" fo:language="zxx" fo:country="none" fo:font-weight="normal" style:font-size-asian="11pt" style:language-asian="zxx" style:country-asian="none" style:font-weight-asian="normal" style:font-name-complex="Arial4" style:font-size-complex="11pt" style:font-weight-complex="normal"/>
    </style:style>
    <style:style style:name="P4" style:family="paragraph" style:parent-style-name="Footnote">
      <style:text-properties style:font-name="Arial4"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4" fo:font-size="8pt" fo:language="ca" fo:country="ES" style:font-size-asian="8pt"/>
    </style:style>
    <style:style style:name="P6" style:family="paragraph" style:parent-style-name="Text_20_body">
      <style:paragraph-properties fo:text-align="center" style:justify-single-word="false" style:snap-to-layout-grid="false"/>
      <style:text-properties style:font-name="Arial4" fo:font-size="8pt" fo:language="ca" fo:country="ES" officeooo:paragraph-rsid="0172a6b8" fo:background-color="transparent" style:font-size-asian="8pt"/>
    </style:style>
    <style:style style:name="P7" style:family="paragraph" style:parent-style-name="Normal_20__28_Web_29_">
      <style:paragraph-properties fo:margin-top="0cm" fo:margin-bottom="0cm" style:contextual-spacing="false" style:line-height-at-least="0.42cm"/>
      <style:text-properties style:font-name="Arial4" fo:font-size="12pt" fo:language="ca" fo:country="ES" style:font-size-asian="12pt" style:font-name-complex="Arial4" style:font-size-complex="12pt" style:language-complex="ar" style:country-complex="SA"/>
    </style:style>
    <style:style style:name="P8" style:family="paragraph" style:parent-style-name="Normal_20__28_Web_29_">
      <style:paragraph-properties fo:margin-top="0cm" fo:margin-bottom="0cm" style:contextual-spacing="false"/>
      <style:text-properties style:font-name="Arial4" fo:font-size="12pt" fo:language="ca" fo:country="ES" style:font-size-asian="12pt" style:font-name-complex="Arial4" style:font-size-complex="12pt" style:language-complex="ar" style:country-complex="SA"/>
    </style:style>
    <style:style style:name="P9"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4" fo:font-size="12pt" fo:language="zxx" fo:country="none" fo:font-weight="bold" style:font-size-asian="12pt" style:language-asian="zxx" style:country-asian="none" style:font-weight-asian="bold" style:font-name-complex="Arial4" style:font-size-complex="12pt" style:font-weight-complex="bold"/>
    </style:style>
    <style:style style:name="P10" style:family="paragraph" style:parent-style-name="Standard">
      <style:paragraph-properties fo:text-align="justify" style:justify-single-word="false">
        <style:tab-stops/>
      </style:paragraph-properties>
      <style:text-properties style:font-name="Arial4" fo:language="ca" fo:country="ES" fo:font-weight="normal" officeooo:paragraph-rsid="01609a38" style:font-weight-asian="normal" style:font-weight-complex="normal"/>
    </style:style>
    <style:style style:name="P11"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style:font-name="Arial4" fo:language="ca" fo:country="ES" fo:font-weight="normal" officeooo:paragraph-rsid="016f9340" style:font-weight-asian="normal" style:font-weight-complex="normal"/>
    </style:style>
    <style:style style:name="P12" style:family="paragraph" style:parent-style-name="Standard">
      <style:paragraph-properties fo:text-align="justify" style:justify-single-word="false">
        <style:tab-stops/>
      </style:paragraph-properties>
      <style:text-properties style:font-name="Arial4" fo:language="ca" fo:country="ES" officeooo:paragraph-rsid="014fffbe"/>
    </style:style>
    <style:style style:name="P13" style:family="paragraph" style:parent-style-name="Standard">
      <loext:graphic-properties draw:fill="solid" draw:fill-color="#c0c0c0" draw:opacity="100%"/>
      <style:paragraph-properties fo:text-align="center" style:justify-single-word="false" fo:background-color="#c0c0c0"/>
      <style:text-properties style:font-name="Arial4" fo:font-size="14pt" fo:language="ca" fo:country="ES" fo:font-weight="bold" officeooo:paragraph-rsid="017194c5" fo:background-color="transparent" style:font-size-asian="14pt" style:font-weight-asian="bold"/>
    </style:style>
    <style:style style:name="P14" style:family="paragraph" style:parent-style-name="Standard">
      <style:paragraph-properties fo:text-align="justify" style:justify-single-word="false"/>
      <style:text-properties style:font-name="Arial4" fo:font-size="10pt" fo:language="ca" fo:country="ES" fo:font-weight="normal" officeooo:paragraph-rsid="009cf09f" style:font-size-asian="10pt" style:font-weight-asian="normal" style:font-size-complex="10pt" style:language-complex="ar" style:country-complex="SA" style:font-weight-complex="normal"/>
    </style:style>
    <style:style style:name="P15" style:family="paragraph" style:parent-style-name="Standard">
      <style:paragraph-properties fo:text-align="justify" style:justify-single-word="false"/>
      <style:text-properties style:font-name="Arial4" fo:font-size="10pt" fo:language="ca" fo:country="ES" fo:font-weight="normal" officeooo:paragraph-rsid="01609a38" style:font-size-asian="10pt" style:font-weight-asian="normal" style:font-size-complex="10pt" style:language-complex="ar" style:country-complex="SA" style:font-weight-complex="normal"/>
    </style:style>
    <style:style style:name="P16" style:family="paragraph" style:parent-style-name="Standard">
      <style:paragraph-properties fo:text-align="justify" style:justify-single-word="false"/>
      <style:text-properties style:font-name="Arial4" fo:font-size="10pt" fo:language="ca" fo:country="ES" fo:font-weight="normal" officeooo:paragraph-rsid="014fffbe" style:font-size-asian="10pt" style:font-weight-asian="normal" style:font-size-complex="10pt" style:language-complex="ar" style:country-complex="SA" style:font-weight-complex="normal"/>
    </style:style>
    <style:style style:name="P17" style:family="paragraph" style:parent-style-name="Standard">
      <style:paragraph-properties fo:text-align="justify" style:justify-single-word="false"/>
      <style:text-properties style:font-name="Arial4" fo:font-size="10pt" fo:language="ca" fo:country="ES" fo:font-weight="normal" officeooo:paragraph-rsid="0150a215" style:font-size-asian="10pt" style:font-weight-asian="normal" style:font-size-complex="10pt" style:language-complex="ar" style:country-complex="SA"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Arial4" fo:font-size="10pt" fo:language="ca" fo:country="ES" fo:font-weight="normal" officeooo:paragraph-rsid="0150a215" style:font-size-asian="10pt" style:font-weight-asian="normal" style:font-size-complex="10pt" style:language-complex="ar" style:country-complex="SA" style:font-weight-complex="normal"/>
    </style:style>
    <style:style style:name="P19"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0878c29" style:font-size-asian="10pt" style:font-weight-asian="normal" style:font-size-complex="10pt" style:language-complex="ar" style:country-complex="SA" style:font-weight-complex="normal"/>
    </style:style>
    <style:style style:name="P20" style:family="paragraph" style:parent-style-name="Standard">
      <style:paragraph-properties fo:margin-left="0cm" fo:margin-right="0cm" fo:text-align="justify" style:justify-single-word="false" fo:text-indent="0cm" style:auto-text-indent="false">
        <style:tab-stops/>
      </style:paragraph-properties>
      <style:text-properties style:font-name="Arial4" fo:font-size="10pt" fo:language="ca" fo:country="ES" fo:font-weight="normal" officeooo:paragraph-rsid="00878c29" style:font-size-asian="10pt" style:font-weight-asian="normal" style:font-size-complex="10pt" style:language-complex="ar" style:country-complex="SA" style:font-weight-complex="normal"/>
    </style:style>
    <style:style style:name="P21" style:family="paragraph" style:parent-style-name="Standard">
      <style:paragraph-properties fo:margin-top="0cm" fo:margin-bottom="0cm" style:contextual-spacing="false" fo:text-align="justify" style:justify-single-word="false">
        <style:tab-stops/>
      </style:paragraph-properties>
      <style:text-properties style:font-name="Arial4" fo:font-size="10pt" fo:language="ca" fo:country="ES" fo:font-weight="normal" officeooo:paragraph-rsid="00ab0c5e" style:font-size-asian="10pt" style:font-weight-asian="normal" style:font-size-complex="10pt" style:language-complex="ar" style:country-complex="SA" style:font-weight-complex="normal"/>
    </style:style>
    <style:style style:name="P22"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0f0d93b" style:font-size-asian="10pt" style:font-weight-asian="normal" style:font-size-complex="10pt" style:language-complex="ar" style:country-complex="SA" style:font-weight-complex="normal"/>
    </style:style>
    <style:style style:name="P23" style:family="paragraph" style:parent-style-name="Standard">
      <style:paragraph-properties fo:margin-left="0cm" fo:margin-right="0cm" fo:text-align="justify" style:justify-single-word="false" fo:text-indent="0cm" style:auto-text-indent="false">
        <style:tab-stops/>
      </style:paragraph-properties>
      <style:text-properties style:font-name="Arial4" fo:font-size="10pt" fo:language="ca" fo:country="ES" fo:font-weight="normal" officeooo:paragraph-rsid="00bb81ff" style:font-size-asian="10pt" style:font-weight-asian="normal" style:font-size-complex="10pt" style:language-complex="ar" style:country-complex="SA" style:font-weight-complex="normal"/>
    </style:style>
    <style:style style:name="P24"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1609a38" style:font-size-asian="10pt" style:font-weight-asian="normal" style:font-size-complex="10pt" style:language-complex="ar" style:country-complex="SA" style:font-weight-complex="normal"/>
    </style:style>
    <style:style style:name="P25"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16f9340" style:font-size-asian="10pt" style:font-weight-asian="normal" style:font-size-complex="10pt" style:language-complex="ar" style:country-complex="SA" style:font-weight-complex="normal"/>
    </style:style>
    <style:style style:name="P26"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162c152" style:font-size-asian="10pt" style:font-weight-asian="normal" style:font-size-complex="10pt" style:language-complex="ar" style:country-complex="SA" style:font-weight-complex="normal"/>
    </style:style>
    <style:style style:name="P27"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0d2b5f3" style:font-size-asian="10pt" style:font-weight-asian="normal" style:font-size-complex="10pt" style:language-complex="ar" style:country-complex="SA" style:font-weight-complex="normal"/>
    </style:style>
    <style:style style:name="P28"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12a183b" style:font-size-asian="10pt" style:font-weight-asian="normal" style:font-size-complex="10pt" style:language-complex="ar" style:country-complex="SA" style:font-weight-complex="normal"/>
    </style:style>
    <style:style style:name="P29"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164f79f" style:font-size-asian="10pt" style:font-weight-asian="normal" style:font-size-complex="10pt" style:language-complex="ar" style:country-complex="SA" style:font-weight-complex="normal"/>
    </style:style>
    <style:style style:name="P30"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170f3f1" style:font-size-asian="10pt" style:font-weight-asian="normal" style:font-size-complex="10pt" style:language-complex="ar" style:country-complex="SA" style:font-weight-complex="normal"/>
    </style:style>
    <style:style style:name="P31" style:family="paragraph" style:parent-style-name="Standard">
      <style:paragraph-properties fo:text-align="justify" style:justify-single-word="false">
        <style:tab-stops/>
      </style:paragraph-properties>
      <style:text-properties style:font-name="Arial4" fo:font-size="10pt" fo:language="ca" fo:country="ES" fo:font-weight="normal" officeooo:rsid="0123dce9" officeooo:paragraph-rsid="0150a215" fo:background-color="transparent" style:font-size-asian="10pt" style:font-weight-asian="normal" style:font-size-complex="10pt" style:language-complex="ar" style:country-complex="SA" style:font-weight-complex="normal"/>
    </style:style>
    <style:style style:name="P32"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0878c29" fo:background-color="transparent" style:font-size-asian="10pt" style:font-weight-asian="normal" style:font-size-complex="10pt" style:language-complex="ar" style:country-complex="SA" style:font-weight-complex="normal"/>
    </style:style>
    <style:style style:name="P33" style:family="paragraph" style:parent-style-name="Standard">
      <style:paragraph-properties fo:text-align="justify" style:justify-single-word="false">
        <style:tab-stops/>
      </style:paragraph-properties>
      <style:text-properties style:font-name="Arial4" fo:font-size="10pt" fo:language="ca" fo:country="ES" fo:font-weight="normal" officeooo:paragraph-rsid="013c8b14" fo:background-color="transparent" style:font-size-asian="10pt" style:font-weight-asian="normal" style:font-size-complex="10pt" style:language-complex="ar" style:country-complex="SA" style:font-weight-complex="normal"/>
    </style:style>
    <style:style style:name="P34" style:family="paragraph" style:parent-style-name="Footnote">
      <style:paragraph-properties fo:text-align="start" style:justify-single-word="false" style:snap-to-layout-grid="false"/>
      <style:text-properties fo:background-color="transparent"/>
    </style:style>
    <style:style style:name="P35" style:family="paragraph" style:parent-style-name="Standard">
      <style:paragraph-properties fo:text-align="justify" style:justify-single-word="false">
        <style:tab-stops/>
      </style:paragraph-properties>
      <style:text-properties officeooo:paragraph-rsid="016f9340" fo:background-color="transparent"/>
    </style:style>
    <style:style style:name="P36" style:family="paragraph" style:parent-style-name="Header">
      <style:paragraph-properties fo:text-align="center" style:justify-single-word="false" style:snap-to-layout-grid="false"/>
    </style:style>
    <style:style style:name="P37" style:family="paragraph" style:parent-style-name="Footnote">
      <style:paragraph-properties fo:text-align="center" style:justify-single-word="false" style:snap-to-layout-grid="false"/>
    </style:style>
    <style:style style:name="P38" style:family="paragraph" style:parent-style-name="Footnote">
      <style:paragraph-properties fo:text-align="center" style:justify-single-word="false" style:snap-to-layout-grid="false"/>
      <style:text-properties officeooo:paragraph-rsid="017a60f9"/>
    </style:style>
    <style:style style:name="P39"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P40" style:family="paragraph" style:parent-style-name="Text_20_body">
      <style:paragraph-properties fo:text-align="center" style:justify-single-word="false"/>
      <style:text-properties style:font-name="Arial" fo:font-size="8pt" fo:background-color="#ffff00"/>
    </style:style>
    <style:style style:name="P41" style:family="paragraph" style:parent-style-name="Standard">
      <style:text-properties fo:color="#808080" loext:opacity="100%" style:font-name="Arial4" fo:font-size="7pt" fo:language="ca" fo:country="ES" fo:font-weight="bold" style:font-size-asian="7pt" style:font-weight-asian="bold" style:font-name-complex="Arial4" style:font-size-complex="7pt"/>
    </style:style>
    <style:style style:name="P42"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43" style:family="paragraph" style:parent-style-name="Standard">
      <loext:graphic-properties draw:fill="solid" draw:fill-color="#c0c0c0" draw:opacity="100%"/>
      <style:paragraph-properties fo:text-align="center" style:justify-single-word="false" fo:background-color="#c0c0c0"/>
      <style:text-properties fo:color="#000000" loext:opacity="100%" style:font-name="Arial4" fo:font-size="16pt" fo:language="ca" fo:country="ES" fo:font-weight="bold" officeooo:paragraph-rsid="017194c5" fo:background-color="transparent" style:font-size-asian="16pt" style:font-weight-asian="bold" style:font-size-complex="16pt" style:language-complex="ar" style:country-complex="SA"/>
    </style:style>
    <style:style style:name="P44" style:family="paragraph" style:parent-style-name="Standard">
      <style:paragraph-properties fo:text-align="justify" style:justify-single-word="false">
        <style:tab-stops/>
      </style:paragraph-properties>
      <style:text-properties fo:color="#000000" loext:opacity="100%" style:font-name="Arial4" fo:font-size="10pt" fo:language="ca" fo:country="ES" fo:font-weight="normal" officeooo:rsid="017fcbd6" officeooo:paragraph-rsid="018054a4" style:font-name-asian="Times New Roman" style:font-size-asian="10pt" style:font-weight-asian="normal" style:font-name-complex="Times New Roman" style:font-size-complex="10pt" style:language-complex="ar" style:country-complex="SA" style:font-weight-complex="normal"/>
    </style:style>
    <style:style style:name="P4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4" fo:font-size="10pt" fo:language="ca" fo:country="ES" fo:font-weight="normal" officeooo:rsid="00c64e0f" officeooo:paragraph-rsid="00f87389" style:font-name-asian="Times New Roman" style:font-size-asian="10pt" style:font-weight-asian="normal" style:font-name-complex="Times New Roman" style:font-size-complex="10pt" style:language-complex="ar" style:country-complex="SA" style:font-weight-complex="normal"/>
    </style:style>
    <style:style style:name="P46" style:family="paragraph" style:parent-style-name="Normal_20__28_Web_29_">
      <style:paragraph-properties fo:margin-top="0cm" fo:margin-bottom="0cm" style:contextual-spacing="false" fo:text-align="justify" style:justify-single-word="false" fo:orphans="2" fo:widows="2" style:writing-mode="lr-tb"/>
      <style:text-properties fo:color="#000000" loext:opacity="100%" style:font-name="Arial4" fo:font-size="10pt" fo:language="ca" fo:country="ES" fo:font-style="normal" style:text-underline-style="none" fo:font-weight="normal" officeooo:rsid="0002815f" officeooo:paragraph-rsid="008f4da4"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4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4" fo:font-size="10pt" fo:language="ca" fo:country="ES" fo:font-style="normal" style:text-underline-style="none" fo:font-weight="normal" officeooo:paragraph-rsid="00878c29"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48"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fo:color="#000000" loext:opacity="100%" style:font-name="Arial4" fo:font-size="10pt" fo:language="ca" fo:country="ES" fo:font-style="normal" style:text-underline-style="none" fo:font-weight="normal" officeooo:rsid="001c72cb" officeooo:paragraph-rsid="00878c29"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4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paragraph-properties>
      <style:text-properties fo:color="#000000" loext:opacity="100%" style:font-name="Arial4" fo:font-size="10pt" fo:language="ca" fo:country="ES" fo:font-style="normal" style:text-underline-style="none" fo:font-weight="normal" officeooo:rsid="00469764" officeooo:paragraph-rsid="00f2e28c"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5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4" fo:font-size="10pt" fo:language="ca" fo:country="ES" fo:font-style="normal" style:text-underline-style="none" fo:font-weight="normal" officeooo:rsid="00ee4319" officeooo:paragraph-rsid="00ee4319"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51"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rsid="01451164" officeooo:paragraph-rsid="0162c152"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52"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rsid="0052494b" officeooo:paragraph-rsid="0162c152"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53"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rsid="014e04d3" officeooo:paragraph-rsid="01609a38"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4" fo:font-size="10pt" fo:language="ca" fo:country="ES" fo:font-style="normal" style:text-underline-style="none" fo:font-weight="normal" officeooo:rsid="013076fd" officeooo:paragraph-rsid="0150a215"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Standard" style:master-page-name="">
      <loext:graphic-properties draw:fill="none"/>
      <style:paragraph-properties fo:margin-left="0.801cm" fo:margin-right="0cm" fo:margin-top="0cm" fo:margin-bottom="0cm" style:contextual-spacing="false"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Arial4" fo:font-size="10pt" fo:language="ca" fo:country="ES" fo:font-style="normal" style:text-underline-style="none" fo:font-weight="normal" officeooo:rsid="006bed9e" officeooo:paragraph-rsid="011c3907" fo:background-color="transparent" style:font-name-asian="Times New Roman" style:font-size-asian="10pt" style:language-asian="zxx" style:country-asian="none" style:font-style-asian="normal" style:font-weight-asian="normal" style:font-name-complex="Arial4" style:font-size-complex="10pt" style:language-complex="ar" style:country-complex="SA" style:font-style-complex="normal" style:font-weight-complex="normal"/>
    </style:style>
    <style:style style:name="P56" style:family="paragraph" style:parent-style-name="Standard">
      <loext:graphic-properties draw:fill="none"/>
      <style:paragraph-properties fo:margin-left="0.801cm" fo:margin-right="0cm" fo:margin-top="0cm" fo:margin-bottom="0cm" style:contextual-spacing="false" fo:text-align="justify" style:justify-single-word="false" fo:orphans="2" fo:widows="2" fo:text-indent="0cm" style:auto-text-indent="false" fo:background-color="transparent" style:writing-mode="lr-tb">
        <style:tab-stops/>
      </style:paragraph-properties>
      <style:text-properties fo:color="#000000" loext:opacity="100%" style:font-name="Arial4" fo:font-size="10pt" fo:language="ca" fo:country="ES" fo:font-style="normal" style:text-underline-style="none" fo:font-weight="normal" officeooo:rsid="006bed9e" officeooo:paragraph-rsid="011c3907" fo:background-color="transparent" style:font-name-asian="Times New Roman" style:font-size-asian="10pt" style:language-asian="zxx" style:country-asian="none" style:font-style-asian="normal" style:font-weight-asian="normal" style:font-name-complex="Arial4" style:font-size-complex="10pt" style:language-complex="ar" style:country-complex="SA" style:font-style-complex="normal" style:font-weight-complex="normal"/>
    </style:style>
    <style:style style:name="P57"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4" fo:font-size="10pt" fo:language="ca" fo:country="ES" fo:font-style="normal" style:text-underline-style="none" fo:font-weight="normal" officeooo:rsid="006bed9e" officeooo:paragraph-rsid="011c3907" fo:background-color="transparent" style:font-name-asian="Times New Roman" style:font-size-asian="10pt" style:language-asian="zxx" style:country-asian="none" style:font-style-asian="normal" style:font-weight-asian="normal" style:font-name-complex="Arial4" style:font-size-complex="10pt" style:language-complex="ar" style:country-complex="SA" style:font-style-complex="normal" style:font-weight-complex="normal"/>
    </style:style>
    <style:style style:name="P5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4" fo:font-size="10pt" fo:language="ca" fo:country="ES" fo:font-style="normal" style:text-underline-style="none" fo:font-weight="normal" officeooo:rsid="00543fb6" officeooo:paragraph-rsid="013108ac" fo:background-color="transparent" style:font-name-asian="Times New Roman" style:font-size-asian="10pt" style:language-asian="zxx" style:country-asian="none" style:font-style-asian="normal" style:font-weight-asian="normal" style:font-name-complex="Arial4" style:font-size-complex="10pt" style:language-complex="ar" style:country-complex="SA" style:font-style-complex="normal" style:font-weight-complex="normal"/>
    </style:style>
    <style:style style:name="P59"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4" fo:font-size="10pt" fo:language="ca" fo:country="ES" fo:font-style="normal" style:text-underline-style="none" fo:font-weight="normal" officeooo:rsid="00dc9d9d" officeooo:paragraph-rsid="00dc9d9d" fo:background-color="transparent" style:font-name-asian="Times New Roman" style:font-size-asian="10pt" style:language-asian="zxx" style:country-asian="none" style:font-style-asian="normal" style:font-weight-asian="normal" style:font-name-complex="Arial4" style:font-size-complex="10pt" style:language-complex="ar" style:country-complex="SA" style:font-style-complex="normal" style:font-weight-complex="normal"/>
    </style:style>
    <style:style style:name="P60"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rsid="004e60c6" officeooo:paragraph-rsid="00878c29" fo:background-color="transparent" style:font-name-asian="Times New Roman" style:font-size-asian="10pt" style:language-asian="zxx" style:country-asian="none" style:font-style-asian="normal" style:font-weight-asian="normal" style:font-name-complex="Arial4" style:font-size-complex="10pt" style:language-complex="ar" style:country-complex="SA" style:font-style-complex="normal" style:font-weight-complex="normal"/>
    </style:style>
    <style:style style:name="P61"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font-size="10pt" fo:language="ca" fo:country="ES" fo:font-style="normal" style:text-underline-style="none" fo:font-weight="normal" officeooo:rsid="00c828b4" officeooo:paragraph-rsid="016f9340" fo:background-color="transparent"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6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4" fo:font-size="10pt" fo:language="ca" fo:country="ES" fo:font-style="normal" style:text-underline-style="none" fo:font-weight="normal" officeooo:rsid="00c828b4" officeooo:paragraph-rsid="016f9340" fo:background-color="transparent"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63"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font-size="10pt" fo:language="ca" fo:country="ES" fo:font-style="normal" style:text-underline-style="none" fo:font-weight="normal" officeooo:rsid="011b7c3e" officeooo:paragraph-rsid="016f9340" fo:background-color="transparent"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64"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font-size="10pt" fo:language="ca" fo:country="ES" fo:font-style="normal" style:text-underline-style="none" fo:font-weight="normal" officeooo:rsid="0183f813" officeooo:paragraph-rsid="016f9340" fo:background-color="transparent"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65"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4" fo:font-size="10pt" fo:language="ca" fo:country="ES" fo:font-style="normal" style:text-underline-style="none" fo:font-weight="normal" officeooo:rsid="0127e425" officeooo:paragraph-rsid="016f9340" fo:background-color="transparent"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66"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font-size="10pt" fo:language="ca" fo:country="ES" fo:font-style="normal" style:text-underline-style="none" fo:font-weight="normal" officeooo:rsid="0127e425" officeooo:paragraph-rsid="016f9340" fo:background-color="transparent"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67"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rsid="01565dd3" officeooo:paragraph-rsid="016f9340" fo:background-color="transparent"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68"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4" fo:font-size="10pt" fo:language="ca" fo:country="ES" fo:font-style="normal" style:text-underline-style="none" fo:font-weight="normal" officeooo:paragraph-rsid="00ceeb61" fo:background-color="transparent" style:font-size-asian="10pt" style:language-asian="zxx" style:country-asian="none" style:font-style-asian="normal" style:font-weight-asian="normal" style:font-name-complex="Arial4" style:language-complex="ar" style:country-complex="SA" style:font-style-complex="normal" style:font-weight-complex="normal"/>
    </style:style>
    <style:style style:name="P69"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4" fo:font-size="10pt" fo:language="ca" fo:country="ES" fo:font-style="normal" style:text-underline-style="none" fo:font-weight="normal" officeooo:paragraph-rsid="00878c29" fo:background-color="transparent" style:font-size-asian="10pt" style:language-asian="zxx" style:country-asian="none" style:font-style-asian="normal" style:font-weight-asian="normal" style:font-name-complex="Arial4" style:language-complex="ar" style:country-complex="SA"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4" fo:font-size="10pt" fo:language="ca" fo:country="ES" fo:font-style="normal" style:text-underline-style="none" fo:font-weight="normal" officeooo:rsid="00b936fd" officeooo:paragraph-rsid="00f0d93b" fo:background-color="transparent" style:font-size-asian="10pt" style:font-style-asian="normal" style:font-weight-asian="normal" style:font-name-complex="Arial4" style:language-complex="ar" style:country-complex="SA" style:font-style-complex="normal" style:font-weight-complex="normal"/>
    </style:style>
    <style:style style:name="P71"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paragraph-rsid="016f9340" fo:background-color="transparent"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72"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paragraph-rsid="0162c152" fo:background-color="transparent"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73"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paragraph-rsid="00878c29" fo:background-color="transparent"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74"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paragraph-rsid="00d2b5f3" fo:background-color="transparent"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75"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rsid="005b8621" officeooo:paragraph-rsid="016f9340" fo:background-color="transparent"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76"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4" fo:font-size="10pt" fo:language="ca" fo:country="ES" fo:font-style="normal" style:text-underline-style="none" fo:font-weight="normal" officeooo:rsid="009b9a84" officeooo:paragraph-rsid="00878c29" fo:background-color="transparent"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7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00" loext:opacity="100%" style:font-name="Arial4" fo:font-size="10pt" fo:language="ca" fo:country="ES" fo:font-style="normal" style:text-underline-style="none" fo:font-weight="normal" officeooo:rsid="009b9a84" officeooo:paragraph-rsid="013c8b14" fo:background-color="transparent"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78"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normal" officeooo:rsid="011f77ef" officeooo:paragraph-rsid="0164f79f" fo:background-color="transparent"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P7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00" loext:opacity="100%" style:font-name="Arial4" fo:font-size="10pt" fo:language="ca" fo:country="ES" fo:font-style="normal" style:text-underline-style="none" fo:font-weight="normal" officeooo:rsid="0052494b" officeooo:paragraph-rsid="0170f3f1" fo:background-color="#ffff00"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80"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bold" officeooo:rsid="008b36de" officeooo:paragraph-rsid="01609a38" fo:background-color="transparent"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P81"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bold" officeooo:rsid="00fd95f0" officeooo:paragraph-rsid="0162c152" fo:background-color="transparent"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P82" style:family="paragraph" style:parent-style-name="Standard">
      <style:paragraph-properties fo:margin-top="0cm" fo:margin-bottom="0cm" style:contextual-spacing="false" fo:text-align="justify" style:justify-single-word="false">
        <style:tab-stops/>
      </style:paragraph-properties>
      <style:text-properties fo:color="#000000" loext:opacity="100%" style:font-name="Arial4" fo:font-size="10pt" fo:language="ca" fo:country="ES" fo:font-style="normal" style:text-underline-style="none" fo:font-weight="bold" officeooo:rsid="006bed9e" officeooo:paragraph-rsid="011c3907" fo:background-color="transparent" style:font-name-asian="Times New Roman" style:font-size-asian="10pt" style:language-asian="zxx" style:country-asian="none" style:font-style-asian="normal" style:font-weight-asian="bold" style:font-name-complex="Arial4" style:font-size-complex="10pt" style:language-complex="ar" style:country-complex="SA" style:font-style-complex="normal" style:font-weight-complex="bold"/>
    </style:style>
    <style:style style:name="P83"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font-size="10pt" fo:language="ca" fo:country="ES" fo:font-style="normal" style:text-underline-style="none" fo:font-weight="bold" officeooo:rsid="00967e97" officeooo:paragraph-rsid="016f9340" fo:background-color="transparent"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P84"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font-size="10pt" fo:language="ca" fo:country="ES" fo:font-style="normal" style:text-underline-style="none" fo:font-weight="bold" officeooo:rsid="00967e97" officeooo:paragraph-rsid="011b7c3e" fo:background-color="transparent"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P85"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font-size="10pt" fo:language="ca" fo:country="ES" fo:font-style="normal" style:text-underline-style="none" fo:font-weight="bold" officeooo:rsid="011b088b" officeooo:paragraph-rsid="016f9340" fo:background-color="transparent"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P86" style:family="paragraph" style:parent-style-name="Standard">
      <style:paragraph-properties fo:text-align="justify" style:justify-single-word="false">
        <style:tab-stops/>
      </style:paragraph-properties>
      <style:text-properties fo:color="#000000" loext:opacity="100%" style:font-name="Arial4" fo:font-size="10pt" fo:language="ca" fo:country="ES" fo:font-style="normal" style:text-underline-style="none" fo:font-weight="bold" officeooo:rsid="0120c6ed" officeooo:paragraph-rsid="013c8b14" fo:background-color="transparent"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P87"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4" fo:font-size="10pt" fo:language="ca" fo:country="ES" fo:font-style="normal" style:text-underline-style="solid" style:text-underline-width="auto" style:text-underline-color="font-color" fo:font-weight="bold" officeooo:paragraph-rsid="008f4da4" fo:background-color="transparent"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P88"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font-size="10pt" fo:language="ca" fo:country="ES" fo:font-style="normal" fo:font-weight="normal" officeooo:rsid="00469764" officeooo:paragraph-rsid="00e8995f"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89"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font-size="10pt" fo:language="ca" fo:country="ES" fo:font-style="normal" fo:font-weight="normal" officeooo:rsid="00e91f1e" officeooo:paragraph-rsid="00e91f1e"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9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4" fo:font-size="10pt" fo:language="ca" fo:country="ES" fo:font-style="normal" fo:font-weight="normal" officeooo:paragraph-rsid="00a56183" fo:background-color="transparent" style:font-name-asian="Times New Roman" style:font-size-asian="10pt" style:language-asian="zxx" style:country-asian="none" style:font-style-asian="normal" style:font-weight-asian="normal" style:font-name-complex="Arial4" style:font-size-complex="10pt" style:language-complex="ar" style:country-complex="SA" style:font-style-complex="normal" style:font-weight-complex="normal"/>
    </style:style>
    <style:style style:name="P91" style:family="paragraph" style:parent-style-name="Standard">
      <style:paragraph-properties fo:text-align="justify" style:justify-single-word="false">
        <style:tab-stops/>
      </style:paragraph-properties>
      <style:text-properties fo:color="#000000" loext:opacity="100%" style:font-name="Arial4" fo:font-size="10pt" fo:language="ca" fo:country="ES" style:text-underline-style="none" fo:font-weight="normal" officeooo:rsid="0123dce9" officeooo:paragraph-rsid="014fffb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92" style:family="paragraph" style:parent-style-name="Standard">
      <style:paragraph-properties fo:margin-top="0cm" fo:margin-bottom="0cm" style:contextual-spacing="false" fo:text-align="justify" style:justify-single-word="false"/>
      <style:text-properties fo:color="#000000" loext:opacity="100%" style:font-name="Arial4" fo:language="ca" fo:country="ES" style:language-complex="ar" style:country-complex="SA"/>
    </style:style>
    <style:style style:name="P93"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language="ca" fo:country="ES" fo:font-weight="normal" officeooo:paragraph-rsid="00878c29" style:font-weight-asian="normal" style:font-weight-complex="normal"/>
    </style:style>
    <style:style style:name="P9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4" fo:language="ca" fo:country="ES" fo:font-weight="normal" officeooo:paragraph-rsid="00878c29" style:font-weight-asian="normal" style:font-weight-complex="normal"/>
    </style:style>
    <style:style style:name="P95"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09de8f5" style:font-weight-asian="normal" style:font-weight-complex="normal"/>
    </style:style>
    <style:style style:name="P96"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150a215" style:font-weight-asian="normal" style:font-weight-complex="normal"/>
    </style:style>
    <style:style style:name="P97"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0b936fd" style:font-weight-asian="normal" style:font-weight-complex="normal"/>
    </style:style>
    <style:style style:name="P98"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1609a38" style:font-weight-asian="normal" style:font-weight-complex="normal"/>
    </style:style>
    <style:style style:name="P99"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17fcbd6" style:font-weight-asian="normal" style:font-weight-complex="normal"/>
    </style:style>
    <style:style style:name="P100"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18054a4" style:font-weight-asian="normal" style:font-weight-complex="normal"/>
    </style:style>
    <style:style style:name="P101"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0878c29" style:font-weight-asian="normal" style:font-weight-complex="normal"/>
    </style:style>
    <style:style style:name="P102"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16f9340" style:font-weight-asian="normal" style:font-weight-complex="normal"/>
    </style:style>
    <style:style style:name="P103"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162c152" style:font-weight-asian="normal" style:font-weight-complex="normal"/>
    </style:style>
    <style:style style:name="P104"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12a183b" style:font-weight-asian="normal" style:font-weight-complex="normal"/>
    </style:style>
    <style:style style:name="P105"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0d2b5f3" style:font-weight-asian="normal" style:font-weight-complex="normal"/>
    </style:style>
    <style:style style:name="P106"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0d9780b" style:font-weight-asian="normal" style:font-weight-complex="normal"/>
    </style:style>
    <style:style style:name="P107"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0d7e0e5" style:font-weight-asian="normal" style:font-weight-complex="normal"/>
    </style:style>
    <style:style style:name="P108" style:family="paragraph" style:parent-style-name="Normal_20__28_Web_29_">
      <style:paragraph-properties fo:margin-top="0cm" fo:margin-bottom="0cm" style:contextual-spacing="false" fo:text-align="justify" style:justify-single-word="false" fo:orphans="2" fo:widows="2" style:writing-mode="lr-tb">
        <style:tab-stops/>
      </style:paragraph-properties>
      <style:text-properties fo:color="#000000" loext:opacity="100%" style:font-name="Arial4" fo:language="ca" fo:country="ES" fo:font-weight="normal" officeooo:rsid="009de8f5" officeooo:paragraph-rsid="009de8f5" style:font-weight-asian="normal" style:font-weight-complex="normal"/>
    </style:style>
    <style:style style:name="P109"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rsid="00a044b9" officeooo:paragraph-rsid="009de8f5" style:font-weight-asian="normal" style:font-weight-complex="normal"/>
    </style:style>
    <style:style style:name="P110"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rsid="00b936fd" officeooo:paragraph-rsid="00ba9139" style:font-weight-asian="normal" style:font-weight-complex="normal"/>
    </style:style>
    <style:style style:name="P111"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rsid="00f0d93b" officeooo:paragraph-rsid="0132e2e9" style:font-weight-asian="normal" style:font-weight-complex="normal"/>
    </style:style>
    <style:style style:name="P11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4" fo:language="ca" fo:country="ES" fo:font-weight="normal" officeooo:rsid="00bba8bb" officeooo:paragraph-rsid="00bc0473" style:font-weight-asian="normal" style:font-weight-complex="normal"/>
    </style:style>
    <style:style style:name="P113"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rsid="00bba8bb" officeooo:paragraph-rsid="01609a38" style:font-weight-asian="normal" style:font-weight-complex="normal"/>
    </style:style>
    <style:style style:name="P114"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rsid="00d7e0e5" officeooo:paragraph-rsid="00d7e0e5" style:font-weight-asian="normal" style:font-weight-complex="normal"/>
    </style:style>
    <style:style style:name="P11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4" fo:language="ca" fo:country="ES" fo:font-weight="normal" officeooo:rsid="00bba8bb" officeooo:paragraph-rsid="00bb81ff" fo:background-color="#ffff00" style:font-weight-asian="normal" style:font-weight-complex="normal"/>
    </style:style>
    <style:style style:name="P116"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rsid="01232561" officeooo:paragraph-rsid="0170f3f1" fo:background-color="#ffff00" style:font-weight-asian="normal" style:font-weight-complex="normal"/>
    </style:style>
    <style:style style:name="P11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style:font-name="Arial4" fo:language="ca" fo:country="ES" fo:font-weight="normal" officeooo:rsid="00b936fd" officeooo:paragraph-rsid="01609a38" fo:background-color="transparent" style:font-weight-asian="normal" style:font-weight-complex="normal"/>
    </style:style>
    <style:style style:name="P118"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0878c29" fo:background-color="transparent" style:font-weight-asian="normal" style:font-weight-complex="normal"/>
    </style:style>
    <style:style style:name="P119"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0d2b5f3" fo:background-color="transparent" style:font-weight-asian="normal" style:font-weight-complex="normal"/>
    </style:style>
    <style:style style:name="P120"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paragraph-rsid="00d7e0e5" fo:background-color="transparent" style:font-weight-asian="normal" style:font-weight-complex="normal"/>
    </style:style>
    <style:style style:name="P121"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rsid="00d7f84a" officeooo:paragraph-rsid="00d7e0e5" fo:background-color="transparent" style:font-weight-asian="normal" style:font-weight-complex="normal"/>
    </style:style>
    <style:style style:name="P122"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rsid="00d7f84a" officeooo:paragraph-rsid="013c8b14" fo:background-color="transparent" style:font-weight-asian="normal" style:font-weight-complex="normal"/>
    </style:style>
    <style:style style:name="P123" style:family="paragraph" style:parent-style-name="Standard">
      <style:paragraph-properties fo:text-align="justify" style:justify-single-word="false">
        <style:tab-stops/>
      </style:paragraph-properties>
      <style:text-properties fo:color="#000000" loext:opacity="100%" style:font-name="Arial4" fo:language="ca" fo:country="ES" fo:font-weight="normal" officeooo:rsid="00d2b5f3" officeooo:paragraph-rsid="00d2b5f3" fo:background-color="#81d41a" style:font-weight-asian="normal" style:font-weight-complex="normal"/>
    </style:style>
    <style:style style:name="P124" style:family="paragraph" style:parent-style-name="Standard">
      <style:paragraph-properties fo:text-align="justify" style:justify-single-word="false">
        <style:tab-stops/>
      </style:paragraph-properties>
      <style:text-properties fo:color="#000000" loext:opacity="100%" style:font-name="Arial4" fo:language="ca" fo:country="ES" style:text-underline-style="none" fo:font-weight="normal" officeooo:rsid="001246d6" officeooo:paragraph-rsid="00878c29" style:font-weight-asian="normal" style:font-weight-complex="normal"/>
    </style:style>
    <style:style style:name="P125" style:family="paragraph" style:parent-style-name="Standard">
      <style:paragraph-properties fo:text-align="justify" style:justify-single-word="false">
        <style:tab-stops/>
      </style:paragraph-properties>
      <style:text-properties fo:color="#000000" loext:opacity="100%" style:font-name="Arial4" fo:language="ca" fo:country="ES" style:text-underline-style="none" fo:font-weight="normal" officeooo:rsid="00b00ab7" officeooo:paragraph-rsid="016de91a" fo:background-color="transparent" style:font-weight-asian="normal" style:font-weight-complex="normal"/>
    </style:style>
    <style:style style:name="P126" style:family="paragraph" style:parent-style-name="Standard">
      <style:paragraph-properties fo:text-align="justify" style:justify-single-word="false">
        <style:tab-stops/>
      </style:paragraph-properties>
      <style:text-properties fo:color="#000000" loext:opacity="100%" style:font-name="Arial4" fo:language="ca" fo:country="ES" style:text-underline-style="none" fo:font-weight="bold" officeooo:rsid="008b36de" officeooo:paragraph-rsid="01609a38" fo:background-color="transparent" style:font-weight-asian="bold" style:font-weight-complex="bold"/>
    </style:style>
    <style:style style:name="P127" style:family="paragraph" style:parent-style-name="Standard">
      <style:paragraph-properties fo:text-align="justify" style:justify-single-word="false">
        <style:tab-stops/>
      </style:paragraph-properties>
      <style:text-properties fo:color="#000000" loext:opacity="100%" style:font-name="Arial4" fo:language="ca" fo:country="ES" fo:font-weight="bold" officeooo:rsid="00e953b4" officeooo:paragraph-rsid="016de91a" fo:background-color="transparent" style:font-weight-asian="bold" style:font-weight-complex="bold"/>
    </style:style>
    <style:style style:name="P128" style:family="paragraph" style:parent-style-name="Standard">
      <style:paragraph-properties fo:text-align="justify" style:justify-single-word="false">
        <style:tab-stops/>
      </style:paragraph-properties>
      <style:text-properties fo:color="#000000" loext:opacity="100%" style:font-name="Arial4" fo:language="ca" fo:country="ES" fo:font-style="normal" style:text-underline-style="none" fo:font-weight="normal" officeooo:paragraph-rsid="01609a38" fo:background-color="transparent" style:font-style-asian="normal" style:font-weight-asian="normal" style:font-name-complex="Arial4" style:font-style-complex="normal" style:font-weight-complex="normal"/>
    </style:style>
    <style:style style:name="P129" style:family="paragraph" style:parent-style-name="Standard">
      <style:paragraph-properties fo:text-align="justify" style:justify-single-word="false">
        <style:tab-stops/>
      </style:paragraph-properties>
      <style:text-properties fo:color="#000000" loext:opacity="100%" style:font-name="Arial4" fo:language="ca" fo:country="ES" fo:font-style="normal" style:text-underline-style="none" fo:font-weight="normal" officeooo:rsid="00438573" officeooo:paragraph-rsid="016f9340" fo:background-color="transparent" style:font-style-asian="normal" style:font-weight-asian="normal" style:font-name-complex="Arial4" style:font-style-complex="normal" style:font-weight-complex="normal"/>
    </style:style>
    <style:style style:name="P130" style:family="paragraph" style:parent-style-name="Standard">
      <style:paragraph-properties fo:text-align="justify" style:justify-single-word="false">
        <style:tab-stops/>
      </style:paragraph-properties>
      <style:text-properties fo:color="#000000" loext:opacity="100%" style:font-name="Arial4" fo:language="ca" fo:country="ES" fo:font-style="normal" style:text-underline-style="none" fo:font-weight="normal" officeooo:paragraph-rsid="0164f79f" fo:background-color="transparent" style:font-name-asian="Modern880BT-Roman" style:font-style-asian="normal" style:font-weight-asian="normal" style:font-name-complex="Arial4" style:font-style-complex="normal" style:font-weight-complex="normal"/>
    </style:style>
    <style:style style:name="P131" style:family="paragraph" style:parent-style-name="Standard">
      <style:paragraph-properties fo:text-align="justify" style:justify-single-word="false">
        <style:tab-stops/>
      </style:paragraph-properties>
      <style:text-properties fo:color="#000000" loext:opacity="100%" style:font-name="Arial4" fo:language="ca" fo:country="ES" fo:font-style="normal" style:text-underline-style="none" fo:font-weight="normal" officeooo:rsid="011f77ef" officeooo:paragraph-rsid="0164f79f" fo:background-color="transparent" style:font-name-asian="Modern880BT-Roman" style:font-style-asian="normal" style:font-weight-asian="normal" style:font-name-complex="Arial4" style:font-style-complex="normal" style:font-weight-complex="normal"/>
    </style:style>
    <style:style style:name="P132" style:family="paragraph" style:parent-style-name="Standard">
      <style:paragraph-properties fo:text-align="justify" style:justify-single-word="false">
        <style:tab-stops/>
      </style:paragraph-properties>
      <style:text-properties fo:color="#000000" loext:opacity="100%" style:font-name="Arial4" fo:language="ca" fo:country="ES" fo:font-style="normal" style:text-underline-style="none" fo:font-weight="bold" officeooo:rsid="00c4b44a" officeooo:paragraph-rsid="016f9340" fo:background-color="transparent" style:font-style-asian="normal" style:font-weight-asian="bold" style:font-name-complex="Arial4" style:font-style-complex="normal" style:font-weight-complex="bold"/>
    </style:style>
    <style:style style:name="P133" style:family="paragraph" style:parent-style-name="Standard">
      <style:paragraph-properties fo:text-align="justify" style:justify-single-word="false">
        <style:tab-stops/>
      </style:paragraph-properties>
      <style:text-properties fo:color="#000000" loext:opacity="100%" style:font-name="Arial4" fo:language="ca" fo:country="ES" fo:font-style="normal" style:text-underline-style="none" fo:font-weight="bold" officeooo:rsid="00967e97" officeooo:paragraph-rsid="00878c29" fo:background-color="transparent" style:font-style-asian="normal" style:font-weight-asian="bold" style:font-name-complex="Arial4" style:font-style-complex="normal" style:font-weight-complex="bold"/>
    </style:style>
    <style:style style:name="P134" style:family="paragraph" style:parent-style-name="Standard">
      <style:paragraph-properties fo:text-align="justify" style:justify-single-word="false">
        <style:tab-stops/>
      </style:paragraph-properties>
      <style:text-properties fo:color="#000000" loext:opacity="100%" style:font-name="Arial4" fo:language="ca" fo:country="ES" fo:font-style="normal" style:text-underline-style="none" fo:font-weight="bold" officeooo:rsid="006d146e" officeooo:paragraph-rsid="00da2963" fo:background-color="transparent" style:font-name-asian="Modern880BT-Roman" style:font-style-asian="normal" style:font-weight-asian="bold" style:font-name-complex="Arial4" style:font-style-complex="normal" style:font-weight-complex="bold"/>
    </style:style>
    <style:style style:name="P135" style:family="paragraph" style:parent-style-name="Standard">
      <style:paragraph-properties fo:text-align="justify" style:justify-single-word="false">
        <style:tab-stops/>
      </style:paragraph-properties>
      <style:text-properties fo:color="#000000" loext:opacity="100%" style:font-name="Arial4" fo:language="ca" fo:country="ES" fo:font-style="normal" fo:font-weight="normal" officeooo:rsid="009acea2" officeooo:paragraph-rsid="0170f3f1" fo:background-color="transparent" style:font-name-asian="Modern880BT-Roman" style:font-style-asian="normal" style:font-weight-asian="normal" style:font-name-complex="Modern880BT-Roman" style:font-style-complex="normal" style:font-weight-complex="normal"/>
    </style:style>
    <style:style style:name="P136" style:family="paragraph" style:parent-style-name="Standard">
      <style:paragraph-properties fo:text-align="justify" style:justify-single-word="false">
        <style:tab-stops/>
      </style:paragraph-properties>
      <style:text-properties fo:color="#000000" loext:opacity="100%" style:font-name="Arial4" fo:language="ca" fo:country="ES" fo:font-style="normal" fo:font-weight="bold" officeooo:rsid="006d146e" officeooo:paragraph-rsid="00878c29" fo:background-color="transparent" style:font-name-asian="Modern880BT-Roman" style:font-style-asian="normal" style:font-weight-asian="bold" style:font-name-complex="Modern880BT-Roman" style:font-style-complex="normal" style:font-weight-complex="bold"/>
    </style:style>
    <style:style style:name="P137" style:family="paragraph" style:parent-style-name="Standard">
      <loext:graphic-properties draw:fill="solid" draw:fill-color="#c0c0c0" draw:opacity="100%"/>
      <style:paragraph-properties fo:text-align="center" style:justify-single-word="false" fo:background-color="#c0c0c0"/>
      <style:text-properties fo:color="#000000" loext:opacity="100%" style:font-name="Arial Black" fo:font-size="24pt" fo:language="ca" fo:country="ES" fo:background-color="transparent" style:font-size-asian="24pt" style:font-size-complex="24pt" style:language-complex="ar" style:country-complex="SA" style:font-weight-complex="bold"/>
    </style:style>
    <style:style style:name="P138" style:family="paragraph" style:parent-style-name="Standard">
      <style:text-properties fo:color="#000000" loext:opacity="100%" fo:language="ca" fo:country="ES" style:language-complex="ar" style:country-complex="SA"/>
    </style:style>
    <style:style style:name="P139" style:family="paragraph" style:parent-style-name="Standard">
      <loext:graphic-properties draw:fill="solid" draw:fill-color="#c0c0c0" draw:opacity="100%"/>
      <style:paragraph-properties fo:background-color="#c0c0c0"/>
      <style:text-properties fo:color="#000000" loext:opacity="100%" fo:language="ca" fo:country="ES" style:language-complex="ar" style:country-complex="SA"/>
    </style:style>
    <style:style style:name="P140" style:family="paragraph" style:parent-style-name="Normal_20__28_Web_29_">
      <style:paragraph-properties fo:margin-top="0cm" fo:margin-bottom="0cm" style:contextual-spacing="false" fo:text-align="justify" style:justify-single-word="false"/>
      <style:text-properties fo:color="#000000" loext:opacity="100%" fo:language="ca" fo:country="ES" style:language-complex="ar" style:country-complex="SA"/>
    </style:style>
    <style:style style:name="P141" style:family="paragraph" style:parent-style-name="Normal_20__28_Web_29_">
      <style:paragraph-properties fo:margin-top="0cm" fo:margin-bottom="0.212cm" style:contextual-spacing="false" fo:text-align="justify" style:justify-single-word="false"/>
      <style:text-properties fo:color="#000000" loext:opacity="100%" fo:language="ca" fo:country="ES" style:language-complex="ar" style:country-complex="SA"/>
    </style:style>
    <style:style style:name="P142" style:family="paragraph" style:parent-style-name="Normal_20__28_Web_29_">
      <style:paragraph-properties fo:margin-top="0cm" fo:margin-bottom="0cm" style:contextual-spacing="false" fo:text-align="justify" style:justify-single-word="false"/>
      <style:text-properties fo:color="#000000" loext:opacity="100%" fo:language="ca" fo:country="ES" officeooo:paragraph-rsid="0172a6b8" style:language-complex="ar" style:country-complex="SA"/>
    </style:style>
    <style:style style:name="P143" style:family="paragraph" style:parent-style-name="Standard">
      <style:paragraph-properties fo:text-align="justify" style:justify-single-word="false"/>
      <style:text-properties fo:color="#000000" loext:opacity="100%" fo:language="ca" fo:country="ES" style:font-name-complex="Arial4" style:language-complex="ar" style:country-complex="SA"/>
    </style:style>
    <style:style style:name="P144" style:family="paragraph" style:parent-style-name="Normal_20__28_Web_29_">
      <style:paragraph-properties fo:margin-top="0cm" fo:margin-bottom="0cm" style:contextual-spacing="false"/>
      <style:text-properties fo:color="#000000" loext:opacity="100%" fo:font-size="10pt" fo:language="ca" fo:country="ES" style:font-size-asian="10pt" style:font-name-complex="Arial4" style:language-complex="ar" style:country-complex="SA"/>
    </style:style>
    <style:style style:name="P145"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style:font-size-asian="10pt" style:font-name-complex="Arial4" style:language-complex="ar" style:country-complex="SA"/>
    </style:style>
    <style:style style:name="P146" style:family="paragraph" style:parent-style-name="Standard">
      <style:text-properties fo:color="#000000" loext:opacity="100%" fo:font-size="10pt" fo:language="ca" fo:country="ES" style:font-size-asian="10pt" style:font-name-complex="Arial4" style:language-complex="ar" style:country-complex="SA"/>
    </style:style>
    <style:style style:name="P147" style:family="paragraph" style:parent-style-name="Normal_20__28_Web_29_">
      <style:paragraph-properties fo:margin-top="0cm" fo:margin-bottom="0.212cm" style:contextual-spacing="false" fo:text-align="justify" style:justify-single-word="false" fo:orphans="2" fo:widows="2" style:writing-mode="lr-tb"/>
      <style:text-properties fo:color="#000000" loext:opacity="100%" fo:font-size="10pt" fo:language="ca" fo:country="ES" officeooo:paragraph-rsid="0086a0f5" style:font-size-asian="10pt"/>
    </style:style>
    <style:style style:name="P148"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font-weight="bold" style:font-size-asian="10pt" style:font-weight-asian="bold" style:font-name-complex="Arial4" style:language-complex="ar" style:country-complex="SA" style:font-weight-complex="bold"/>
    </style:style>
    <style:style style:name="P149"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background-color="transparent" style:font-size-asian="10pt" style:font-name-complex="Arial4" style:language-complex="ar" style:country-complex="SA"/>
    </style:style>
    <style:style style:name="P150"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officeooo:rsid="0003d783" officeooo:paragraph-rsid="008f4da4" fo:background-color="transparent" style:font-size-asian="10pt" style:font-name-complex="Arial4" style:language-complex="ar" style:country-complex="SA"/>
    </style:style>
    <style:style style:name="P151" style:family="paragraph" style:parent-style-name="Normal_20__28_Web_29_">
      <style:paragraph-properties fo:margin-top="0cm" fo:margin-bottom="0cm" style:contextual-spacing="false"/>
      <style:text-properties fo:color="#000000" loext:opacity="100%" fo:font-size="10pt" fo:language="ca" fo:country="ES" officeooo:rsid="0003d783" fo:background-color="transparent" style:font-size-asian="10pt" style:font-name-complex="Arial4" style:language-complex="ar" style:country-complex="SA"/>
    </style:style>
    <style:style style:name="P15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loext:opacity="100%" fo:font-size="10pt" fo:language="ca" fo:country="ES" fo:font-style="normal" style:text-underline-style="none" fo:font-weight="normal" officeooo:paragraph-rsid="00878c29" fo:background-color="transparent" style:font-size-asian="10pt" style:font-style-asian="normal" style:font-weight-asian="normal" style:font-name-complex="Arial4" style:language-complex="ar" style:country-complex="SA" style:font-style-complex="normal" style:font-weight-complex="normal"/>
    </style:style>
    <style:style style:name="P153"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color="#000000" loext:opacity="100%" fo:font-size="11pt" fo:language="ca" fo:country="ES" fo:font-weight="bold" style:font-size-asian="11pt" style:font-weight-asian="bold" style:font-name-complex="Arial4" style:font-size-complex="11pt" style:language-complex="ar" style:country-complex="SA" style:font-weight-complex="bold"/>
    </style:style>
    <style:style style:name="P154" style:family="paragraph" style:parent-style-name="Normal_20__28_Web_29_">
      <loext:graphic-properties draw:fill="solid" draw:fill-color="#c0c0c0" draw:opacity="100%"/>
      <style:paragraph-properties fo:margin-top="0cm" fo:margin-bottom="0cm" style:contextual-spacing="false" fo:text-align="center" style:justify-single-word="false" fo:break-before="page" fo:background-color="#c0c0c0"/>
      <style:text-properties fo:color="#000000" loext:opacity="100%" fo:font-size="11pt" fo:language="ca" fo:country="ES" fo:font-weight="bold" style:font-size-asian="11pt" style:font-weight-asian="bold" style:font-name-complex="Arial4" style:font-size-complex="11pt" style:language-complex="ar" style:country-complex="SA" style:font-weight-complex="bold"/>
    </style:style>
    <style:style style:name="P155" style:family="paragraph" style:parent-style-name="Standard">
      <style:paragraph-properties fo:margin-left="1.251cm" fo:margin-right="0cm" fo:text-align="justify" style:justify-single-word="false" fo:text-indent="0cm" style:auto-text-indent="false">
        <style:tab-stops/>
      </style:paragraph-properties>
      <style:text-properties fo:color="#000000" loext:opacity="100%" style:font-name="Courier" fo:language="ca" fo:country="ES" fo:font-weight="normal" officeooo:rsid="015c93b6" officeooo:paragraph-rsid="0170f3f1" fo:background-color="transparent" style:font-weight-asian="normal" style:font-weight-complex="normal"/>
    </style:style>
    <style:style style:name="P156" style:family="paragraph" style:parent-style-name="Normal_20__28_Web_29_">
      <style:paragraph-properties fo:margin-top="0cm" fo:margin-bottom="0cm" style:contextual-spacing="false" fo:text-align="justify" style:justify-single-word="false"/>
      <style:text-properties fo:font-size="10pt" fo:language="ca" fo:country="ES" style:text-underline-style="solid" style:text-underline-width="auto" style:text-underline-color="font-color" fo:font-weight="bold" officeooo:rsid="0003d783" officeooo:paragraph-rsid="008f4da4" fo:background-color="transparent" style:font-size-asian="10pt" style:font-weight-asian="bold" style:font-name-complex="Arial4" style:language-complex="ar" style:country-complex="SA" style:font-weight-complex="bold"/>
    </style:style>
    <style:style style:name="P157" style:family="paragraph" style:parent-style-name="Normal_20__28_Web_29_">
      <style:paragraph-properties fo:margin-top="0cm" fo:margin-bottom="0cm" style:contextual-spacing="false" fo:text-align="justify" style:justify-single-word="false"/>
      <style:text-properties fo:font-size="10pt" fo:language="ca" fo:country="ES" officeooo:paragraph-rsid="008f4da4" fo:background-color="transparent" style:font-size-asian="10pt" style:font-name-complex="Arial4" style:language-complex="ar" style:country-complex="SA"/>
    </style:style>
    <style:style style:name="P158"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officeooo:rsid="0002815f" officeooo:paragraph-rsid="008f4da4" fo:background-color="transparent" style:font-name-asian="Times New Roman" style:font-size-asian="10pt" style:font-name-complex="Arial4" style:font-size-complex="10pt" style:language-complex="ar" style:country-complex="SA"/>
    </style:style>
    <style:style style:name="P159" style:family="paragraph" style:parent-style-name="Normal_20__28_Web_29_">
      <loext:graphic-properties draw:fill="solid" draw:fill-color="#c0c0c0" draw:opacity="100%"/>
      <style:paragraph-properties fo:margin-top="0cm" fo:margin-bottom="0cm" style:contextual-spacing="false" fo:text-align="justify" style:justify-single-word="false" fo:orphans="2" fo:widows="2" fo:background-color="#c0c0c0" style:writing-mode="lr-tb"/>
      <style:text-properties fo:font-size="10pt" fo:language="ca" fo:country="ES" officeooo:paragraph-rsid="00878c29" style:font-size-asian="10pt" style:font-name-complex="Arial4" style:language-complex="ar" style:country-complex="SA"/>
    </style:style>
    <style:style style:name="P160"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e8995f" style:font-name-asian="Times New Roman" style:font-size-asian="10pt" style:font-style-asian="normal" style:font-name-complex="Arial4" style:font-size-complex="10pt" style:language-complex="ar" style:country-complex="SA" style:font-style-complex="normal"/>
    </style:style>
    <style:style style:name="P161"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f2e28c" style:font-name-asian="Times New Roman" style:font-size-asian="10pt" style:font-style-asian="normal" style:font-name-complex="Arial4" style:font-size-complex="10pt" style:language-complex="ar" style:country-complex="SA" style:font-style-complex="normal"/>
    </style:style>
    <style:style style:name="P162"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9efea7" fo:background-color="transparent" style:font-size-asian="10pt" style:language-asian="zxx" style:country-asian="none" style:font-style-asian="normal" style:font-weight-asian="normal" style:font-name-complex="Arial4" style:language-complex="ar" style:country-complex="SA" style:font-style-complex="normal" style:font-weight-complex="normal"/>
    </style:style>
    <style:style style:name="P163"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ae21c9" fo:background-color="transparent" style:font-size-asian="10pt" style:language-asian="zxx" style:country-asian="none" style:font-style-asian="normal" style:font-weight-asian="normal" style:font-name-complex="Arial4" style:language-complex="ar" style:country-complex="SA" style:font-style-complex="normal" style:font-weight-complex="normal"/>
    </style:style>
    <style:style style:name="P164"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ace1bf" fo:background-color="transparent" style:font-size-asian="10pt" style:language-asian="zxx" style:country-asian="none" style:font-style-asian="normal" style:font-weight-asian="normal" style:font-name-complex="Arial4" style:language-complex="ar" style:country-complex="SA" style:font-style-complex="normal" style:font-weight-complex="normal"/>
    </style:style>
    <style:style style:name="P165"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officeooo:paragraph-rsid="00878c29" fo:background-color="transparent" style:font-size-asian="10pt" style:language-asian="zxx" style:country-asian="none" style:font-style-asian="normal" style:font-weight-asian="normal" style:font-name-complex="Arial4" style:language-complex="ar" style:country-complex="SA" style:font-style-complex="normal" style:font-weight-complex="normal"/>
    </style:style>
    <style:style style:name="P166" style:family="paragraph" style:parent-style-name="Normal_20__28_Web_29_">
      <style:paragraph-properties fo:margin-top="0cm" fo:margin-bottom="0cm" style:contextual-spacing="false"/>
      <style:text-properties fo:font-size="10pt" fo:language="ca" fo:country="ES" fo:font-style="normal" fo:font-weight="normal" officeooo:paragraph-rsid="00878c29" fo:background-color="transparent" style:font-size-asian="10pt" style:language-asian="zxx" style:country-asian="none" style:font-style-asian="normal" style:font-weight-asian="normal" style:font-name-complex="Arial4" style:language-complex="ar" style:country-complex="SA" style:font-style-complex="normal" style:font-weight-complex="normal"/>
    </style:style>
    <style:style style:name="P16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size="10pt" fo:language="ca" fo:country="ES" fo:font-style="normal" fo:font-weight="normal" officeooo:paragraph-rsid="00878c29"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68" style:family="paragraph" style:parent-style-name="Normal_20__28_Web_29_">
      <style:paragraph-properties fo:margin-top="0cm" fo:margin-bottom="0cm" style:contextual-spacing="false"/>
      <style:text-properties fo:font-size="10pt" fo:language="ca" fo:country="ES" fo:font-style="normal" fo:font-weight="normal" officeooo:paragraph-rsid="00921f5a"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69"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officeooo:paragraph-rsid="008f4da4"/>
    </style:style>
    <style:style style:name="P170"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officeooo:paragraph-rsid="0183f813"/>
    </style:style>
    <style:style style:name="P171" style:family="paragraph" style:parent-style-name="Standard">
      <style:paragraph-properties fo:margin-top="0cm" fo:margin-bottom="0cm" style:contextual-spacing="false" fo:text-align="justify" style:justify-single-word="false" fo:orphans="2" fo:widows="2" style:writing-mode="lr-tb">
        <style:tab-stops/>
      </style:paragraph-properties>
      <style:text-properties officeooo:paragraph-rsid="016f9340"/>
    </style:style>
    <style:style style:name="P172" style:family="paragraph" style:parent-style-name="Standard">
      <style:paragraph-properties fo:text-align="justify" style:justify-single-word="false">
        <style:tab-stops/>
      </style:paragraph-properties>
      <style:text-properties officeooo:paragraph-rsid="016de91a"/>
    </style:style>
    <style:style style:name="P173" style:family="paragraph" style:parent-style-name="Standard">
      <style:paragraph-properties fo:text-align="justify" style:justify-single-word="false">
        <style:tab-stops/>
      </style:paragraph-properties>
      <style:text-properties officeooo:paragraph-rsid="01609a38"/>
    </style:style>
    <style:style style:name="P174" style:family="paragraph" style:parent-style-name="Standard">
      <style:paragraph-properties fo:text-align="justify" style:justify-single-word="false">
        <style:tab-stops/>
      </style:paragraph-properties>
      <style:text-properties officeooo:paragraph-rsid="0150a215"/>
    </style:style>
    <style:style style:name="P175" style:family="paragraph" style:parent-style-name="Standard">
      <style:paragraph-properties fo:text-align="justify" style:justify-single-word="false">
        <style:tab-stops/>
      </style:paragraph-properties>
      <style:text-properties officeooo:paragraph-rsid="00eff072"/>
    </style:style>
    <style:style style:name="P176" style:family="paragraph" style:parent-style-name="Standard">
      <style:paragraph-properties fo:text-align="justify" style:justify-single-word="false">
        <style:tab-stops/>
      </style:paragraph-properties>
      <style:text-properties officeooo:paragraph-rsid="016f9340"/>
    </style:style>
    <style:style style:name="P177" style:family="paragraph" style:parent-style-name="Standard">
      <style:paragraph-properties fo:text-align="justify" style:justify-single-word="false">
        <style:tab-stops/>
      </style:paragraph-properties>
      <style:text-properties officeooo:paragraph-rsid="0162c152"/>
    </style:style>
    <style:style style:name="P178" style:family="paragraph" style:parent-style-name="Standard">
      <style:paragraph-properties fo:text-align="justify" style:justify-single-word="false">
        <style:tab-stops/>
      </style:paragraph-properties>
      <style:text-properties officeooo:paragraph-rsid="012a183b"/>
    </style:style>
    <style:style style:name="P179" style:family="paragraph" style:parent-style-name="Standard">
      <style:paragraph-properties fo:margin-left="1.251cm" fo:margin-right="0cm" fo:text-align="justify" style:justify-single-word="false" fo:text-indent="0cm" style:auto-text-indent="false">
        <style:tab-stops/>
      </style:paragraph-properties>
      <style:text-properties officeooo:paragraph-rsid="0170f3f1"/>
    </style:style>
    <style:style style:name="P180" style:family="paragraph" style:parent-style-name="Standard">
      <style:paragraph-properties fo:text-align="justify" style:justify-single-word="false">
        <style:tab-stops/>
      </style:paragraph-properties>
      <style:text-properties officeooo:paragraph-rsid="0170f3f1"/>
    </style:style>
    <style:style style:name="P181" style:family="paragraph" style:parent-style-name="Standard">
      <style:paragraph-properties fo:text-align="justify" style:justify-single-word="false">
        <style:tab-stops/>
      </style:paragraph-properties>
      <style:text-properties officeooo:paragraph-rsid="01666b0c"/>
    </style:style>
    <style:style style:name="P182" style:family="paragraph" style:parent-style-name="Normal_20__28_Web_29_">
      <style:paragraph-properties fo:margin-left="0cm" fo:margin-right="0cm" fo:margin-top="0cm" fo:margin-bottom="0cm" style:contextual-spacing="false" fo:text-align="justify" style:justify-single-word="false" fo:text-indent="0cm" style:auto-text-indent="false"/>
      <style:text-properties officeooo:paragraph-rsid="00878c29"/>
    </style:style>
    <style:style style:name="P183"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4" fo:font-size="10pt" fo:language="ca" fo:country="ES" fo:font-style="normal" style:text-underline-style="none" fo:font-weight="normal" officeooo:rsid="004e60c6" officeooo:paragraph-rsid="009cf09f"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8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4" fo:font-size="10pt" fo:language="ca" fo:country="ES" fo:font-style="normal" style:text-underline-style="none" fo:font-weight="normal" officeooo:rsid="004e60c6" officeooo:paragraph-rsid="01609a38"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8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4" fo:font-size="10pt" fo:language="ca" fo:country="ES" fo:font-style="normal" style:text-underline-style="none" fo:font-weight="normal" officeooo:rsid="004e60c6" officeooo:paragraph-rsid="014fffbe"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86"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50b353" officeooo:paragraph-rsid="0150a215"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8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543fb6" officeooo:paragraph-rsid="01609a38"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8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80" loext:opacity="100%" style:font-name="Arial4" fo:font-size="10pt" fo:language="ca" fo:country="ES" fo:font-style="normal" style:text-underline-style="none" fo:font-weight="normal" officeooo:rsid="00543fb6" officeooo:paragraph-rsid="016f9340"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8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543fb6" officeooo:paragraph-rsid="016f9340"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9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543fb6" officeooo:paragraph-rsid="0162c152"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9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543fb6" officeooo:paragraph-rsid="00d2b5f3"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92"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543fb6" officeooo:paragraph-rsid="012a183b"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93"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543fb6" officeooo:paragraph-rsid="0164f79f"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94"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543fb6" officeooo:paragraph-rsid="0170f3f1"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95" style:family="paragraph" style:parent-style-name="Standard">
      <style:paragraph-properties fo:text-align="justify" style:justify-single-word="false">
        <style:tab-stops/>
      </style:paragraph-properties>
      <style:text-properties fo:color="#000080" loext:opacity="100%" style:font-name="Arial4" fo:font-size="10pt" fo:language="ca" fo:country="ES" fo:font-style="normal" style:text-underline-style="none" fo:font-weight="normal" officeooo:rsid="00543fb6" officeooo:paragraph-rsid="0164f79f"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96" style:family="paragraph" style:parent-style-name="Standard">
      <style:paragraph-properties fo:text-align="justify" style:justify-single-word="false">
        <style:tab-stops/>
      </style:paragraph-properties>
      <style:text-properties fo:color="#000080" loext:opacity="100%" style:font-name="Arial4" fo:font-size="10pt" fo:language="ca" fo:country="ES" fo:font-style="normal" style:text-underline-style="none" fo:font-weight="normal" officeooo:rsid="00543fb6" officeooo:paragraph-rsid="0170f3f1"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97"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ab-stops/>
      </style:paragraph-properties>
      <style:text-properties fo:color="#000080" loext:opacity="100%" style:font-name="Arial4" fo:font-size="10pt" fo:language="ca" fo:country="ES" fo:font-style="normal" style:text-underline-style="none" fo:font-weight="normal" officeooo:rsid="005b8621" officeooo:paragraph-rsid="016f9340"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P198"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543fb6" officeooo:paragraph-rsid="00878c29" fo:background-color="transparent" style:font-name-asian="Times New Roman" style:font-size-asian="10pt" style:language-asian="zxx" style:country-asian="none" style:font-style-asian="normal" style:font-weight-asian="normal" style:font-name-complex="Arial4" style:font-size-complex="10pt" style:language-complex="ar" style:country-complex="SA" style:font-style-complex="normal" style:font-weight-complex="normal"/>
    </style:style>
    <style:style style:name="P199"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bb81ff" officeooo:paragraph-rsid="00f0d93b" fo:background-color="transparent" style:font-name-asian="Times New Roman" style:font-size-asian="10pt" style:language-asian="zxx" style:country-asian="none" style:font-style-asian="normal" style:font-weight-asian="normal" style:font-name-complex="Arial4" style:font-size-complex="10pt" style:language-complex="ar" style:country-complex="SA" style:font-style-complex="normal" style:font-weight-complex="normal"/>
    </style:style>
    <style:style style:name="P200"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bb81ff" officeooo:paragraph-rsid="00bb81ff" fo:background-color="transparent" style:font-name-asian="Times New Roman" style:font-size-asian="10pt" style:language-asian="zxx" style:country-asian="none" style:font-style-asian="normal" style:font-weight-asian="normal" style:font-name-complex="Arial4" style:font-size-complex="10pt" style:language-complex="ar" style:country-complex="SA" style:font-style-complex="normal" style:font-weight-complex="normal"/>
    </style:style>
    <style:style style:name="P201" style:family="paragraph" style:parent-style-name="Normal_20__28_Web_29_">
      <loext:graphic-properties draw:fill="solid" draw:fill-color="#e6e6ff" draw:opacity="100%"/>
      <style:paragraph-properties fo:margin-left="0cm" fo:margin-right="0cm" fo:margin-top="0cm" fo:margin-bottom="0cm" style:contextual-spacing="false" fo:text-align="justify" style:justify-single-word="false" fo:orphans="2" fo:widows="2" fo:text-indent="0cm" style:auto-text-indent="false" fo:background-color="#e6e6ff" style:writing-mode="lr-tb"/>
      <style:text-properties fo:color="#000080" loext:opacity="100%" style:font-name="Arial4" fo:font-size="10pt" fo:language="ca" fo:country="ES" fo:font-style="normal" style:text-underline-style="none" fo:font-weight="normal" officeooo:rsid="00d2b5f3" officeooo:paragraph-rsid="016f9340" fo:background-color="transparent"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P202"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style:writing-mode="lr-tb"/>
      <style:text-properties fo:color="#000080" loext:opacity="100%" style:font-name="Arial4" fo:font-size="10pt" fo:language="ca" fo:country="ES" fo:font-style="normal" style:text-underline-style="none" fo:font-weight="bold" officeooo:rsid="008b36de" officeooo:paragraph-rsid="0150a215"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P203" style:family="paragraph" style:parent-style-name="Standard">
      <style:paragraph-properties fo:text-align="justify" style:justify-single-word="false">
        <style:tab-stops/>
      </style:paragraph-properties>
      <style:text-properties fo:color="#000080" loext:opacity="100%" style:font-name="Arial4" fo:font-size="10pt" fo:language="ca" fo:country="ES" fo:font-style="normal" officeooo:paragraph-rsid="014fffbe" style:font-name-asian="Times New Roman" style:font-size-asian="10pt" style:font-style-asian="normal" style:font-name-complex="Arial4" style:font-size-complex="10pt" style:language-complex="ar" style:country-complex="SA" style:font-style-complex="normal"/>
    </style:style>
    <style:style style:name="P204" style:family="paragraph" style:parent-style-name="Standard">
      <style:paragraph-properties fo:text-align="justify" style:justify-single-word="false">
        <style:tab-stops/>
      </style:paragraph-properties>
      <style:text-properties fo:color="#000080" loext:opacity="100%" style:font-name="Arial4" fo:font-size="10pt" fo:language="ca" fo:country="ES" fo:font-style="normal" officeooo:paragraph-rsid="00ea1b8c" style:font-name-asian="Times New Roman" style:font-size-asian="10pt" style:font-style-asian="normal" style:font-name-complex="Arial4" style:font-size-complex="10pt" style:language-complex="ar" style:country-complex="SA" style:font-style-complex="normal"/>
    </style:style>
    <style:style style:name="P205" style:family="paragraph" style:parent-style-name="Heading_20_1">
      <loext:graphic-properties draw:fill="solid" draw:fill-color="#c0c0c0" draw:opacity="100%"/>
      <style:paragraph-properties fo:text-align="center" style:justify-single-word="false" fo:background-color="#c0c0c0"/>
      <style:text-properties fo:font-size="16pt" officeooo:paragraph-rsid="017194c5" fo:background-color="transparent" style:font-size-asian="16pt" style:font-size-complex="16pt"/>
    </style:style>
    <style:style style:name="P206" style:family="paragraph" style:parent-style-name="Heading_20_1">
      <loext:graphic-properties draw:fill="solid" draw:fill-color="#c0c0c0" draw:opacity="100%"/>
      <style:paragraph-properties fo:margin-top="0cm" fo:margin-bottom="0cm" style:contextual-spacing="false" fo:text-align="justify" style:justify-single-word="false" fo:orphans="2" fo:widows="2" fo:background-color="#c0c0c0" style:writing-mode="lr-tb">
        <style:tab-stops>
          <style:tab-stop style:position="-1.023cm"/>
        </style:tab-stops>
      </style:paragraph-properties>
      <style:text-properties fo:color="#000000" loext:opacity="100%" style:font-name="Arial4" fo:font-size="10pt" fo:language="ca" fo:country="ES" fo:font-style="normal" fo:font-weight="bold" officeooo:paragraph-rsid="00878c29" fo:background-color="transparent"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P207" style:family="paragraph" style:parent-style-name="Normal_20__28_Web_29_" style:list-style-name="L3">
      <style:paragraph-properties fo:margin-top="0cm" fo:margin-bottom="0cm" style:contextual-spacing="false" fo:text-align="justify" style:justify-single-word="false" fo:orphans="2" fo:widows="2" style:writing-mode="lr-tb"/>
      <style:text-properties style:font-name="Arial4" fo:font-size="10pt" fo:language="ca" fo:country="ES" officeooo:paragraph-rsid="0086a0f5" style:font-name-asian="Times New Roman" style:font-size-asian="10pt" style:font-name-complex="Times New Roman" style:font-size-complex="10pt" style:language-complex="ar" style:country-complex="SA"/>
    </style:style>
    <style:style style:name="P208" style:family="paragraph" style:parent-style-name="Normal_20__28_Web_29_" style:list-style-name="L2">
      <style:paragraph-properties fo:margin-top="0.106cm" fo:margin-bottom="0.106cm" style:contextual-spacing="false" fo:text-align="justify" style:justify-single-word="false"/>
      <style:text-properties fo:color="#000000" loext:opacity="100%" fo:font-size="10pt" fo:language="ca" fo:country="ES" fo:background-color="transparent" style:font-size-asian="10pt" style:font-name-complex="Arial4" style:language-complex="ar" style:country-complex="SA"/>
    </style:style>
    <style:style style:name="P209" style:family="paragraph" style:parent-style-name="Normal_20__28_Web_29_" style:list-style-name="L6">
      <style:paragraph-properties fo:margin-left="2.501cm" fo:margin-right="0cm" fo:margin-top="0cm" fo:margin-bottom="0cm" style:contextual-spacing="false" fo:text-align="justify" style:justify-single-word="false" fo:text-indent="-0.635cm" style:auto-text-indent="false"/>
      <style:text-properties fo:color="#000000" loext:opacity="100%" fo:font-size="10pt" fo:language="ca" fo:country="ES" fo:font-style="normal" fo:font-weight="normal" officeooo:paragraph-rsid="00878c29" fo:background-color="transparent" style:font-size-asian="10pt" style:font-style-asian="normal" style:font-weight-asian="normal" style:font-name-complex="Arial4" style:language-complex="ar" style:country-complex="SA" style:font-style-complex="normal" style:font-weight-complex="normal"/>
    </style:style>
    <style:style style:name="P210" style:family="paragraph" style:parent-style-name="Normal_20__28_Web_29_" style:list-style-name="L3">
      <style:paragraph-properties fo:margin-top="0cm" fo:margin-bottom="0cm" style:contextual-spacing="false" fo:text-align="justify" style:justify-single-word="false" fo:orphans="2" fo:widows="2" style:writing-mode="lr-tb"/>
      <style:text-properties fo:font-size="10pt" fo:language="ca" fo:country="ES" officeooo:paragraph-rsid="0086a0f5" style:font-name-asian="Times New Roman" style:font-size-asian="10pt" style:font-name-complex="Times New Roman" style:font-size-complex="10pt" style:language-complex="ar" style:country-complex="SA"/>
    </style:style>
    <style:style style:name="P211" style:family="paragraph" style:parent-style-name="Normal_20__28_Web_29_" style:list-style-name="L5">
      <style:paragraph-properties fo:margin-top="0cm" fo:margin-bottom="0cm" style:contextual-spacing="false" fo:text-align="justify" style:justify-single-word="false"/>
      <style:text-properties fo:font-size="10pt" fo:language="ca" fo:country="ES" fo:font-style="normal" fo:font-weight="normal" officeooo:paragraph-rsid="00878c29" fo:background-color="transparent" style:font-size-asian="10pt" style:language-asian="zxx" style:country-asian="none" style:font-style-asian="normal" style:font-weight-asian="normal" style:font-name-complex="Arial4" style:language-complex="ar" style:country-complex="SA" style:font-style-complex="normal" style:font-weight-complex="normal"/>
    </style:style>
    <style:style style:name="P212" style:family="paragraph" style:parent-style-name="Normal_2c_Text_20_doc" style:list-style-name="L3">
      <style:paragraph-properties fo:margin-top="0cm" fo:margin-bottom="0cm" style:contextual-spacing="false" fo:line-height="100%" style:writing-mode="lr-tb"/>
      <style:text-properties style:font-name="Arial4" fo:font-size="10pt" style:font-size-asian="10pt" style:font-size-complex="10pt"/>
    </style:style>
    <style:style style:name="P213" style:family="paragraph" style:parent-style-name="Standard" style:master-page-name="First_20_Page">
      <style:paragraph-properties style:page-number="auto"/>
      <style:text-properties style:font-name="Arial4" fo:language="ca" fo:country="ES" style:font-name-complex="Arial4" style:language-complex="ar" style:country-complex="SA"/>
    </style:style>
    <style:style style:name="P214" style:family="paragraph" style:parent-style-name="Standard" style:list-style-name="WW8Num27">
      <style:paragraph-properties fo:margin-left="0.116cm" fo:margin-right="0cm" fo:margin-top="0.106cm" fo:margin-bottom="0.106cm" style:contextual-spacing="false" fo:text-align="justify" style:justify-single-word="false" fo:text-indent="0cm" style:auto-text-indent="false">
        <style:tab-stops/>
      </style:paragraph-properties>
      <style:text-properties fo:color="#000000" loext:opacity="100%" style:font-name="Arial4" fo:font-size="10pt" fo:language="ca" fo:country="ES" fo:font-weight="normal" style:font-size-asian="10pt" style:font-weight-asian="normal" style:font-name-complex="Arial4" style:font-size-complex="10pt" style:language-complex="ar" style:country-complex="SA" style:font-weight-complex="normal"/>
    </style:style>
    <style:style style:name="P215" style:family="paragraph" style:parent-style-name="Standard" style:list-style-name="L8">
      <style:paragraph-properties fo:text-align="justify" style:justify-single-word="false">
        <style:tab-stops/>
      </style:paragraph-properties>
      <style:text-properties fo:color="#000000" loext:opacity="100%" style:font-name="Arial4" fo:font-size="10pt" fo:language="ca" fo:country="ES" fo:font-weight="normal" officeooo:rsid="017f391a" officeooo:paragraph-rsid="017f391a" style:font-name-asian="Times New Roman" style:font-size-asian="10pt" style:font-weight-asian="normal" style:font-name-complex="Times New Roman" style:font-size-complex="10pt" style:language-complex="ar" style:country-complex="SA" style:font-weight-complex="normal"/>
    </style:style>
    <style:style style:name="P216" style:family="paragraph" style:parent-style-name="Standard">
      <style:paragraph-properties fo:text-align="justify" style:justify-single-word="false">
        <style:tab-stops/>
      </style:paragraph-properties>
      <style:text-properties fo:color="#000000" loext:opacity="100%" style:font-name="Arial4" fo:font-size="10pt" fo:language="ca" fo:country="ES" style:text-underline-style="none" fo:font-weight="normal" officeooo:rsid="0123dce9" officeooo:paragraph-rsid="014fffb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7" style:family="paragraph" style:parent-style-name="Standard" style:list-style-name="L12">
      <style:paragraph-properties fo:text-align="justify" style:justify-single-word="false">
        <style:tab-stops/>
      </style:paragraph-properties>
      <style:text-properties fo:color="#000000" loext:opacity="100%" style:font-name="Arial4" fo:font-size="10pt" fo:language="ca" fo:country="ES" style:text-underline-style="none" fo:font-weight="normal" officeooo:rsid="0123dce9" officeooo:paragraph-rsid="014fffb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8" style:family="paragraph" style:parent-style-name="Standard" style:list-style-name="L4">
      <style:paragraph-properties fo:text-align="justify" style:justify-single-word="false">
        <style:tab-stops/>
      </style:paragraph-properties>
      <style:text-properties fo:color="#000000" loext:opacity="100%" style:font-name="Arial4" fo:language="ca" fo:country="ES" style:text-underline-style="none" fo:font-weight="normal" officeooo:rsid="00b00ab7" officeooo:paragraph-rsid="016de91a" fo:background-color="transparent" style:font-weight-asian="normal" style:font-weight-complex="normal"/>
    </style:style>
    <style:style style:name="P219" style:family="paragraph" style:parent-style-name="Standard" style:list-style-name="L9">
      <style:paragraph-properties fo:text-align="justify" style:justify-single-word="false">
        <style:tab-stops/>
      </style:paragraph-properties>
      <style:text-properties fo:color="#000000" loext:opacity="100%" style:font-name="Arial4" fo:language="ca" fo:country="ES" fo:font-style="normal" style:text-underline-style="none" fo:font-weight="normal" officeooo:paragraph-rsid="01609a38" fo:background-color="transparent" style:font-style-asian="normal" style:font-weight-asian="normal" style:font-name-complex="Arial4" style:font-style-complex="normal" style:font-weight-complex="normal"/>
    </style:style>
    <style:style style:name="P220" style:family="paragraph" style:parent-style-name="Standard" style:list-style-name="L10">
      <style:paragraph-properties fo:text-align="start" style:justify-single-word="false">
        <style:tab-stops/>
      </style:paragraph-properties>
      <style:text-properties fo:color="#000000" loext:opacity="100%" style:font-name="Arial4" fo:language="ca" fo:country="ES" fo:font-weight="normal" officeooo:paragraph-rsid="01609a38" style:font-weight-asian="normal" style:font-weight-complex="normal"/>
    </style:style>
    <style:style style:name="P221" style:family="paragraph" style:parent-style-name="Standard" style:list-style-name="L7">
      <style:paragraph-properties fo:margin-left="0cm" fo:margin-right="0cm" fo:margin-top="0cm" fo:margin-bottom="0cm" style:contextual-spacing="false" fo:text-align="justify" style:justify-single-word="false" fo:text-indent="-0.635cm" style:auto-text-indent="false">
        <style:tab-stops/>
      </style:paragraph-properties>
      <style:text-properties fo:color="#000000" loext:opacity="100%" fo:font-size="10pt" fo:language="ca" fo:country="ES" fo:font-style="normal" style:text-underline-style="none" fo:font-weight="normal" officeooo:paragraph-rsid="00b2c3d2" fo:background-color="transparent" style:font-size-asian="10pt" style:font-style-asian="normal" style:font-weight-asian="normal" style:font-name-complex="Arial4" style:language-complex="ar" style:country-complex="SA" style:font-style-complex="normal" style:font-weight-complex="normal"/>
    </style:style>
    <style:style style:name="P222" style:family="paragraph" style:parent-style-name="Standard">
      <style:paragraph-properties fo:margin-left="1.251cm" fo:margin-right="0cm" fo:text-align="justify" style:justify-single-word="false" fo:text-indent="0cm" style:auto-text-indent="false">
        <style:tab-stops/>
      </style:paragraph-properties>
      <style:text-properties fo:color="#000000" loext:opacity="100%" style:font-name="Courier" fo:language="ca" fo:country="ES" fo:font-weight="normal" officeooo:rsid="00d7e0e5" officeooo:paragraph-rsid="0170f3f1" fo:background-color="transparent" style:font-weight-asian="normal" style:font-weight-complex="normal"/>
    </style:style>
    <style:style style:name="P223" style:family="paragraph" style:parent-style-name="Text_20_body" style:list-style-name="L1">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4" fo:font-size="10pt" fo:language="ca" fo:country="ES" fo:font-style="normal" style:text-underline-style="none" fo:font-weight="normal" officeooo:paragraph-rsid="008f4da4" fo:background-color="transparent"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T1" style:family="text">
      <style:text-properties style:font-name="Arial" fo:font-size="8pt" fo:language="ca" fo:country="ES" style:font-size-asian="8pt"/>
    </style:style>
    <style:style style:name="T2" style:family="text">
      <style:text-properties style:font-name="Arial" fo:font-size="8pt" fo:language="ca" fo:country="ES" fo:background-color="transparent" loext:char-shading-value="0" style:font-size-asian="8pt"/>
    </style:style>
    <style:style style:name="T3" style:family="text">
      <style:text-properties style:font-name="Arial" officeooo:rsid="00e69d91"/>
    </style:style>
    <style:style style:name="T4" style:family="text">
      <style:text-properties style:font-name="Arial" officeooo:rsid="00484ca2"/>
    </style:style>
    <style:style style:name="T5" style:family="text">
      <style:text-properties style:font-name="Arial" officeooo:rsid="002c66e3"/>
    </style:style>
    <style:style style:name="T6" style:family="text">
      <style:text-properties style:font-name="Arial4"/>
    </style:style>
    <style:style style:name="T7" style:family="text">
      <style:text-properties style:font-name="Arial4" fo:font-size="8pt" fo:language="ca" fo:country="ES" style:font-size-asian="8pt"/>
    </style:style>
    <style:style style:name="T8" style:family="text">
      <style:text-properties style:font-name="Arial4" fo:font-size="8pt" fo:language="ca" fo:country="ES" style:font-size-asian="8pt" style:font-name-complex="Arial4" style:font-size-complex="8pt"/>
    </style:style>
    <style:style style:name="T9" style:family="text">
      <style:text-properties style:font-name="Arial4" fo:font-size="8pt" fo:language="ca" fo:country="ES" officeooo:rsid="01692e5d" style:font-size-asian="8pt"/>
    </style:style>
    <style:style style:name="T10" style:family="text">
      <style:text-properties style:font-name="Arial4" fo:font-size="8pt" fo:language="ca" fo:country="ES" officeooo:rsid="017a60f9" style:font-size-asian="8pt"/>
    </style:style>
    <style:style style:name="T11" style:family="text">
      <style:text-properties style:font-name="Arial4" fo:font-size="8pt" fo:language="ca" fo:country="ES" officeooo:rsid="0172a6b8" style:font-size-asian="8pt"/>
    </style:style>
    <style:style style:name="T12" style:family="text">
      <style:text-properties style:font-name="Arial4" fo:font-size="8pt" fo:language="ca" fo:country="ES" fo:background-color="transparent" loext:char-shading-value="0" style:font-size-asian="8pt"/>
    </style:style>
    <style:style style:name="T13" style:family="text">
      <style:text-properties style:font-name="Arial4" fo:font-size="8pt" style:font-size-asian="8pt" style:font-name-complex="Arial4" style:font-size-complex="8pt"/>
    </style:style>
    <style:style style:name="T14" style:family="text">
      <style:text-properties style:font-name="Arial4" fo:font-style="normal" fo:font-weight="bold" fo:background-color="transparent" loext:char-shading-value="0" style:font-name-asian="Times New Roman" style:font-style-asian="normal" style:font-weight-asian="bold" style:font-size-complex="10pt" style:font-style-complex="normal" style:font-weight-complex="bold"/>
    </style:style>
    <style:style style:name="T15" style:family="text">
      <style:text-properties style:font-name="Arial4" fo:font-style="normal" fo:font-weight="bold" officeooo:rsid="006bed9e" fo:background-color="transparent" loext:char-shading-value="0" style:font-name-asian="Times New Roman" style:font-style-asian="normal" style:font-weight-asian="bold" style:font-size-complex="10pt" style:font-style-complex="normal" style:font-weight-complex="bold"/>
    </style:style>
    <style:style style:name="T16" style:family="text">
      <style:text-properties style:font-name="Arial4" fo:font-style="normal" fo:font-weight="bold" officeooo:rsid="012dbb8c" fo:background-color="transparent" loext:char-shading-value="0" style:font-name-asian="Times New Roman" style:font-style-asian="normal" style:font-weight-asian="bold" style:font-size-complex="10pt" style:font-style-complex="normal" style:font-weight-complex="bold"/>
    </style:style>
    <style:style style:name="T17" style:family="text">
      <style:text-properties style:font-name="Arial4" officeooo:rsid="004ed935" style:font-name-asian="Times New Roman" style:language-asian="zxx" style:country-asian="none" style:font-size-complex="10pt"/>
    </style:style>
    <style:style style:name="T18" style:family="text">
      <style:text-properties style:font-name="Arial4" officeooo:rsid="00b2c3d2" style:font-name-asian="Times New Roman" style:language-asian="zxx" style:country-asian="none" style:font-size-complex="10pt"/>
    </style:style>
    <style:style style:name="T19" style:family="text">
      <style:text-properties style:font-name="Arial4" fo:font-weight="bold" officeooo:rsid="004ed935" style:font-name-asian="Times New Roman" style:language-asian="zxx" style:country-asian="none" style:font-weight-asian="bold" style:font-size-complex="10pt" style:font-weight-complex="bold"/>
    </style:style>
    <style:style style:name="T20" style:family="text">
      <style:text-properties officeooo:rsid="00484ca2"/>
    </style:style>
    <style:style style:name="T21" style:family="text">
      <style:text-properties officeooo:rsid="009a25a5"/>
    </style:style>
    <style:style style:name="T22" style:family="text">
      <style:text-properties officeooo:rsid="017a60f9"/>
    </style:style>
    <style:style style:name="T23" style:family="text">
      <style:text-properties officeooo:rsid="012ddc01"/>
    </style:style>
    <style:style style:name="T24" style:family="text">
      <style:text-properties officeooo:rsid="01692e5d"/>
    </style:style>
    <style:style style:name="T25" style:family="text">
      <style:text-properties officeooo:rsid="009a2806"/>
    </style:style>
    <style:style style:name="T26" style:family="text">
      <style:text-properties officeooo:rsid="009875d5"/>
    </style:style>
    <style:style style:name="T27" style:family="text">
      <style:text-properties officeooo:rsid="014d8592"/>
    </style:style>
    <style:style style:name="T28" style:family="text">
      <style:text-properties officeooo:rsid="00e69d91"/>
    </style:style>
    <style:style style:name="T29" style:family="text">
      <style:text-properties officeooo:rsid="003cfb4f"/>
    </style:style>
    <style:style style:name="T30" style:family="text">
      <style:text-properties fo:font-size="10pt" style:font-size-asian="10pt" style:font-name-complex="Arial4"/>
    </style:style>
    <style:style style:name="T31" style:family="text">
      <style:text-properties fo:font-size="10pt" officeooo:rsid="004b38fe" style:font-size-asian="10pt" style:font-name-complex="Arial4"/>
    </style:style>
    <style:style style:name="T32" style:family="text">
      <style:text-properties fo:font-size="10pt" officeooo:rsid="014e697d" style:font-size-asian="10pt" style:font-name-complex="Arial4"/>
    </style:style>
    <style:style style:name="T33" style:family="text">
      <style:text-properties fo:font-size="10pt" officeooo:rsid="017a60f9" style:font-size-asian="10pt" style:font-name-complex="Arial4"/>
    </style:style>
    <style:style style:name="T34" style:family="text">
      <style:text-properties fo:font-size="10pt" officeooo:rsid="01692e5d" style:font-size-asian="10pt" style:font-name-complex="Arial4"/>
    </style:style>
    <style:style style:name="T35" style:family="text">
      <style:text-properties fo:font-size="10pt" fo:font-weight="bold" style:font-size-asian="10pt" style:font-weight-asian="bold" style:font-name-complex="Arial4" style:font-weight-complex="bold"/>
    </style:style>
    <style:style style:name="T36" style:family="text">
      <style:text-properties fo:font-size="10pt" fo:font-weight="bold" officeooo:rsid="017a60f9" style:font-size-asian="10pt" style:font-weight-asian="bold" style:font-name-complex="Arial4" style:font-weight-complex="bold"/>
    </style:style>
    <style:style style:name="T37" style:family="text">
      <style:text-properties fo:font-size="10pt" fo:font-weight="bold" officeooo:rsid="01692e5d" style:font-size-asian="10pt" style:font-weight-asian="bold" style:font-name-complex="Arial4" style:font-weight-complex="bold"/>
    </style:style>
    <style:style style:name="T38" style:family="text">
      <style:text-properties fo:font-size="10pt" fo:font-weight="bold" fo:background-color="transparent" loext:char-shading-value="0" style:font-size-asian="10pt" style:font-weight-asian="bold" style:font-name-complex="Arial4" style:font-weight-complex="bold"/>
    </style:style>
    <style:style style:name="T39" style:family="text">
      <style:text-properties fo:font-size="10pt" fo:font-weight="bold" officeooo:rsid="002db0c3" fo:background-color="transparent" loext:char-shading-value="0" style:font-size-asian="10pt" style:font-weight-asian="bold" style:font-name-complex="Arial4" style:font-weight-complex="bold"/>
    </style:style>
    <style:style style:name="T40" style:family="text">
      <style:text-properties fo:font-size="10pt" fo:font-weight="bold" officeooo:rsid="00eff072" style:font-name-asian="Times New Roman" style:font-size-asian="10pt" style:font-weight-asian="bold" style:font-name-complex="Times New Roman" style:font-size-complex="10pt" style:language-complex="ar" style:country-complex="SA" style:font-weight-complex="bold"/>
    </style:style>
    <style:style style:name="T41" style:family="text">
      <style:text-properties fo:font-size="10pt" fo:font-weight="bold" officeooo:rsid="018054a4" style:font-name-asian="Times New Roman" style:font-size-asian="10pt" style:font-weight-asian="bold" style:font-name-complex="Times New Roman" style:font-size-complex="10pt" style:language-complex="ar" style:country-complex="SA" style:font-weight-complex="bold"/>
    </style:style>
    <style:style style:name="T42" style:family="text">
      <style:text-properties fo:font-size="10pt" fo:font-style="italic" style:font-size-asian="10pt" style:font-style-asian="italic" style:font-name-complex="Arial4" style:font-style-complex="italic"/>
    </style:style>
    <style:style style:name="T43" style:family="text">
      <style:text-properties fo:font-size="10pt" fo:font-style="italic" officeooo:rsid="006f756b" style:font-size-asian="10pt" style:font-style-asian="italic" style:font-name-complex="Arial4" style:font-style-complex="italic"/>
    </style:style>
    <style:style style:name="T44" style:family="text">
      <style:text-properties fo:font-size="10pt" fo:font-style="italic" officeooo:rsid="0172a6b8" style:font-size-asian="10pt" style:font-style-asian="italic" style:font-name-complex="Arial4" style:font-style-complex="italic"/>
    </style:style>
    <style:style style:name="T45" style:family="text">
      <style:text-properties fo:font-size="10pt" fo:font-style="italic" fo:font-weight="bold" style:font-size-asian="10pt" style:font-style-asian="italic" style:font-weight-asian="bold" style:font-name-complex="Arial4" style:font-style-complex="italic" style:font-weight-complex="bold"/>
    </style:style>
    <style:style style:name="T46" style:family="text">
      <style:text-properties fo:font-size="10pt" fo:background-color="transparent" loext:char-shading-value="0" style:font-size-asian="10pt" style:font-name-complex="Arial4"/>
    </style:style>
    <style:style style:name="T47" style:family="text">
      <style:text-properties fo:font-size="10pt" officeooo:rsid="00eff072" style:font-name-asian="Times New Roman" style:font-size-asian="10pt" style:font-name-complex="Times New Roman" style:font-size-complex="10pt" style:language-complex="ar" style:country-complex="SA"/>
    </style:style>
    <style:style style:name="T48" style:family="text">
      <style:text-properties fo:font-size="10pt" officeooo:rsid="01341e66" style:font-name-asian="Times New Roman" style:font-size-asian="10pt" style:font-name-complex="Times New Roman" style:font-size-complex="10pt" style:language-complex="ar" style:country-complex="SA"/>
    </style:style>
    <style:style style:name="T49" style:family="text">
      <style:text-properties fo:font-size="10pt" officeooo:rsid="01148377" style:font-name-asian="Times New Roman" style:font-size-asian="10pt" style:font-name-complex="Times New Roman" style:font-size-complex="10pt" style:language-complex="ar" style:country-complex="SA"/>
    </style:style>
    <style:style style:name="T50" style:family="text">
      <style:text-properties fo:font-size="10pt" officeooo:rsid="01479973" style:font-name-asian="Times New Roman" style:font-size-asian="10pt" style:font-name-complex="Times New Roman" style:font-size-complex="10pt" style:language-complex="ar" style:country-complex="SA"/>
    </style:style>
    <style:style style:name="T51" style:family="text">
      <style:text-properties fo:font-size="10pt" officeooo:rsid="017fcbd6" style:font-name-asian="Times New Roman" style:font-size-asian="10pt" style:font-name-complex="Times New Roman" style:font-size-complex="10pt" style:language-complex="ar" style:country-complex="SA"/>
    </style:style>
    <style:style style:name="T52" style:family="text">
      <style:text-properties fo:font-size="10pt" officeooo:rsid="0052494b" style:font-name-asian="Times New Roman" style:font-size-asian="10pt" style:font-name-complex="Times New Roman" style:font-size-complex="10pt" style:language-complex="ar" style:country-complex="SA"/>
    </style:style>
    <style:style style:name="T53" style:family="text">
      <style:text-properties fo:font-size="10pt" fo:font-style="normal" style:text-underline-style="none" fo:font-weight="normal" officeooo:rsid="018054a4"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4" style:family="text">
      <style:text-properties fo:font-size="10pt" fo:font-weight="normal" officeooo:rsid="017fcbd6" style:font-name-asian="Times New Roman" style:font-size-asian="10pt" style:font-weight-asian="normal" style:font-name-complex="Times New Roman" style:font-size-complex="10pt" style:language-complex="ar" style:country-complex="SA" style:font-weight-complex="normal"/>
    </style:style>
    <style:style style:name="T55" style:family="text">
      <style:text-properties fo:font-size="10pt" fo:font-weight="normal" officeooo:rsid="018054a4" style:font-name-asian="Times New Roman" style:font-size-asian="10pt" style:font-weight-asian="normal" style:font-name-complex="Times New Roman" style:font-size-complex="10pt" style:language-complex="ar" style:country-complex="SA" style:font-weight-complex="normal"/>
    </style:style>
    <style:style style:name="T56" style:family="text">
      <style:text-properties style:font-size-complex="10pt" style:language-complex="ar" style:country-complex="SA"/>
    </style:style>
    <style:style style:name="T57" style:family="text">
      <style:text-properties style:font-name-complex="Arial4"/>
    </style:style>
    <style:style style:name="T58" style:family="text">
      <style:text-properties fo:color="#000000" loext:opacity="100%" style:font-name-asian="Arial2" style:font-name-complex="Arial2"/>
    </style:style>
    <style:style style:name="T59" style:family="text">
      <style:text-properties fo:color="#000000" loext:opacity="100%" style:font-name="Arial4"/>
    </style:style>
    <style:style style:name="T60" style:family="text">
      <style:text-properties fo:color="#000000" loext:opacity="100%" style:font-name="Arial4" fo:font-style="normal" style:text-underline-style="none" fo:font-weight="normal" style:font-style-asian="normal" style:font-weight-asian="normal" style:font-style-complex="normal" style:font-weight-complex="normal"/>
    </style:style>
    <style:style style:name="T61" style:family="text">
      <style:text-properties fo:color="#000000" loext:opacity="100%" style:font-name="Arial4" fo:font-style="normal" style:text-underline-style="none" fo:font-weight="normal" officeooo:rsid="0004910c" style:font-style-asian="normal" style:font-weight-asian="normal" style:font-style-complex="normal" style:font-weight-complex="normal"/>
    </style:style>
    <style:style style:name="T62" style:family="text">
      <style:text-properties fo:color="#000000" loext:opacity="100%" style:font-name="Arial4" fo:font-style="normal" style:text-underline-style="none" fo:font-weight="bold" style:font-style-asian="normal" style:font-weight-asian="bold" style:font-style-complex="normal" style:font-weight-complex="bold"/>
    </style:style>
    <style:style style:name="T63" style:family="text">
      <style:text-properties fo:color="#000000" loext:opacity="100%" style:font-name="Arial4" fo:font-style="normal" style:text-underline-style="none" fo:font-weight="bold" officeooo:rsid="00346ba3" style:font-style-asian="normal" style:font-weight-asian="bold" style:font-style-complex="normal" style:font-weight-complex="bold"/>
    </style:style>
    <style:style style:name="T64" style:family="text">
      <style:text-properties fo:color="#000000" loext:opacity="100%" style:font-name="Arial4" fo:font-size="10pt" fo:language="ca" fo:country="ES" fo:font-style="normal" style:text-underline-style="none" fo:font-weight="normal" fo:background-color="transparent" loext:char-shading-value="0"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T65" style:family="text">
      <style:text-properties fo:color="#000000" loext:opacity="100%" style:font-name="Arial4" fo:font-size="10pt" fo:language="ca" fo:country="ES" fo:font-style="normal" style:text-underline-style="none" fo:font-weight="normal" officeooo:rsid="0003d783" fo:background-color="transparent" loext:char-shading-value="0"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T66" style:family="text">
      <style:text-properties fo:color="#000000" loext:opacity="100%" style:font-name="Arial4" fo:font-size="10pt" fo:language="ca" fo:country="ES" fo:font-style="normal" style:text-underline-style="none" fo:font-weight="normal" officeooo:rsid="0135cb32" fo:background-color="transparent" loext:char-shading-value="0"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T67" style:family="text">
      <style:text-properties fo:color="#000000" loext:opacity="100%" style:font-name="Arial4" fo:font-size="10pt" fo:language="ca" fo:country="ES" fo:font-style="normal" style:text-underline-style="none" fo:font-weight="normal" officeooo:rsid="018294ba" fo:background-color="transparent" loext:char-shading-value="0"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T68" style:family="text">
      <style:text-properties fo:color="#000000" loext:opacity="100%" style:font-name="Arial4" fo:font-size="10pt" fo:language="ca" fo:country="ES" fo:font-style="normal" style:text-underline-style="none" fo:font-weight="normal" officeooo:rsid="015973aa" fo:background-color="transparent" loext:char-shading-value="0"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T69" style:family="text">
      <style:text-properties fo:color="#000000" loext:opacity="100%" style:font-name="Arial4" fo:font-size="10pt" fo:language="ca" fo:country="ES" fo:font-style="normal" style:text-underline-style="none" fo:font-weight="normal" officeooo:rsid="011f77ef" fo:background-color="transparent" loext:char-shading-value="0"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T70" style:family="text">
      <style:text-properties fo:color="#000000" loext:opacity="100%" style:font-name="Arial4" fo:font-size="10pt" fo:language="ca" fo:country="ES" fo:font-style="normal" style:text-underline-style="none" fo:font-weight="normal" officeooo:rsid="006bed9e" fo:background-color="transparent" loext:char-shading-value="0"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T71" style:family="text">
      <style:text-properties fo:color="#000000" loext:opacity="100%" style:font-name="Arial4" fo:font-size="10pt" fo:language="ca" fo:country="ES" fo:font-style="normal" style:text-underline-style="none" fo:font-weight="normal" officeooo:rsid="015c93b6"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2" style:family="text">
      <style:text-properties fo:color="#000000" loext:opacity="100%" style:font-name="Arial4" fo:font-size="10pt" fo:language="ca" fo:country="ES" fo:font-style="normal" style:text-underline-style="none" fo:font-weight="normal" officeooo:rsid="01896432"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3" style:family="text">
      <style:text-properties fo:color="#000000" loext:opacity="100%" style:font-name="Arial4" fo:font-size="10pt" fo:language="ca" fo:country="ES" fo:font-style="normal" style:text-underline-style="none" fo:font-weight="normal" officeooo:rsid="00c828b4" fo:background-color="transparent" loext:char-shading-value="0"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T74" style:family="text">
      <style:text-properties fo:color="#000000" loext:opacity="100%" style:font-name="Arial4" fo:font-size="10pt" fo:language="ca" fo:country="ES" fo:font-style="normal" style:text-underline-style="none" fo:font-weight="normal" officeooo:rsid="0183f813" fo:background-color="transparent" loext:char-shading-value="0"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T75" style:family="text">
      <style:text-properties fo:color="#000000" loext:opacity="100%" style:font-name="Arial4" fo:font-size="10pt" fo:language="ca" fo:country="ES" fo:font-style="normal" style:text-underline-style="none" fo:font-weight="normal" officeooo:rsid="00967e97" fo:background-color="transparent" loext:char-shading-value="0"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T76" style:family="text">
      <style:text-properties fo:color="#000000" loext:opacity="100%" style:font-name="Arial4" fo:font-size="10pt" fo:language="ca" fo:country="ES" fo:font-style="normal" style:text-underline-style="none" fo:font-weight="normal" officeooo:rsid="011b7c3e" fo:background-color="transparent" loext:char-shading-value="0" style:font-name-asian="Times New Roman" style:font-size-asian="10pt" style:language-asian="es" style:country-asian="ES" style:font-style-asian="normal" style:font-weight-asian="normal" style:font-name-complex="Arial4" style:font-size-complex="10pt" style:language-complex="ar" style:country-complex="SA" style:font-style-complex="normal" style:font-weight-complex="normal"/>
    </style:style>
    <style:style style:name="T77" style:family="text">
      <style:text-properties fo:color="#000000" loext:opacity="100%" style:font-name="Arial4" fo:font-size="10pt" fo:language="ca" fo:country="ES" fo:font-style="normal" style:text-underline-style="none" fo:font-weight="normal" officeooo:rsid="00c4b44a" fo:background-color="transparent" loext:char-shading-value="0"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78" style:family="text">
      <style:text-properties fo:color="#000000" loext:opacity="100%" style:font-name="Arial4" fo:font-size="10pt" fo:language="ca" fo:country="ES" fo:font-style="normal" style:text-underline-style="none" fo:font-weight="normal" officeooo:rsid="018294ba" fo:background-color="transparent" loext:char-shading-value="0"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79" style:family="text">
      <style:text-properties fo:color="#000000" loext:opacity="100%" style:font-name="Arial4" fo:font-size="10pt" fo:language="ca" fo:country="ES" fo:font-style="normal" style:text-underline-style="none" fo:font-weight="normal" officeooo:rsid="0135cb32" fo:background-color="transparent" loext:char-shading-value="0" style:font-name-asian="Modern880BT-Roman" style:font-size-asian="10pt" style:language-asian="es" style:country-asian="ES" style:font-style-asian="normal" style:font-weight-asian="normal" style:font-name-complex="Modern880BT-Roman" style:font-size-complex="10pt" style:language-complex="ar" style:country-complex="SA" style:font-style-complex="normal" style:font-weight-complex="normal"/>
    </style:style>
    <style:style style:name="T80" style:family="text">
      <style:text-properties fo:color="#000000" loext:opacity="100%" style:font-name="Arial4" fo:font-size="10pt" fo:language="ca" fo:country="ES" fo:font-style="normal" style:text-underline-style="none" fo:font-weight="normal" officeooo:rsid="015c93b6" fo:background-color="transparent" loext:char-shading-value="0" style:font-name-asian="Modern880BT-Roman" style:font-size-asian="10pt" style:font-style-asian="normal" style:font-weight-asian="normal" style:font-name-complex="Arial4" style:font-size-complex="10pt" style:language-complex="ar" style:country-complex="SA" style:font-style-complex="normal" style:font-weight-complex="normal"/>
    </style:style>
    <style:style style:name="T81" style:family="text">
      <style:text-properties fo:color="#000000" loext:opacity="100%" style:font-name="Arial4" fo:font-size="10pt" fo:language="ca" fo:country="ES" fo:font-style="normal" style:text-underline-style="none" fo:font-weight="normal" officeooo:rsid="0181cfbf" style:font-name-asian="Times New Roman" style:font-size-asian="10pt" style:font-style-asian="normal" style:font-weight-asian="normal" style:font-name-complex="Arial4" style:font-size-complex="10pt" style:language-complex="ar" style:country-complex="SA" style:font-style-complex="normal" style:font-weight-complex="normal"/>
    </style:style>
    <style:style style:name="T82" style:family="text">
      <style:text-properties fo:color="#000000" loext:opacity="100%" style:font-name="Arial4" fo:font-size="10pt" fo:language="ca" fo:country="ES" fo:font-style="normal" style:text-underline-style="none" fo:font-weight="bold" fo:background-color="transparent" loext:char-shading-value="0"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T83" style:family="text">
      <style:text-properties fo:color="#000000" loext:opacity="100%" style:font-name="Arial4" fo:font-size="10pt" fo:language="ca" fo:country="ES" fo:font-style="normal" style:text-underline-style="none" fo:font-weight="bold" officeooo:rsid="0003d783" fo:background-color="transparent" loext:char-shading-value="0"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T84" style:family="text">
      <style:text-properties fo:color="#000000" loext:opacity="100%" style:font-name="Arial4" fo:font-size="10pt" fo:language="ca" fo:country="ES" fo:font-style="normal" style:text-underline-style="none" fo:font-weight="bold" officeooo:rsid="0135cb32" fo:background-color="transparent" loext:char-shading-value="0"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T85" style:family="text">
      <style:text-properties fo:color="#000000" loext:opacity="100%" style:font-name="Arial4" fo:font-size="10pt" fo:language="ca" fo:country="ES" fo:font-style="normal" style:text-underline-style="none" fo:font-weight="bold" officeooo:rsid="015973aa" fo:background-color="transparent" loext:char-shading-value="0"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T86" style:family="text">
      <style:text-properties fo:color="#000000" loext:opacity="100%" style:font-name="Arial4" fo:font-size="10pt" fo:language="ca" fo:country="ES" fo:font-style="normal" style:text-underline-style="none" fo:font-weight="bold" officeooo:rsid="011f77ef" fo:background-color="transparent" loext:char-shading-value="0"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T87" style:family="text">
      <style:text-properties fo:color="#000000" loext:opacity="100%" style:font-name="Arial4" fo:font-size="10pt" fo:language="ca" fo:country="ES" fo:font-style="normal" style:text-underline-style="none" fo:font-weight="bold" officeooo:rsid="012a183b" fo:background-color="transparent" loext:char-shading-value="0"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T88" style:family="text">
      <style:text-properties fo:color="#000000" loext:opacity="100%" style:font-name="Arial4" fo:font-size="10pt" fo:language="ca" fo:country="ES" fo:font-style="normal" style:text-underline-style="none" fo:font-weight="bold" officeooo:rsid="006bed9e" fo:background-color="transparent" loext:char-shading-value="0"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T89" style:family="text">
      <style:text-properties fo:color="#000000" loext:opacity="100%" style:font-name="Arial4" fo:font-size="10pt" fo:language="ca" fo:country="ES" fo:font-style="normal" style:text-underline-style="none" fo:font-weight="bold" officeooo:rsid="00c828b4" fo:background-color="transparent" loext:char-shading-value="0"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T90" style:family="text">
      <style:text-properties fo:color="#000000" loext:opacity="100%" style:font-name="Arial4" fo:font-size="10pt" fo:language="ca" fo:country="ES" fo:font-style="normal" style:text-underline-style="none" fo:font-weight="bold" officeooo:rsid="0183f813" fo:background-color="transparent" loext:char-shading-value="0"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T91" style:family="text">
      <style:text-properties fo:color="#000000" loext:opacity="100%" style:font-name="Arial4" fo:font-size="10pt" fo:language="ca" fo:country="ES" fo:font-style="normal" style:text-underline-style="none" fo:font-weight="bold" officeooo:rsid="00fd95f0" fo:background-color="transparent" loext:char-shading-value="0"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T92" style:family="text">
      <style:text-properties fo:color="#000000" loext:opacity="100%" style:font-name="Arial4" fo:font-size="10pt" fo:language="ca" fo:country="ES" fo:font-style="normal" style:text-underline-style="none" fo:font-weight="bold" officeooo:rsid="00967e97" fo:background-color="transparent" loext:char-shading-value="0"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T93" style:family="text">
      <style:text-properties fo:color="#000000" loext:opacity="100%" style:font-name="Arial4" fo:font-size="10pt" fo:language="ca" fo:country="ES" fo:font-style="normal" style:text-underline-style="none" fo:font-weight="bold" officeooo:rsid="011b7c3e" fo:background-color="transparent" loext:char-shading-value="0"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T94" style:family="text">
      <style:text-properties fo:color="#000000" loext:opacity="100%" style:font-name="Arial4" fo:font-size="10pt" fo:language="ca" fo:country="ES" fo:font-style="normal" style:text-underline-style="none" fo:font-weight="bold" officeooo:rsid="011b088b" fo:background-color="transparent" loext:char-shading-value="0"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T95" style:family="text">
      <style:text-properties fo:color="#000000" loext:opacity="100%" style:font-name="Arial4" fo:font-size="10pt" fo:language="ca" fo:country="ES" fo:font-style="normal" style:text-underline-style="none" fo:font-weight="bold" officeooo:rsid="00c4b44a" fo:background-color="transparent" loext:char-shading-value="0" style:font-name-asian="Modern880BT-Roman" style:font-size-asian="10pt" style:language-asian="es" style:country-asian="ES" style:font-style-asian="normal" style:font-weight-asian="bold" style:font-name-complex="Modern880BT-Roman" style:font-size-complex="10pt" style:language-complex="ar" style:country-complex="SA" style:font-style-complex="normal" style:font-weight-complex="bold"/>
    </style:style>
    <style:style style:name="T96" style:family="text">
      <style:text-properties fo:color="#000000" loext:opacity="100%" style:font-name="Arial4" fo:font-size="10pt" fo:language="ca" fo:country="ES" fo:font-style="normal" style:text-underline-style="none" fo:font-weight="bold" officeooo:rsid="015c93b6" fo:background-color="transparent" loext:char-shading-value="0" style:font-name-asian="Modern880BT-Roman" style:font-size-asian="10pt" style:font-style-asian="normal" style:font-weight-asian="bold" style:font-name-complex="Arial4" style:font-size-complex="10pt" style:language-complex="ar" style:country-complex="SA" style:font-style-complex="normal" style:font-weight-complex="bold"/>
    </style:style>
    <style:style style:name="T97" style:family="text">
      <style:text-properties fo:color="#000000" loext:opacity="100%" style:font-name="Arial4" fo:font-size="10pt" fo:language="ca" fo:country="ES" fo:font-style="normal" style:text-underline-style="none" fo:font-weight="bold" officeooo:rsid="0181cfbf" style:font-name-asian="Times New Roman" style:font-size-asian="10pt" style:font-style-asian="normal" style:font-weight-asian="bold" style:font-name-complex="Arial4" style:font-size-complex="10pt" style:language-complex="ar" style:country-complex="SA" style:font-style-complex="normal" style:font-weight-complex="bold"/>
    </style:style>
    <style:style style:name="T98" style:family="text">
      <style:text-properties fo:color="#000000" loext:opacity="100%" style:font-name="Arial4" fo:font-size="10pt" fo:language="ca" fo:country="ES" fo:font-weight="normal" officeooo:rsid="012ed7a6"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99" style:family="text">
      <style:text-properties fo:color="#000000" loext:opacity="100%" style:font-name="Arial4" fo:font-size="10pt" fo:language="ca" fo:country="ES" fo:font-weight="normal" officeooo:rsid="01139a31"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00" style:family="text">
      <style:text-properties fo:color="#000000" loext:opacity="100%" style:font-name="Arial4" fo:font-size="10pt" fo:language="ca" fo:country="ES" fo:font-weight="normal" officeooo:rsid="0112c350"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01" style:family="text">
      <style:text-properties fo:color="#000000" loext:opacity="100%" style:font-name="Arial4" fo:font-size="10pt" fo:language="ca" fo:country="ES" fo:font-weight="normal" officeooo:rsid="013076fd"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02" style:family="text">
      <style:text-properties fo:color="#000000" loext:opacity="100%" style:font-name="Arial4" fo:font-size="10pt" fo:language="ca" fo:country="ES" fo:font-weight="normal" officeooo:rsid="01485465"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03" style:family="text">
      <style:text-properties fo:color="#000000" loext:opacity="100%" style:font-name="Arial4" fo:font-size="10pt" fo:language="ca" fo:country="ES" fo:font-weight="normal" officeooo:rsid="014e04d3"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04" style:family="text">
      <style:text-properties fo:color="#000000" loext:opacity="100%" style:font-name="Arial4" fo:font-size="10pt" fo:language="ca" fo:country="ES" fo:font-weight="normal" officeooo:rsid="0151e7e7"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05" style:family="text">
      <style:text-properties fo:color="#000000" loext:opacity="100%" style:font-name="Arial4" fo:font-size="10pt" fo:language="ca" fo:country="ES" fo:font-weight="normal" officeooo:rsid="01896432"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06" style:family="text">
      <style:text-properties fo:color="#000000" loext:opacity="100%" style:font-name="Arial4" fo:font-size="10pt" fo:language="ca" fo:country="ES" fo:font-weight="normal" officeooo:rsid="01148377" style:font-name-asian="Times New Roman" style:font-size-asian="10pt" style:font-weight-asian="normal" style:font-name-complex="Times New Roman" style:font-size-complex="10pt" style:language-complex="ar" style:country-complex="SA" style:font-weight-complex="normal"/>
    </style:style>
    <style:style style:name="T107" style:family="text">
      <style:text-properties fo:color="#000000" loext:opacity="100%" style:font-name="Arial4" fo:font-size="10pt" fo:language="ca" fo:country="ES" fo:font-weight="normal" officeooo:rsid="017fcbd6" style:font-name-asian="Times New Roman" style:font-size-asian="10pt" style:font-weight-asian="normal" style:font-name-complex="Times New Roman" style:font-size-complex="10pt" style:language-complex="ar" style:country-complex="SA" style:font-weight-complex="normal"/>
    </style:style>
    <style:style style:name="T108" style:family="text">
      <style:text-properties fo:color="#000000" loext:opacity="100%" style:font-name="Arial4" fo:font-size="10pt" fo:language="ca" fo:country="ES" fo:font-weight="bold" officeooo:rsid="012ed7a6"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109" style:family="text">
      <style:text-properties fo:color="#000000" loext:opacity="100%" style:font-name="Arial4" fo:font-size="10pt" fo:language="ca" fo:country="ES" fo:font-weight="bold" officeooo:rsid="01139a31"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110" style:family="text">
      <style:text-properties fo:color="#000000" loext:opacity="100%" style:font-name="Arial4" fo:font-size="10pt" fo:language="ca" fo:country="ES" fo:font-weight="bold" officeooo:rsid="0112c350"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111" style:family="text">
      <style:text-properties fo:color="#000000" loext:opacity="100%" style:font-name="Arial4" fo:font-size="10pt" fo:language="ca" fo:country="ES" fo:font-weight="bold" officeooo:rsid="01148377" style:font-name-asian="Times New Roman" style:font-size-asian="10pt" style:font-weight-asian="bold" style:font-name-complex="Times New Roman" style:font-size-complex="10pt" style:language-complex="ar" style:country-complex="SA" style:font-weight-complex="bold"/>
    </style:style>
    <style:style style:name="T112" style:family="text">
      <style:text-properties fo:color="#000000" loext:opacity="100%" style:font-name="Arial4" fo:font-size="10pt" fo:language="ca" fo:country="ES" fo:font-weight="bold" officeooo:rsid="017fcbd6" style:font-name-asian="Times New Roman" style:font-size-asian="10pt" style:font-weight-asian="bold" style:font-name-complex="Times New Roman" style:font-size-complex="10pt" style:language-complex="ar" style:country-complex="SA" style:font-weight-complex="bold"/>
    </style:style>
    <style:style style:name="T113" style:family="text">
      <style:text-properties fo:color="#000000" loext:opacity="100%" style:font-name="Arial4" fo:font-size="10pt" fo:language="ca" fo:country="ES" style:text-underline-style="none" fo:font-weight="normal" officeooo:rsid="014e04d3"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14" style:family="text">
      <style:text-properties fo:color="#000000" loext:opacity="100%" style:font-name="Arial4" fo:font-size="10pt" fo:language="ca" fo:country="ES" style:text-underline-style="none" fo:font-weight="bold" officeooo:rsid="014e04d3"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115" style:family="text">
      <style:text-properties fo:color="#000000" loext:opacity="100%" style:font-name="Arial4" fo:language="ca" fo:country="ES" fo:font-weight="bold" officeooo:rsid="008b36de" fo:background-color="transparent" loext:char-shading-value="0" style:font-weight-asian="bold" style:font-weight-complex="bold"/>
    </style:style>
    <style:style style:name="T116" style:family="text">
      <style:text-properties fo:color="#000000" loext:opacity="100%" style:font-name="Arial4" fo:language="ca" fo:country="ES" fo:font-weight="bold" officeooo:rsid="009cf09f" fo:background-color="transparent" loext:char-shading-value="0" style:font-weight-asian="bold" style:font-weight-complex="bold"/>
    </style:style>
    <style:style style:name="T117" style:family="text">
      <style:text-properties fo:color="#000000" loext:opacity="100%" style:font-name="Arial4" fo:language="ca" fo:country="ES" fo:font-weight="bold" officeooo:rsid="00e953b4" fo:background-color="transparent" loext:char-shading-value="0" style:font-weight-asian="bold" style:font-weight-complex="bold"/>
    </style:style>
    <style:style style:name="T118" style:family="text">
      <style:text-properties fo:color="#000000" loext:opacity="100%" style:font-name="Arial4" fo:language="ca" fo:country="ES" fo:font-weight="bold" officeooo:rsid="0123dce9" fo:background-color="transparent" loext:char-shading-value="0" style:font-weight-asian="bold" style:font-weight-complex="bold"/>
    </style:style>
    <style:style style:name="T119" style:family="text">
      <style:text-properties fo:color="#000000" loext:opacity="100%" style:font-name="Arial4" fo:language="ca" fo:country="ES" fo:font-weight="bold" officeooo:rsid="00f0d93b" style:font-weight-asian="bold" style:font-weight-complex="bold"/>
    </style:style>
    <style:style style:name="T120" style:family="text">
      <style:text-properties fo:color="#000000" loext:opacity="100%" style:font-name="Arial4" fo:language="ca" fo:country="ES" fo:font-weight="bold" officeooo:rsid="00f2bcbc" style:font-weight-asian="bold" style:font-weight-complex="bold"/>
    </style:style>
    <style:style style:name="T121" style:family="text">
      <style:text-properties fo:color="#000000" loext:opacity="100%" style:font-name="Arial4" fo:language="ca" fo:country="ES" fo:font-weight="bold" officeooo:rsid="00bc5d3a" style:font-weight-asian="bold" style:font-weight-complex="bold"/>
    </style:style>
    <style:style style:name="T122" style:family="text">
      <style:text-properties fo:color="#000000" loext:opacity="100%" style:font-name="Arial4" fo:language="ca" fo:country="ES" fo:font-weight="bold" officeooo:rsid="00bba8bb" style:font-weight-asian="bold" style:font-weight-complex="bold"/>
    </style:style>
    <style:style style:name="T123" style:family="text">
      <style:text-properties fo:color="#000000" loext:opacity="100%" style:font-name="Arial4" fo:language="ca" fo:country="ES" fo:font-weight="bold" officeooo:rsid="009acea2" style:font-weight-asian="bold" style:font-weight-complex="bold"/>
    </style:style>
    <style:style style:name="T124" style:family="text">
      <style:text-properties fo:color="#000000" loext:opacity="100%" style:font-name="Arial4" fo:language="ca" fo:country="ES" fo:font-weight="bold" officeooo:rsid="00fd95f0" style:font-weight-asian="bold" style:font-weight-complex="bold"/>
    </style:style>
    <style:style style:name="T125" style:family="text">
      <style:text-properties fo:color="#000000" loext:opacity="100%" style:font-name="Arial4" fo:language="ca" fo:country="ES" fo:font-weight="bold" officeooo:rsid="00fff8ea" style:font-weight-asian="bold" style:font-weight-complex="bold"/>
    </style:style>
    <style:style style:name="T126" style:family="text">
      <style:text-properties fo:color="#000000" loext:opacity="100%" style:font-name="Arial4" fo:language="ca" fo:country="ES" style:text-underline-style="none" fo:font-weight="bold" officeooo:rsid="008b36de" fo:background-color="transparent" loext:char-shading-value="0" style:font-weight-asian="bold" style:font-weight-complex="bold"/>
    </style:style>
    <style:style style:name="T127" style:family="text">
      <style:text-properties fo:color="#000000" loext:opacity="100%" style:font-name="Arial4" fo:language="ca" fo:country="ES" style:text-underline-style="none" fo:font-weight="bold" officeooo:rsid="009de8f5" fo:background-color="transparent" loext:char-shading-value="0" style:font-weight-asian="bold" style:font-weight-complex="bold"/>
    </style:style>
    <style:style style:name="T128" style:family="text">
      <style:text-properties fo:color="#000000" loext:opacity="100%" style:font-name="Arial4" fo:language="ca" fo:country="ES" style:text-underline-style="none" fo:font-weight="normal" officeooo:rsid="00b00ab7" fo:background-color="transparent" loext:char-shading-value="0" style:font-weight-asian="normal" style:font-weight-complex="normal"/>
    </style:style>
    <style:style style:name="T129" style:family="text">
      <style:text-properties fo:color="#000000" loext:opacity="100%" style:font-name="Arial4" fo:language="ca" fo:country="ES" style:text-underline-style="none" fo:font-weight="normal" officeooo:rsid="017c2467" fo:background-color="transparent" loext:char-shading-value="0" style:font-weight-asian="normal" style:font-weight-complex="normal"/>
    </style:style>
    <style:style style:name="T130" style:family="text">
      <style:text-properties fo:color="#000000" loext:opacity="100%" style:font-name="Arial4" fo:language="ca" fo:country="ES" fo:font-weight="normal" officeooo:rsid="008b36de" fo:background-color="transparent" loext:char-shading-value="0" style:font-weight-asian="normal" style:font-weight-complex="normal"/>
    </style:style>
    <style:style style:name="T131" style:family="text">
      <style:text-properties fo:color="#000000" loext:opacity="100%" style:font-name="Arial4" fo:language="ca" fo:country="ES" fo:font-weight="normal" officeooo:rsid="00dc9d9d" style:font-weight-asian="normal" style:font-weight-complex="normal"/>
    </style:style>
    <style:style style:name="T132" style:family="text">
      <style:text-properties fo:color="#000000" loext:opacity="100%" style:font-name="Arial4" fo:language="ca" fo:country="ES" fo:font-weight="normal" officeooo:rsid="00bba8bb" style:font-weight-asian="normal" style:font-weight-complex="normal"/>
    </style:style>
    <style:style style:name="T133" style:family="text">
      <style:text-properties fo:color="#000000" loext:opacity="100%" style:font-name="Arial4" fo:language="ca" fo:country="ES" fo:font-weight="normal" officeooo:rsid="017fcbd6" style:font-weight-asian="normal" style:font-weight-complex="normal"/>
    </style:style>
    <style:style style:name="T134" style:family="text">
      <style:text-properties fo:color="#000000" loext:opacity="100%" style:font-name="Arial4" fo:language="ca" fo:country="ES" fo:font-weight="normal" officeooo:rsid="005d4a62" style:font-weight-asian="normal" style:font-weight-complex="normal"/>
    </style:style>
    <style:style style:name="T135" style:family="text">
      <style:text-properties fo:color="#000000" loext:opacity="100%" style:font-name="Arial4" fo:language="ca" fo:country="ES" fo:font-weight="normal" officeooo:rsid="009acea2" style:font-weight-asian="normal" style:font-weight-complex="normal"/>
    </style:style>
    <style:style style:name="T136" style:family="text">
      <style:text-properties fo:color="#000000" loext:opacity="100%" style:font-name="Arial4" fo:language="ca" fo:country="ES" fo:font-style="normal" style:text-underline-style="none" fo:font-weight="bold" officeooo:rsid="00f6ba66" style:font-style-asian="normal" style:font-weight-asian="bold" style:font-name-complex="Arial4" style:font-style-complex="normal" style:font-weight-complex="bold"/>
    </style:style>
    <style:style style:name="T137" style:family="text">
      <style:text-properties fo:color="#000000" loext:opacity="100%" style:font-name="Arial4" fo:language="ca" fo:country="ES" fo:font-style="normal" style:text-underline-style="none" fo:font-weight="bold" officeooo:rsid="00c039e9" style:font-style-asian="normal" style:font-weight-asian="bold" style:font-name-complex="Arial4" style:font-style-complex="normal" style:font-weight-complex="bold"/>
    </style:style>
    <style:style style:name="T138" style:family="text">
      <style:text-properties fo:color="#000000" loext:opacity="100%" style:font-name="Arial4" fo:language="ca" fo:country="ES" fo:font-style="normal" style:text-underline-style="none" fo:font-weight="bold" officeooo:rsid="00f6ba66" fo:background-color="transparent" loext:char-shading-value="0" style:font-style-asian="normal" style:font-weight-asian="bold" style:font-name-complex="Arial4" style:font-style-complex="normal" style:font-weight-complex="bold"/>
    </style:style>
    <style:style style:name="T139" style:family="text">
      <style:text-properties fo:color="#000000" loext:opacity="100%" style:font-name="Arial4" fo:language="ca" fo:country="ES" fo:font-style="normal" style:text-underline-style="none" fo:font-weight="bold" officeooo:rsid="006bed9e" fo:background-color="transparent" loext:char-shading-value="0" style:font-style-asian="normal" style:font-weight-asian="bold" style:font-name-complex="Arial4" style:font-style-complex="normal" style:font-weight-complex="bold"/>
    </style:style>
    <style:style style:name="T140" style:family="text">
      <style:text-properties fo:color="#000000" loext:opacity="100%" style:font-name="Arial4" fo:language="ca" fo:country="ES" fo:font-style="normal" style:text-underline-style="none" fo:font-weight="bold" officeooo:rsid="00c4b44a" fo:background-color="transparent" loext:char-shading-value="0" style:font-style-asian="normal" style:font-weight-asian="bold" style:font-name-complex="Arial4" style:font-style-complex="normal" style:font-weight-complex="bold"/>
    </style:style>
    <style:style style:name="T141" style:family="text">
      <style:text-properties fo:color="#000000" loext:opacity="100%" style:font-name="Arial4" fo:language="ca" fo:country="ES" fo:font-style="normal" style:text-underline-style="none" fo:font-weight="bold" officeooo:rsid="007d5aa9" fo:background-color="transparent" loext:char-shading-value="0" style:font-style-asian="normal" style:font-weight-asian="bold" style:font-name-complex="Arial4" style:font-style-complex="normal" style:font-weight-complex="bold"/>
    </style:style>
    <style:style style:name="T142" style:family="text">
      <style:text-properties fo:color="#000000" loext:opacity="100%" style:font-name="Arial4" fo:language="ca" fo:country="ES" fo:font-style="normal" style:text-underline-style="none" fo:font-weight="bold" officeooo:rsid="0105db95" fo:background-color="transparent" loext:char-shading-value="0" style:font-style-asian="normal" style:font-weight-asian="bold" style:font-name-complex="Arial4" style:font-style-complex="normal" style:font-weight-complex="bold"/>
    </style:style>
    <style:style style:name="T143" style:family="text">
      <style:text-properties fo:color="#000000" loext:opacity="100%" style:font-name="Arial4" fo:language="ca" fo:country="ES" fo:font-style="normal" style:text-underline-style="none" fo:font-weight="bold" officeooo:rsid="016f9340" fo:background-color="transparent" loext:char-shading-value="0" style:font-style-asian="normal" style:font-weight-asian="bold" style:font-name-complex="Arial4" style:font-style-complex="normal" style:font-weight-complex="bold"/>
    </style:style>
    <style:style style:name="T144" style:family="text">
      <style:text-properties fo:color="#000000" loext:opacity="100%" style:font-name="Arial4" fo:language="ca" fo:country="ES" fo:font-style="normal" style:text-underline-style="none" fo:font-weight="bold" officeooo:rsid="006d146e" fo:background-color="transparent" loext:char-shading-value="0" style:font-name-asian="Modern880BT-Roman" style:font-style-asian="normal" style:font-weight-asian="bold" style:font-name-complex="Arial4" style:font-style-complex="normal" style:font-weight-complex="bold"/>
    </style:style>
    <style:style style:name="T145" style:family="text">
      <style:text-properties fo:color="#000000" loext:opacity="100%" style:font-name="Arial4" fo:language="ca" fo:country="ES" fo:font-style="normal" style:text-underline-style="none" fo:font-weight="bold" officeooo:rsid="0102cd16" fo:background-color="transparent" loext:char-shading-value="0" style:font-name-asian="Modern880BT-Roman" style:font-style-asian="normal" style:font-weight-asian="bold" style:font-name-complex="Arial4" style:font-style-complex="normal" style:font-weight-complex="bold"/>
    </style:style>
    <style:style style:name="T146" style:family="text">
      <style:text-properties fo:color="#000000" loext:opacity="100%" style:font-name="Arial4" fo:language="ca" fo:country="ES" fo:font-style="normal" style:text-underline-style="none" fo:font-weight="bold" officeooo:rsid="00dbeae2" fo:background-color="transparent" loext:char-shading-value="0" style:font-name-asian="Modern880BT-Roman" style:font-style-asian="normal" style:font-weight-asian="bold" style:font-name-complex="Arial4" style:font-style-complex="normal" style:font-weight-complex="bold"/>
    </style:style>
    <style:style style:name="T147" style:family="text">
      <style:text-properties fo:color="#000000" loext:opacity="100%" style:font-name="Arial4" fo:language="ca" fo:country="ES" fo:font-style="normal" style:text-underline-style="none" fo:font-weight="bold" officeooo:rsid="018a36b8" fo:background-color="transparent" loext:char-shading-value="0" style:font-name-asian="Modern880BT-Roman" style:font-style-asian="normal" style:font-weight-asian="bold" style:font-name-complex="Arial4" style:font-style-complex="normal" style:font-weight-complex="bold"/>
    </style:style>
    <style:style style:name="T148" style:family="text">
      <style:text-properties fo:color="#000000" loext:opacity="100%" style:font-name="Arial4" fo:language="ca" fo:country="ES" fo:font-style="normal" style:text-underline-style="none" fo:font-weight="bold" officeooo:rsid="012a451d" fo:background-color="transparent" loext:char-shading-value="0" style:font-name-asian="Modern880BT-Roman" style:font-style-asian="normal" style:font-weight-asian="bold" style:font-name-complex="Arial4" style:font-style-complex="normal" style:font-weight-complex="bold"/>
    </style:style>
    <style:style style:name="T149" style:family="text">
      <style:text-properties fo:color="#000000" loext:opacity="100%" style:font-name="Arial4" fo:language="ca" fo:country="ES" fo:font-style="normal" style:text-underline-style="none" fo:font-weight="normal" officeooo:rsid="00dc9d9d" style:font-style-asian="normal" style:font-weight-asian="normal" style:font-name-complex="Arial4" style:font-style-complex="normal" style:font-weight-complex="normal"/>
    </style:style>
    <style:style style:name="T150" style:family="text">
      <style:text-properties fo:color="#000000" loext:opacity="100%" style:font-name="Arial4" fo:language="ca" fo:country="ES" fo:font-style="normal" style:text-underline-style="none" fo:font-weight="normal" officeooo:rsid="018294ba" fo:background-color="transparent" loext:char-shading-value="0" style:font-style-asian="normal" style:font-weight-asian="normal" style:font-name-complex="Arial4" style:font-style-complex="normal" style:font-weight-complex="normal"/>
    </style:style>
    <style:style style:name="T151" style:family="text">
      <style:text-properties fo:color="#000000" loext:opacity="100%" style:font-name="Arial4" fo:language="ca" fo:country="ES" fo:font-style="normal" style:text-underline-style="none" fo:font-weight="normal" officeooo:rsid="006bed9e" fo:background-color="transparent" loext:char-shading-value="0" style:font-style-asian="normal" style:font-weight-asian="normal" style:font-name-complex="Arial4" style:font-style-complex="normal" style:font-weight-complex="normal"/>
    </style:style>
    <style:style style:name="T152" style:family="text">
      <style:text-properties fo:color="#000000" loext:opacity="100%" style:font-name="Arial4" fo:language="ca" fo:country="ES" fo:font-style="normal" style:text-underline-style="none" fo:font-weight="normal" officeooo:rsid="0186498e" fo:background-color="transparent" loext:char-shading-value="0" style:font-style-asian="normal" style:font-weight-asian="normal" style:font-name-complex="Arial4" style:font-style-complex="normal" style:font-weight-complex="normal"/>
    </style:style>
    <style:style style:name="T153" style:family="text">
      <style:text-properties fo:color="#000000" loext:opacity="100%" style:font-name="Arial4" fo:language="ca" fo:country="ES" fo:font-style="normal" style:text-underline-style="none" fo:font-weight="normal" officeooo:rsid="006d146e" fo:background-color="transparent" loext:char-shading-value="0" style:font-name-asian="Modern880BT-Roman" style:font-style-asian="normal" style:font-weight-asian="normal" style:font-name-complex="Arial4" style:font-style-complex="normal" style:font-weight-complex="normal"/>
    </style:style>
    <style:style style:name="T154" style:family="text">
      <style:text-properties fo:color="#000000" loext:opacity="100%" style:font-name="Arial4" fo:language="ca" fo:country="ES" fo:font-style="normal" style:text-underline-style="none" fo:font-weight="normal" officeooo:rsid="011f77ef" fo:background-color="transparent" loext:char-shading-value="0" style:font-name-asian="Modern880BT-Roman" style:font-style-asian="normal" style:font-weight-asian="normal" style:font-name-complex="Arial4" style:font-style-complex="normal" style:font-weight-complex="normal"/>
    </style:style>
    <style:style style:name="T155" style:family="text">
      <style:text-properties fo:color="#000000" loext:opacity="100%" style:font-name="Arial4" fo:language="ca" fo:country="ES" fo:font-style="normal" style:text-underline-style="none" fo:font-weight="normal" officeooo:rsid="018a36b8" fo:background-color="transparent" loext:char-shading-value="0" style:font-name-asian="Modern880BT-Roman" style:font-style-asian="normal" style:font-weight-asian="normal" style:font-name-complex="Arial4" style:font-style-complex="normal" style:font-weight-complex="normal"/>
    </style:style>
    <style:style style:name="T156" style:family="text">
      <style:text-properties fo:color="#000000" loext:opacity="100%" style:font-name="Arial4" fo:font-weight="bold" style:font-weight-asian="bold" style:font-weight-complex="bold"/>
    </style:style>
    <style:style style:name="T157" style:family="text">
      <style:text-properties fo:color="#000000" loext:opacity="100%" style:font-name="Arial4" fo:font-weight="bold" officeooo:rsid="00ee4319" style:font-weight-asian="bold" style:font-weight-complex="bold"/>
    </style:style>
    <style:style style:name="T158" style:family="text">
      <style:text-properties fo:color="#000000" loext:opacity="100%" style:font-name="Arial4" fo:font-weight="bold" officeooo:rsid="006bed9e" style:font-weight-asian="bold" style:font-weight-complex="bold"/>
    </style:style>
    <style:style style:name="T159" style:family="text">
      <style:text-properties fo:color="#000000" loext:opacity="100%" style:font-name="Arial4" fo:font-weight="bold" officeooo:rsid="0052153c" style:font-weight-asian="bold" style:font-weight-complex="bold"/>
    </style:style>
    <style:style style:name="T160" style:family="text">
      <style:text-properties fo:color="#000000" loext:opacity="100%" style:font-name="Arial4" officeooo:rsid="00dd9e30"/>
    </style:style>
    <style:style style:name="T161" style:family="text">
      <style:text-properties fo:color="#000000" loext:opacity="100%" style:font-name="Arial4" officeooo:rsid="00dc9d9d"/>
    </style:style>
    <style:style style:name="T162" style:family="text">
      <style:text-properties fo:color="#000000" loext:opacity="100%" style:font-name="Arial4" officeooo:rsid="00a7f264"/>
    </style:style>
    <style:style style:name="T163" style:family="text">
      <style:text-properties fo:color="#000000" loext:opacity="100%" style:font-name="Arial4" officeooo:rsid="00ace1bf"/>
    </style:style>
    <style:style style:name="T164" style:family="text">
      <style:text-properties fo:color="#000000" loext:opacity="100%" style:font-name="Arial4" officeooo:rsid="017eacb2"/>
    </style:style>
    <style:style style:name="T165" style:family="text">
      <style:text-properties fo:color="#000000" loext:opacity="100%" fo:font-size="10pt" style:text-underline-style="none" officeooo:rsid="0123dce9" fo:background-color="transparent" loext:char-shading-value="0" style:font-name-asian="Times New Roman" style:font-size-asian="10pt" style:font-name-complex="Times New Roman" style:font-size-complex="10pt" style:language-complex="ar" style:country-complex="SA"/>
    </style:style>
    <style:style style:name="T166" style:family="text">
      <style:text-properties fo:color="#000000" loext:opacity="100%" fo:font-size="10pt" style:text-underline-style="none" officeooo:rsid="015e2da4" fo:background-color="transparent" loext:char-shading-value="0" style:font-name-asian="Times New Roman" style:font-size-asian="10pt" style:font-name-complex="Times New Roman" style:font-size-complex="10pt" style:language-complex="ar" style:country-complex="SA"/>
    </style:style>
    <style:style style:name="T167" style:family="text">
      <style:text-properties fo:color="#000000" loext:opacity="100%" fo:font-size="10pt" style:text-underline-style="none" officeooo:rsid="012e47f3" fo:background-color="transparent" loext:char-shading-value="0" style:font-name-asian="Times New Roman" style:font-size-asian="10pt" style:font-name-complex="Times New Roman" style:font-size-complex="10pt" style:language-complex="ar" style:country-complex="SA"/>
    </style:style>
    <style:style style:name="T168" style:family="text">
      <style:text-properties fo:color="#000000" loext:opacity="100%" fo:font-size="10pt" style:text-underline-style="none" fo:font-weight="bold" officeooo:rsid="0123dce9" fo:background-color="transparent" loext:char-shading-value="0" style:font-name-asian="Times New Roman" style:font-size-asian="10pt" style:font-weight-asian="bold" style:font-name-complex="Times New Roman" style:font-size-complex="10pt" style:language-complex="ar" style:country-complex="SA" style:font-weight-complex="bold"/>
    </style:style>
    <style:style style:name="T169" style:family="text">
      <style:text-properties fo:color="#000000" loext:opacity="100%" fo:font-size="10pt" style:text-underline-style="none" fo:font-weight="normal" officeooo:rsid="0123dce9"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70" style:family="text">
      <style:text-properties fo:color="#000000" loext:opacity="100%" fo:font-size="10pt" fo:language="ca" fo:country="ES" fo:font-style="normal" style:text-underline-style="none" fo:font-weight="normal" officeooo:rsid="003705f2" fo:background-color="transparent" loext:char-shading-value="0" style:font-size-asian="10pt" style:font-style-asian="normal" style:font-weight-asian="normal" style:font-name-complex="Arial4" style:language-complex="ar" style:country-complex="SA" style:font-style-complex="normal" style:font-weight-complex="normal"/>
    </style:style>
    <style:style style:name="T171" style:family="text">
      <style:text-properties fo:color="#000000" loext:opacity="100%" fo:font-size="10pt" fo:language="ca" fo:country="ES" fo:font-style="normal" style:text-underline-style="none" fo:font-weight="normal" officeooo:rsid="00b3ed26" fo:background-color="transparent" loext:char-shading-value="0" style:font-size-asian="10pt" style:font-style-asian="normal" style:font-weight-asian="normal" style:font-name-complex="Arial4" style:language-complex="ar" style:country-complex="SA" style:font-style-complex="normal" style:font-weight-complex="normal"/>
    </style:style>
    <style:style style:name="T172" style:family="text">
      <style:text-properties fo:color="#000000" loext:opacity="100%" fo:font-size="10pt" fo:language="ca" fo:country="ES" fo:font-style="normal" style:text-underline-style="none" fo:font-weight="normal" officeooo:rsid="001a0e83" fo:background-color="transparent" loext:char-shading-value="0" style:font-size-asian="10pt" style:font-style-asian="normal" style:font-weight-asian="normal" style:font-name-complex="Arial4" style:language-complex="ar" style:country-complex="SA" style:font-style-complex="normal" style:font-weight-complex="normal"/>
    </style:style>
    <style:style style:name="T173" style:family="text">
      <style:text-properties fo:color="#000000" loext:opacity="100%" fo:font-size="10pt" fo:font-style="normal" style:text-underline-style="none" fo:font-weight="bold" officeooo:rsid="00fd95f0" fo:background-color="transparent" loext:char-shading-value="0"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T174" style:family="text">
      <style:text-properties fo:color="#000000" loext:opacity="100%" fo:font-size="10pt" fo:font-style="normal" style:text-underline-style="none" fo:font-weight="bold" officeooo:rsid="00967e97" fo:background-color="transparent" loext:char-shading-value="0"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T175" style:family="text">
      <style:text-properties fo:color="#000000" loext:opacity="100%" fo:font-size="10pt" fo:font-style="normal" style:text-underline-style="none" fo:font-weight="bold" officeooo:rsid="0183f813" fo:background-color="transparent" loext:char-shading-value="0" style:font-name-asian="Times New Roman" style:font-size-asian="10pt" style:language-asian="es" style:country-asian="ES" style:font-style-asian="normal" style:font-weight-asian="bold" style:font-name-complex="Arial4" style:font-size-complex="10pt" style:language-complex="ar" style:country-complex="SA" style:font-style-complex="normal" style:font-weight-complex="bold"/>
    </style:style>
    <style:style style:name="T176" style:family="text">
      <style:text-properties fo:color="#000000" loext:opacity="100%" fo:font-size="10pt" fo:font-style="normal" style:text-underline-style="none" officeooo:rsid="0183f813" fo:background-color="transparent" loext:char-shading-value="0" style:font-name-asian="Times New Roman" style:font-size-asian="10pt" style:language-asian="es" style:country-asian="ES" style:font-style-asian="normal" style:font-name-complex="Arial4" style:font-size-complex="10pt" style:language-complex="ar" style:country-complex="SA" style:font-style-complex="normal"/>
    </style:style>
    <style:style style:name="T177" style:family="text">
      <style:text-properties fo:color="#000000" loext:opacity="100%" style:text-underline-style="none" fo:font-weight="bold" officeooo:rsid="008b36de" fo:background-color="transparent" loext:char-shading-value="0" style:font-weight-asian="bold" style:font-weight-complex="bold"/>
    </style:style>
    <style:style style:name="T178" style:family="text">
      <style:text-properties fo:color="#000000" loext:opacity="100%" style:text-underline-style="none" fo:font-weight="bold" officeooo:rsid="014fffbe" fo:background-color="transparent" loext:char-shading-value="0" style:font-weight-asian="bold" style:font-weight-complex="bold"/>
    </style:style>
    <style:style style:name="T179" style:family="text">
      <style:text-properties fo:color="#000000" loext:opacity="100%" style:font-name="Courier" fo:language="ca" fo:country="ES" fo:font-weight="normal" officeooo:rsid="00d7e0e5" fo:background-color="transparent" loext:char-shading-value="0" style:font-weight-asian="normal" style:font-weight-complex="normal"/>
    </style:style>
    <style:style style:name="T180" style:family="text">
      <style:text-properties fo:color="#000000" loext:opacity="100%" style:font-name="Courier" fo:font-size="10pt" fo:language="ca" fo:country="ES" fo:font-weight="normal" officeooo:rsid="01232561"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81" style:family="text">
      <style:text-properties fo:color="#000000" loext:opacity="100%" style:font-name="Courier" fo:font-size="10pt" fo:language="ca" fo:country="ES" fo:font-weight="normal" officeooo:rsid="01896432"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182" style:family="text">
      <style:text-properties fo:font-style="italic" style:font-style-asian="italic" style:font-style-complex="italic"/>
    </style:style>
    <style:style style:name="T183" style:family="text">
      <style:text-properties fo:font-style="italic" officeooo:rsid="004e60c6" style:font-style-asian="italic" style:font-style-complex="italic"/>
    </style:style>
    <style:style style:name="T184" style:family="text">
      <style:text-properties fo:font-weight="bold" style:font-weight-asian="bold" style:font-weight-complex="bold"/>
    </style:style>
    <style:style style:name="T185" style:family="text">
      <style:text-properties fo:font-weight="bold" officeooo:rsid="00ee4319" style:font-weight-asian="bold" style:font-weight-complex="bold"/>
    </style:style>
    <style:style style:name="T186" style:family="text">
      <style:text-properties fo:font-weight="bold" officeooo:rsid="006bed9e" style:font-weight-asian="bold" style:font-weight-complex="bold"/>
    </style:style>
    <style:style style:name="T187" style:family="text">
      <style:text-properties fo:font-weight="bold" officeooo:rsid="00ace1bf" style:font-weight-asian="bold" style:font-weight-complex="bold"/>
    </style:style>
    <style:style style:name="T188" style:family="text">
      <style:text-properties fo:font-weight="bold" officeooo:rsid="00a94adf" style:font-weight-asian="bold" style:font-weight-complex="bold"/>
    </style:style>
    <style:style style:name="T189" style:family="text">
      <style:text-properties fo:font-weight="bold" officeooo:rsid="00a97dad" style:font-weight-asian="bold" style:font-weight-complex="bold"/>
    </style:style>
    <style:style style:name="T190" style:family="text">
      <style:text-properties fo:font-weight="bold" officeooo:rsid="004e60c6" style:font-weight-asian="bold" style:font-weight-complex="bold"/>
    </style:style>
    <style:style style:name="T191" style:family="text">
      <style:text-properties fo:font-weight="bold" officeooo:rsid="00d0d250" style:font-weight-asian="bold" style:font-weight-complex="bold"/>
    </style:style>
    <style:style style:name="T192" style:family="text">
      <style:text-properties fo:font-weight="bold" officeooo:rsid="00dd9e30" style:font-weight-asian="bold" style:font-weight-complex="bold"/>
    </style:style>
    <style:style style:name="T193" style:family="text">
      <style:text-properties fo:font-weight="bold" officeooo:rsid="0124c4a3" style:font-weight-asian="bold" style:font-weight-complex="bold"/>
    </style:style>
    <style:style style:name="T194" style:family="text">
      <style:text-properties fo:font-weight="bold" officeooo:rsid="00f2bcbc" style:font-weight-asian="bold" style:font-weight-complex="bold"/>
    </style:style>
    <style:style style:name="T195" style:family="text">
      <style:text-properties fo:font-weight="bold" officeooo:rsid="003d4cea" style:font-weight-asian="bold" style:font-weight-complex="bold"/>
    </style:style>
    <style:style style:name="T196" style:family="text">
      <style:text-properties fo:font-weight="bold" officeooo:rsid="012c8014" style:font-weight-asian="bold" style:font-weight-complex="bold"/>
    </style:style>
    <style:style style:name="T197" style:family="text">
      <style:text-properties fo:font-weight="bold" officeooo:rsid="00f6ba66" style:font-weight-asian="bold" style:font-weight-complex="bold"/>
    </style:style>
    <style:style style:name="T198" style:family="text">
      <style:text-properties fo:font-weight="bold" officeooo:rsid="00bc5d3a" style:font-weight-asian="bold" style:font-weight-complex="bold"/>
    </style:style>
    <style:style style:name="T199" style:family="text">
      <style:text-properties fo:font-weight="bold" officeooo:rsid="018054a4" style:font-weight-asian="bold" style:font-weight-complex="bold"/>
    </style:style>
    <style:style style:name="T200" style:family="text">
      <style:text-properties fo:font-weight="bold" officeooo:rsid="00fd95f0" style:font-weight-asian="bold" style:font-weight-complex="bold"/>
    </style:style>
    <style:style style:name="T201" style:family="text">
      <style:text-properties fo:font-weight="bold" officeooo:rsid="0052494b" style:font-weight-asian="bold" style:font-weight-complex="bold"/>
    </style:style>
    <style:style style:name="T202" style:family="text">
      <style:text-properties fo:font-weight="bold" officeooo:rsid="0156b152" style:font-weight-asian="bold" style:font-weight-complex="bold"/>
    </style:style>
    <style:style style:name="T203" style:family="text">
      <style:text-properties fo:font-weight="bold" officeooo:rsid="009acea2" style:font-weight-asian="bold" style:font-weight-complex="bold"/>
    </style:style>
    <style:style style:name="T204" style:family="text">
      <style:text-properties fo:font-weight="bold" officeooo:rsid="012129ef" style:font-weight-asian="bold" style:font-weight-complex="bold"/>
    </style:style>
    <style:style style:name="T205" style:family="text">
      <style:text-properties fo:font-weight="bold" officeooo:rsid="0120c6ed" style:font-weight-asian="bold" style:font-weight-complex="bold"/>
    </style:style>
    <style:style style:name="T206" style:family="text">
      <style:text-properties fo:font-weight="bold" officeooo:rsid="006d146e" style:font-weight-asian="bold" style:font-weight-complex="bold"/>
    </style:style>
    <style:style style:name="T207" style:family="text">
      <style:text-properties fo:font-weight="bold" officeooo:rsid="0102cd16" style:font-weight-asian="bold" style:font-weight-complex="bold"/>
    </style:style>
    <style:style style:name="T208" style:family="text">
      <style:text-properties fo:font-weight="bold" officeooo:rsid="00da2963" style:font-weight-asian="bold" style:font-weight-complex="bold"/>
    </style:style>
    <style:style style:name="T209" style:family="text">
      <style:text-properties fo:font-weight="bold" fo:background-color="transparent" loext:char-shading-value="0" style:font-weight-asian="bold" style:font-weight-complex="bold"/>
    </style:style>
    <style:style style:name="T210" style:family="text">
      <style:text-properties fo:font-weight="bold" officeooo:rsid="010af0a9" fo:background-color="transparent" loext:char-shading-value="0" style:font-weight-asian="bold" style:font-weight-complex="bold"/>
    </style:style>
    <style:style style:name="T211" style:family="text">
      <style:text-properties fo:font-weight="bold" officeooo:rsid="006bed9e" fo:background-color="transparent" loext:char-shading-value="0" style:font-weight-asian="bold" style:font-weight-complex="bold"/>
    </style:style>
    <style:style style:name="T212" style:family="text">
      <style:text-properties fo:font-weight="bold" officeooo:rsid="00fd95f0" fo:background-color="transparent" loext:char-shading-value="0" style:font-weight-asian="bold" style:font-weight-complex="bold"/>
    </style:style>
    <style:style style:name="T213" style:family="text">
      <style:text-properties style:text-underline-style="none" fo:font-weight="normal" style:font-weight-asian="normal" style:font-weight-complex="normal"/>
    </style:style>
    <style:style style:name="T214" style:family="text">
      <style:text-properties style:text-underline-style="none" fo:font-weight="normal" officeooo:rsid="0003d783" style:font-weight-asian="normal" style:font-weight-complex="normal"/>
    </style:style>
    <style:style style:name="T215" style:family="text">
      <style:text-properties officeooo:rsid="0003d783"/>
    </style:style>
    <style:style style:name="T216" style:family="text">
      <style:text-properties officeooo:rsid="009de8f5"/>
    </style:style>
    <style:style style:name="T217" style:family="text">
      <style:text-properties officeooo:rsid="012c8014"/>
    </style:style>
    <style:style style:name="T218" style:family="text">
      <style:text-properties fo:color="#0000ff" loext:opacity="100%" fo:font-size="10pt" style:text-underline-style="solid" style:text-underline-width="auto" style:text-underline-color="font-color" fo:font-weight="normal" officeooo:rsid="0123dce9"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219" style:family="text">
      <style:text-properties officeooo:rsid="0105db95"/>
    </style:style>
    <style:style style:name="T220" style:family="text">
      <style:text-properties officeooo:rsid="00ae21c9"/>
    </style:style>
    <style:style style:name="T221" style:family="text">
      <style:text-properties officeooo:rsid="00ace1bf"/>
    </style:style>
    <style:style style:name="T222" style:family="text">
      <style:text-properties officeooo:rsid="015e7aa9"/>
    </style:style>
    <style:style style:name="T223" style:family="text">
      <style:text-properties officeooo:rsid="001053a4"/>
    </style:style>
    <style:style style:name="T224" style:family="text">
      <style:text-properties officeooo:rsid="00a7f264"/>
    </style:style>
    <style:style style:name="T225" style:family="text">
      <style:text-properties officeooo:rsid="004e60c6"/>
    </style:style>
    <style:style style:name="T226" style:family="text">
      <style:text-properties officeooo:rsid="00d0d250"/>
    </style:style>
    <style:style style:name="T227" style:family="text">
      <style:text-properties fo:font-weight="normal" style:font-weight-asian="normal" style:font-weight-complex="normal"/>
    </style:style>
    <style:style style:name="T228" style:family="text">
      <style:text-properties officeooo:rsid="0052153c"/>
    </style:style>
    <style:style style:name="T229" style:family="text">
      <style:text-properties officeooo:rsid="004e60c6" style:font-name-complex="Arial3"/>
    </style:style>
    <style:style style:name="T230" style:family="text">
      <style:text-properties officeooo:rsid="00b7a28a"/>
    </style:style>
    <style:style style:name="T231" style:family="text">
      <style:text-properties officeooo:rsid="0173fb5d"/>
    </style:style>
    <style:style style:name="T232" style:family="text">
      <style:text-properties officeooo:rsid="00bb81ff"/>
    </style:style>
    <style:style style:name="T233" style:family="text">
      <style:text-properties officeooo:rsid="00f0d93b"/>
    </style:style>
    <style:style style:name="T234" style:family="text">
      <style:text-properties officeooo:rsid="01148377"/>
    </style:style>
    <style:style style:name="T235" style:family="text">
      <style:text-properties officeooo:rsid="01755a28"/>
    </style:style>
    <style:style style:name="T236" style:family="text">
      <style:text-properties officeooo:rsid="00bc0473"/>
    </style:style>
    <style:style style:name="T237" style:family="text">
      <style:text-properties officeooo:rsid="017fcbd6"/>
    </style:style>
    <style:style style:name="T238" style:family="text">
      <style:text-properties fo:font-style="normal" style:text-underline-style="none" fo:background-color="transparent" loext:char-shading-value="0" style:font-style-asian="normal" style:font-name-complex="Arial4" style:font-style-complex="normal"/>
    </style:style>
    <style:style style:name="T239" style:family="text">
      <style:text-properties fo:font-style="normal" style:text-underline-style="none" officeooo:rsid="016155a3" fo:background-color="transparent" loext:char-shading-value="0" style:font-style-asian="normal" style:font-name-complex="Arial4" style:font-style-complex="normal"/>
    </style:style>
    <style:style style:name="T240" style:family="text">
      <style:text-properties fo:font-style="normal" style:text-underline-style="none" officeooo:rsid="018054a4" fo:background-color="transparent" loext:char-shading-value="0" style:font-style-asian="normal" style:font-name-complex="Arial4" style:font-style-complex="normal"/>
    </style:style>
    <style:style style:name="T241" style:family="text">
      <style:text-properties fo:font-style="normal" style:text-underline-style="none" fo:font-weight="bold" officeooo:rsid="016155a3" fo:background-color="transparent" loext:char-shading-value="0" style:font-style-asian="normal" style:font-weight-asian="bold" style:font-name-complex="Arial4" style:font-style-complex="normal" style:font-weight-complex="bold"/>
    </style:style>
    <style:style style:name="T242" style:family="text">
      <style:text-properties fo:font-style="normal" fo:font-weight="bold" fo:background-color="transparent" loext:char-shading-value="0" style:font-name-asian="Modern880BT-Roman" style:font-style-asian="normal" style:font-weight-asian="bold" style:font-name-complex="Modern880BT-Roman" style:font-style-complex="normal" style:font-weight-complex="bold"/>
    </style:style>
    <style:style style:name="T243" style:family="text">
      <style:text-properties fo:font-style="normal" fo:font-weight="bold" officeooo:rsid="00fd95f0" fo:background-color="transparent" loext:char-shading-value="0" style:font-name-asian="Modern880BT-Roman" style:font-style-asian="normal" style:font-weight-asian="bold" style:font-name-complex="Modern880BT-Roman" style:font-style-complex="normal" style:font-weight-complex="bold"/>
    </style:style>
    <style:style style:name="T244" style:family="text">
      <style:text-properties fo:font-style="normal" fo:font-weight="bold" officeooo:rsid="006d146e" fo:background-color="transparent" loext:char-shading-value="0" style:font-name-asian="Modern880BT-Roman" style:font-style-asian="normal" style:font-weight-asian="bold" style:font-name-complex="Modern880BT-Roman" style:font-style-complex="normal" style:font-weight-complex="bold"/>
    </style:style>
    <style:style style:name="T245" style:family="text">
      <style:text-properties fo:font-style="normal" fo:font-weight="bold" officeooo:rsid="0052494b" fo:background-color="transparent" loext:char-shading-value="0" style:font-name-asian="Modern880BT-Roman" style:font-style-asian="normal" style:font-weight-asian="bold" style:font-name-complex="Modern880BT-Roman" style:font-style-complex="normal" style:font-weight-complex="bold"/>
    </style:style>
    <style:style style:name="T246" style:family="text">
      <style:text-properties fo:font-style="normal" fo:font-weight="bold" officeooo:rsid="0102cd16" fo:background-color="transparent" loext:char-shading-value="0" style:font-name-asian="Modern880BT-Roman" style:font-style-asian="normal" style:font-weight-asian="bold" style:font-name-complex="Modern880BT-Roman" style:font-style-complex="normal" style:font-weight-complex="bold"/>
    </style:style>
    <style:style style:name="T247" style:family="text">
      <style:text-properties officeooo:rsid="00dc9d9d"/>
    </style:style>
    <style:style style:name="T248" style:family="text">
      <style:text-properties officeooo:rsid="00bba8bb"/>
    </style:style>
    <style:style style:name="T249" style:family="text">
      <style:text-properties officeooo:rsid="018054a4"/>
    </style:style>
    <style:style style:name="T250" style:family="text">
      <style:text-properties officeooo:rsid="00dea588"/>
    </style:style>
    <style:style style:name="T251" style:family="text">
      <style:text-properties officeooo:rsid="00c42549"/>
    </style:style>
    <style:style style:name="T252" style:family="text">
      <style:text-properties officeooo:rsid="006bed9e"/>
    </style:style>
    <style:style style:name="T253" style:family="text">
      <style:text-properties officeooo:rsid="018294ba"/>
    </style:style>
    <style:style style:name="T254" style:family="text">
      <style:text-properties fo:background-color="transparent" loext:char-shading-value="0"/>
    </style:style>
    <style:style style:name="T255" style:family="text">
      <style:text-properties officeooo:rsid="00dfb6c8" fo:background-color="transparent" loext:char-shading-value="0"/>
    </style:style>
    <style:style style:name="T256" style:family="text">
      <style:text-properties officeooo:rsid="00dea588" fo:background-color="transparent" loext:char-shading-value="0"/>
    </style:style>
    <style:style style:name="T257" style:family="text">
      <style:text-properties officeooo:rsid="0170f3f1" fo:background-color="transparent" loext:char-shading-value="0"/>
    </style:style>
    <style:style style:name="T258" style:family="text">
      <style:text-properties officeooo:rsid="00c64e0f"/>
    </style:style>
    <style:style style:name="T259" style:family="text">
      <style:text-properties officeooo:rsid="00ca6009"/>
    </style:style>
    <style:style style:name="T260" style:family="text">
      <style:text-properties officeooo:rsid="0052494b"/>
    </style:style>
    <style:style style:name="T261" style:family="text">
      <style:text-properties officeooo:rsid="0170f3f1"/>
    </style:style>
    <style:style style:name="T262" style:family="text">
      <style:text-properties officeooo:rsid="009acea2"/>
    </style:style>
    <style:style style:name="T263" style:family="text">
      <style:text-properties officeooo:rsid="012129ef"/>
    </style:style>
    <style:style style:name="T264" style:family="text">
      <style:text-properties officeooo:rsid="016c4285"/>
    </style:style>
    <style:style style:name="T265" style:family="text">
      <style:text-properties officeooo:rsid="0120c6ed"/>
    </style:style>
    <style:style style:name="T266" style:family="text">
      <style:text-properties officeooo:rsid="012a451d"/>
    </style:style>
    <style:style style:name="T267" style:family="text">
      <style:text-properties officeooo:rsid="0108cd89"/>
    </style:style>
    <style:style style:name="T268" style:family="text">
      <style:text-properties officeooo:rsid="00da2963"/>
    </style:style>
    <style:style style:name="T269" style:family="text">
      <style:text-properties style:font-name-asian="Modern880BT-Roman" style:font-name-complex="Modern880BT-Roman"/>
    </style:style>
    <style:style style:name="T270" style:family="text">
      <style:text-properties officeooo:rsid="006d14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662cm" fo:text-indent="-0.635cm" fo:margin-left="1.662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97cm" fo:text-indent="-0.635cm" fo:margin-left="2.29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32cm" fo:text-indent="-0.635cm" fo:margin-left="2.932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67cm" fo:text-indent="-0.635cm" fo:margin-left="3.567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02cm" fo:text-indent="-0.635cm" fo:margin-left="4.20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37cm" fo:text-indent="-0.635cm" fo:margin-left="4.837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72cm" fo:text-indent="-0.635cm" fo:margin-left="5.472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07cm" fo:text-indent="-0.635cm" fo:margin-left="6.107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42cm" fo:text-indent="-0.635cm" fo:margin-left="6.74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77cm" fo:text-indent="-0.635cm" fo:margin-left="7.377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66cm" fo:text-indent="-0.635cm" fo:margin-left="1.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95cm" fo:text-indent="-0.635cm" fo:margin-left="2.29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3cm" fo:text-indent="-0.635cm" fo:margin-left="2.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65cm" fo:text-indent="-0.635cm" fo:margin-left="3.56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cm" fo:text-indent="-0.635cm" fo:margin-left="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35cm" fo:text-indent="-0.635cm" fo:margin-left="4.8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7cm" fo:text-indent="-0.635cm" fo:margin-left="5.4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05cm" fo:text-indent="-0.635cm" fo:margin-left="6.10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4cm" fo:text-indent="-0.635cm" fo:margin-left="6.7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75cm" fo:text-indent="-0.635cm" fo:margin-left="7.37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
      <text:p text:style-name="P42"/>
      <text:p text:style-name="P43">CFGM Sistemes microinformàtics i xarxes</text:p>
      <text:h text:style-name="P205" text:outline-level="1"><text:span text:style-name="T28">0222</text:span> – Sistemes Operatius Monolloc</text:h>
      <text:p text:style-name="P137">EAC2</text:p>
      <text:p text:style-name="P13">(Curs 20<text:span text:style-name="T29">2</text:span><text:span text:style-name="T28">4</text:span>-<text:span text:style-name="T29">2</text:span><text:span text:style-name="T28">5</text:span> / <text:span text:style-name="T22">2n</text:span> semestre)</text:p>
      <text:p text:style-name="P139"/>
      <text:p text:style-name="P144"/>
      <text:p text:style-name="P153">Presentació i resultats d'aprenentatge</text:p>
      <text:p text:style-name="P145"/>
      <text:p text:style-name="P140"><text:span text:style-name="T30">Aquest exercici d’avaluació continuada (EAC) es correspon amb els continguts treballats a la unitat 2 </text:span><text:span text:style-name="T35">“Sistemes operatius propietaris”</text:span></text:p>
      <text:p text:style-name="P148"/>
      <text:p text:style-name="P141"><text:span text:style-name="T30">Els </text:span><text:span text:style-name="T35">resultats d'aprenentatge</text:span><text:span text:style-name="T30"> que es plantegen són:</text:span></text:p>
      <text:list xml:id="list324457318" text:style-name="L2">
        <text:list-item>
          <text:p text:style-name="P208">Instal·la sistemes operatius, relacionant-ne les característiques amb el maquinari de l'equip i el programari d'aplicació.</text:p>
        </text:list-item>
        <text:list-item>
          <text:p text:style-name="P208">Realitza tasques bàsiques de configuració de sistemes operatius, interpretant-ne requeriments i descrivint-ne els procediments seguits.</text:p>
        </text:list-item>
        <text:list-item>
          <text:p text:style-name="P208">Realitza operacions bàsiques d'administració de sistemes operatius, interpretant requeriments i optimitzant el sistema per al seu ús.</text:p>
        </text:list-item>
      </text:list>
      <text:p text:style-name="P138"/>
      <text:p text:style-name="P153">Criteris d’avaluació</text:p>
      <text:p text:style-name="P138"/>
      <text:p text:style-name="P147"><text:span text:style-name="T56">El valor total d'aquest EAC2 és de 10 punts. La puntuació màxima assignada a cada activitat s’indica a l’enunciat. </text:span><text:span text:style-name="T57">Els criteris que es tindran en compte per avaluar el treball de l’alumnat són els següents:</text:span></text:p>
      <text:list xml:id="list3503337810" text:style-name="L3">
        <text:list-item>
          <text:p text:style-name="P210">Analitza les funcions del sistema operatiu.</text:p>
        </text:list-item>
        <text:list-item>
          <text:p text:style-name="P210">Descriu l'arquitectura del sistema operatiu.</text:p>
        </text:list-item>
        <text:list-item>
          <text:p text:style-name="P210">Verifica la idoneïtat del maquinari.</text:p>
        </text:list-item>
        <text:list-item>
          <text:p text:style-name="P210">Selecciona el sistema operatiu.</text:p>
        </text:list-item>
        <text:list-item>
          <text:p text:style-name="P210">Elabora un pla d'instal·lació.</text:p>
        </text:list-item>
        <text:list-item>
          <text:p text:style-name="P210">Configura paràmetres bàsics de la instal·lació.</text:p>
        </text:list-item>
        <text:list-item>
          <text:p text:style-name="P210">Configura un gestor d'arrencada.</text:p>
        </text:list-item>
        <text:list-item>
          <text:p text:style-name="P210">Descriu les incidències de la instal·lació.</text:p>
        </text:list-item>
        <text:list-item>
          <text:p text:style-name="P210">Respecta les normes d'utilització del programari (llicències).</text:p>
        </text:list-item>
        <text:list-item>
          <text:p text:style-name="P210">Actualitza el sistema operatiu.</text:p>
        </text:list-item>
        <text:list-item>
          <text:p text:style-name="P210">Diferencia les interfícies d'usuari segons les seves propietats </text:p>
        </text:list-item>
        <text:list-item>
          <text:p text:style-name="P210">Aplica preferències en la configuració de l'entorn personal.</text:p>
        </text:list-item>
        <text:list-item>
          <text:p text:style-name="P210">Gestiona els sistemes d'arxius específics. </text:p>
        </text:list-item>
        <text:list-item>
          <text:p text:style-name="P210">Aplica mètodes per a la recuperació del sistema operatiu.</text:p>
        </text:list-item>
        <text:list-item>
          <text:p text:style-name="P210">Realitza la configuració per a l'actualització del sistema operatiu.</text:p>
        </text:list-item>
        <text:list-item>
          <text:p text:style-name="P210">Realitza operacions d'instal·lació/desinstal·lació d'utilitats.</text:p>
        </text:list-item>
        <text:list-item>
          <text:p text:style-name="P210">Utilitza els assistents de configuració del sistema (accés a xarxes, dispositius, entre d’altres).</text:p>
        </text:list-item>
        <text:list-item>
          <text:p text:style-name="P210">E<text:span text:style-name="T6">xecuta operacions per a l'automatització de tasques del sistema </text:span></text:p>
        </text:list-item>
        <text:list-item>
          <text:p text:style-name="P207">Configura perfils d'usuari i grup. </text:p>
        </text:list-item>
        <text:list-item>
          <text:p text:style-name="P207">Utilitza eines gràfiques per a descriure l'organització dels arxius del sistema.</text:p>
        </text:list-item>
        <text:list-item>
          <text:p text:style-name="P207">Actua sobre els processos de l'usuari en funció de les necessitats puntuals.</text:p>
        </text:list-item>
        <text:list-item>
          <text:p text:style-name="P207">Actua sobre els serveis del sistema en funció de les necessitats puntuals.</text:p>
        </text:list-item>
        <text:list-item>
          <text:p text:style-name="P212">A<text:span text:style-name="T58">plica criteris per a l'optimització de la memòria disponible.</text:span></text:p>
        </text:list-item>
        <text:list-item>
          <text:p text:style-name="P212">A<text:span text:style-name="T58">nalitza l'activitat del sistema a partir de les traces generades pel propi sistema.</text:span></text:p>
        </text:list-item>
        <text:list-item>
          <text:p text:style-name="P212">O<text:span text:style-name="T58">ptimitza el funcionament dels dispositius d'emmagatzematge.</text:span></text:p>
        </text:list-item>
        <text:list-item>
          <text:p text:style-name="P212"><text:soft-page-break/>R<text:span text:style-name="T58">econe</text:span>ix<text:span text:style-name="T58"> i configura els recursos compartibles del sistema.</text:span></text:p>
        </text:list-item>
        <text:list-item>
          <text:p text:style-name="P212">I<text:span text:style-name="T58">nterpreta la informació de configuració del sistema operatiu.</text:span></text:p>
        </text:list-item>
      </text:list>
      <text:list xml:id="list943646373" text:style-name="WW8Num27">
        <text:list-header>
          <text:p text:style-name="P214"/>
        </text:list-header>
      </text:list>
      <text:p text:style-name="P153">Forma i data de lliurament</text:p>
      <text:p text:style-name="P138"/>
      <text:p text:style-name="P145">Per respondre les qüestions heu d’utilitzar aquest mateix fitxer. Elimineu els apartats <text:span text:style-name="T182">Presentació i resultats d'aprenentatge</text:span>, <text:span text:style-name="T182">Criteris d’avaluació</text:span> i <text:span text:style-name="T182">Forma i data de lliurament</text:span>. L’enunciat està disponible en el format d’<text:span text:style-name="T184">OpenOffice (.odt).</text:span></text:p>
      <text:p text:style-name="P145"/>
      <text:p text:style-name="P140"><text:span text:style-name="T30">Un cop finalitzat l’exercici d’avaluació continuada heu d’enviar el document des de l'apartat </text:span><text:span text:style-name="T35">Lliurament</text:span><text:span text:style-name="T30"> </text:span><text:span text:style-name="T35">EAC2</text:span><text:span text:style-name="T30"> de l'aula, dins del termini establert. Tingueu en compte que el sistema no permetrà fer lliuraments després de la data i hora indicades. </text:span><text:span text:style-name="T31">Podeu lliurar un fitxer en format ODT o un en format PDF.</text:span></text:p>
      <text:p text:style-name="P143"/>
      <text:p text:style-name="P142"><text:span text:style-name="T30">El nom del fitxer serà el següent: </text:span><text:span text:style-name="T39">SMX_0222_</text:span><text:span text:style-name="T35">EAC</text:span><text:span text:style-name="T38">2</text:span><text:span text:style-name="T35">_Cognom1_Inicial del cognom2. </text:span><text:span text:style-name="T30">Els cognoms s’escriuran sense accents. Per exemple, l’estudiant </text:span><text:span text:style-name="T42">Joan</text:span><text:span text:style-name="T43">a</text:span><text:span text:style-name="T42"> García Sant</text:span><text:span text:style-name="T44">o</text:span><text:span text:style-name="T42">s</text:span><text:span text:style-name="T30"> posaria el següent nom al seu fitxer de l’EA</text:span><text:span text:style-name="T46">C2</text:span><text:span text:style-name="T30">: </text:span><text:span text:style-name="T39">SMX_0222_</text:span><text:span text:style-name="T35">EAC2</text:span><text:span text:style-name="T38">_</text:span><text:span text:style-name="T35">Garcia_S</text:span><text:span text:style-name="T30">.</text:span></text:p>
      <text:p text:style-name="P145"/>
      <text:p text:style-name="P140"><text:span text:style-name="T30">Substituïu </text:span><text:span text:style-name="T45">Nom i cognoms</text:span><text:span text:style-name="T30"> de la capçalera per les vostres dades personals.</text:span></text:p>
      <text:p text:style-name="P145"/>
      <text:p text:style-name="P140"><text:span text:style-name="T30">El termini de lliurament finalitza a les </text:span><text:span text:style-name="T35">23:55 h </text:span><text:span text:style-name="T30">del dia</text:span><text:span text:style-name="T35"> </text:span><text:span text:style-name="T36">08/04</text:span><text:span text:style-name="T37">/202</text:span><text:span text:style-name="T36">5</text:span><text:span text:style-name="T38">.</text:span><text:span text:style-name="T30"> <text:s/>La proposta de solució de l’EAC2 i les qualificacions es publicaran el dia </text:span><text:span text:style-name="T32">2</text:span><text:span text:style-name="T33">9</text:span><text:span text:style-name="T34">/</text:span><text:span text:style-name="T33">04</text:span><text:span text:style-name="T34">/202</text:span><text:span text:style-name="T33">5</text:span><text:span text:style-name="T46">.</text:span></text:p>
      <text:p text:style-name="P149"/>
      <text:p text:style-name="P92"><text:span text:style-name="T46">NOTA IMPORTANT: </text:span><text:span text:style-name="T38">la grandària màxima del fitxer lliurat no pot superar els 5 MB.</text:span></text:p>
      <text:p text:style-name="P146"/>
      <table:table table:name="Taula4" table:style-name="Taula4">
        <table:table-column table:style-name="Taula4.A"/>
        <table:table-row>
          <table:table-cell table:style-name="Taula4.A1" office:value-type="string" table:protected="true">
            <text:p text:style-name="P156">NOTES IMPORTANTS SOBRE EL FORMAT I SOBRE LES CAPTURES DE PANTALLA</text:p>
            <text:p text:style-name="P157"/>
            <text:p text:style-name="P158">Aquest arxiu està en format lliure .ODT i el podeu editar <text:span text:style-name="T60">amb programari lliure i gratuït com ara OpenOffice o LibreOffice. </text:span><text:span text:style-name="T62">Cal que el retorneu en el mateix format .ODT </text:span><text:span text:style-name="T63">o bé en format PDF</text:span><text:span text:style-name="T60">. No convertiu l’arxiu a format Word</text:span><text:span text:style-name="T61"> </text:span><text:span text:style-name="T60">ja que això sovint porta a una presentació deficient.</text:span></text:p>
            <text:p text:style-name="P46"/>
            <text:p text:style-name="P87"><text:span text:style-name="T214">Pel que fa a les imatges, q</text:span><text:span text:style-name="T213">uan</text:span><text:span text:style-name="T214"> es demana adjuntar una captura de pantalla, </text:span><text:span text:style-name="T213">no us limiteu a fer una captura de tot l'escriptori de treball </text:span><text:span text:style-name="T214">ja que</text:span><text:span text:style-name="T213">:</text:span></text:p>
            <text:list xml:id="list3354280467" text:style-name="L1">
              <text:list-item>
                <text:p text:style-name="P223">La imatge resultant conté molta informació irrellevant i la part rellevant queda d'una mida <text:span text:style-name="T215">molt petita</text:span> difícil de visualitzar i avaluar.</text:p>
              </text:list-item>
              <text:list-item>
                <text:p text:style-name="P223">El pes total de l'arxiu de l'exercici esdevé molt gran i a vegades supera el màxim permès.</text:p>
              </text:list-item>
            </text:list>
            <text:p text:style-name="P169"><text:span text:style-name="T65">Per tant, cal que </text:span><text:span text:style-name="T82">retall</text:span><text:span text:style-name="T83">eu</text:span><text:span text:style-name="T82"> </text:span><text:span text:style-name="T83">i</text:span><text:span text:style-name="T82"> inclo</text:span><text:span text:style-name="T83">gueu</text:span><text:span text:style-name="T82"> només la part de la imatge significativa</text:span><text:span text:style-name="T64"> i que es demana en cada enunciat.</text:span></text:p>
          </table:table-cell>
        </table:table-row>
      </table:table>
      <text:p text:style-name="P150"/>
      <text:p text:style-name="P154">Enunciat</text:p>
      <text:p text:style-name="P151"/>
      <text:p text:style-name="P151"/>
      <text:p text:style-name="P159"><text:span text:style-name="T14">Primera part. </text:span><text:span text:style-name="T15">Instal·lació de sistemes operatius propietaris (total: </text:span><text:span text:style-name="T16">3</text:span><text:span text:style-name="T15"> punts)</text:span></text:p>
      <text:p text:style-name="P93"/>
      <text:p text:style-name="P160">Per fer les següents activitats, consulteu l’apartat dels materials:</text:p>
      <text:p text:style-name="P88"/>
      <text:p text:style-name="P89"><text:a xlink:type="simple" xlink:href="https://ioc.xtec.cat/materials/FP/Recursos/fp_smx_m02_/web/fp_smx_m02_htmlindex/WebContent/u2/a1/continguts.html" text:style-name="Internet_20_link" text:visited-style-name="Visited_20_Internet_20_Link">Instal·lació de sistemes operatius propietaris</text:a></text:p>
      <text:p text:style-name="P108"/>
      <text:p text:style-name="P95"><text:span text:style-name="T185">Activitat</text:span><text:span text:style-name="T186"> </text:span><text:span text:style-name="T184">1. </text:span><text:span text:style-name="T216">(0,</text:span><text:span text:style-name="T217">7</text:span><text:span text:style-name="T216">5 punts) Sistemes operatius privatius.</text:span></text:p>
      <text:p text:style-name="P124"/>
      <text:p text:style-name="P172"><text:span text:style-name="T115">1.</text:span><text:span text:style-name="T116">1</text:span><text:span text:style-name="T115">. </text:span><text:span text:style-name="T98">Definiu, amb les vostres pròpies paraules, què és un </text:span><text:span text:style-name="T108">sistema operatiu propietari</text:span><text:span text:style-name="T98"> o privatiu i mencioneu almenys </text:span><text:span text:style-name="T108">dues característiques</text:span><text:span text:style-name="T98"> principals. A més de Microsoft, esmenteu una altra </text:span><text:span text:style-name="T108">empresa</text:span><text:span text:style-name="T98"> que distribueixi sistemes operatius propietaris.</text:span></text:p>
      <text:p text:style-name="P14"/>
      <text:p text:style-name="P183"/>
      <text:p text:style-name="P126"/>
      <text:p text:style-name="P173"><text:span text:style-name="T126">1.</text:span><text:span text:style-name="T127">2</text:span><text:span text:style-name="T126">. </text:span><text:span text:style-name="T113">Compareu les versions Windows 11 Home i Windows 11 Pro en termes de funcionalitats i seguretat. Identifiqueu almenys </text:span><text:span text:style-name="T114">tres diferències</text:span><text:span text:style-name="T113"> clau entre aquestes versions.</text:span></text:p>
      <text:p text:style-name="P15"/>
      <text:p text:style-name="P184"/>
      <text:p text:style-name="P53"/>
      <text:p text:style-name="P10"><text:span text:style-name="T165">Investigueu a la pàgina web oficial de Microsoft quin és el </text:span><text:span text:style-name="T168">preu</text:span><text:span text:style-name="T165"> actual de Windows 1</text:span><text:span text:style-name="T166">1</text:span><text:span text:style-name="T165"> Home </text:span><text:span text:style-name="T167">i Windows 1</text:span><text:span text:style-name="T166">1</text:span><text:span text:style-name="T167"> Pro</text:span><text:span text:style-name="T165">. Adjunteu una captura de pantalla on es vegi aquesta informació.</text:span></text:p>
      <text:p text:style-name="P15"/>
      <text:p text:style-name="P184"/>
      <text:p text:style-name="P80"/>
      <text:p text:style-name="P12"><text:span text:style-name="T177">1.</text:span><text:span text:style-name="T178">3</text:span><text:span text:style-name="T177">. </text:span><text:span text:style-name="T169">Accediu a la pàgina de suport de Microsoft (</text:span><text:a xlink:type="simple" xlink:href="https://support.microsoft.com/es-es/lifecycle/search" text:style-name="Internet_20_link" text:visited-style-name="Visited_20_Internet_20_Link"><text:span text:style-name="T218">https://support.microsoft.com/es-es/lifecycle/search</text:span></text:a><text:span text:style-name="T169">) i informeu-vos sobre el cicle de vida de Windows 10. Responeu les preguntes següents:</text:span></text:p>
      <text:p text:style-name="P91"/>
      <text:list xml:id="list3710289881" text:style-name="L12">
        <text:list-item>
          <text:p text:style-name="P217">Quina és la data oficial de finalització del <text:span text:style-name="T184">suport</text:span> per a Windows 10?</text:p>
        </text:list-item>
        <text:list-item>
          <text:p text:style-name="P217">Quina serà <text:span text:style-name="T184">l'última versió </text:span>publicada d'aquest sistema operatiu?</text:p>
        </text:list-item>
        <text:list-item>
          <text:p text:style-name="P217">Per què és important conèixer la <text:span text:style-name="T184">data de finalització del suport</text:span> d'un sistema operatiu?</text:p>
        </text:list-item>
      </text:list>
      <text:p text:style-name="P91"/>
      <text:p text:style-name="P91">Adjunteu una captura de pantalla que mostri aquesta informació.</text:p>
      <text:p text:style-name="P16"/>
      <text:p text:style-name="P185"/>
      <text:p text:style-name="P203"/>
      <text:p text:style-name="P204"/>
      <text:p text:style-name="P95"><text:span text:style-name="T185">Activitat</text:span><text:span text:style-name="T186"> </text:span><text:span text:style-name="T184">2.</text:span> (<text:span text:style-name="T219">0,75</text:span> punt<text:span text:style-name="T219">s</text:span>) <text:span text:style-name="T216">Planificació de la instal·lació.</text:span></text:p>
      <text:p text:style-name="P109"/>
      <text:p text:style-name="P172"><text:span text:style-name="T117">2</text:span><text:span text:style-name="T115">.</text:span><text:span text:style-name="T116">1</text:span><text:span text:style-name="T115">. </text:span><text:span text:style-name="T130">Una persona vol comprar un ordinador portàtil nou per a ús personal i necessita un sistema operatiu Windows amb una interfície intuïtiva i eines integrades per a tasques quotidianes. Li interessa tenir accés a assistents virtuals com Cortana, compatibilitat amb aplicacions habituals de Windows i suport per a múltiples idiomes. No necessita funcions avançades com BitLocker, Hyper-V o l’escriptori remot. </text:span><text:span text:style-name="T109">Justifiqueu</text:span><text:span text:style-name="T99"> quin sistema operatiu li recomanaríeu. </text:span></text:p>
      <text:p text:style-name="P17"/>
      <text:p text:style-name="P202"/>
      <text:p text:style-name="P96"/>
      <text:p text:style-name="P174"><text:span text:style-name="T117">2</text:span><text:span text:style-name="T115">.</text:span><text:span text:style-name="T118">2</text:span><text:span text:style-name="T115">.</text:span><text:span text:style-name="T130"> </text:span><text:span text:style-name="T99">Consulteu </text:span><text:span text:style-name="T100">a la pàgina web oficial de Microsoft</text:span><text:span text:style-name="T99"> les </text:span><text:span text:style-name="T109">recomanacions </text:span><text:span text:style-name="T110">de maquinari</text:span><text:span text:style-name="T109"> </text:span><text:span text:style-name="T99">que requereix la instal·lació de</text:span><text:span text:style-name="T101">l sistema operatiu </text:span><text:span text:style-name="T102">triat</text:span><text:span text:style-name="T101"> </text:span><text:span text:style-name="T103">a l’apartat anterior. </text:span><text:span text:style-name="T104">Adjunteu una captura de pantalla on es mostri aquesta informació.</text:span></text:p>
      <text:p text:style-name="P31"/>
      <text:p text:style-name="P202"/>
      <text:p text:style-name="P127"/>
      <text:p text:style-name="P172"><text:span text:style-name="T117">2</text:span><text:span text:style-name="T115">.</text:span><text:span text:style-name="T118">3</text:span><text:span text:style-name="T115">. </text:span><text:span text:style-name="T128">Voleu instal·lar el sistema operatiu triat en un portàtil amb un disc dur de 512 GB SSD </text:span><text:span text:style-name="T129">i </text:span><text:span text:style-name="T128">organitzar </text:span><text:span text:style-name="T129">l’</text:span><text:span text:style-name="T128">espai d’emmagatzematge en diferents particions per optimitzar el rendiment i la gestió dels fitxers:</text:span></text:p>
      <text:p text:style-name="P125"><text:soft-page-break/></text:p>
      <text:list xml:id="list2292851470" text:style-name="L4">
        <text:list-item>
          <text:p text:style-name="P218">Una partició per al sistema operatiu i els programes instal·lats.</text:p>
        </text:list-item>
        <text:list-item>
          <text:p text:style-name="P218">Una partició per als documents i arxius personals.</text:p>
        </text:list-item>
        <text:list-item>
          <text:p text:style-name="P218">Una partició addicional per altres dades importants.</text:p>
        </text:list-item>
      </text:list>
      <text:p text:style-name="P125"/>
      <text:p text:style-name="P125">Proposeu un esquema de particions adequat (<text:span text:style-name="T184">GPT o MBR</text:span>) i detalleu la mida, el tipus (<text:span text:style-name="T184">primària, lògica, etc.</text:span>) i el format (<text:span text:style-name="T184">sistema de fitxers</text:span>) de cadascuna. Justifiqueu la vostra elecció.</text:p>
      <text:p text:style-name="P18"/>
      <text:p text:style-name="P186"/>
      <text:p text:style-name="P54"/>
      <text:p text:style-name="P90"/>
      <text:p text:style-name="P162"><text:span text:style-name="T157">Activitat</text:span><text:span text:style-name="T158"> </text:span><text:span text:style-name="T159">3</text:span><text:span text:style-name="T156">.</text:span><text:span text:style-name="T59"> (</text:span><text:span text:style-name="T160">1</text:span><text:span text:style-name="T161">,5</text:span><text:span text:style-name="T59"> punt</text:span><text:span text:style-name="T161">s</text:span><text:span text:style-name="T59">) </text:span><text:span text:style-name="T162">Instal·lació del sistema operatiu.</text:span></text:p>
      <text:p text:style-name="P163"/>
      <text:p text:style-name="P163"><text:span text:style-name="T220">En aquesta activitat fareu la instal·lació del sistema operatiu</text:span><text:span text:style-name="T162"> </text:span><text:span text:style-name="T163">propietari Windows 10 </text:span><text:span text:style-name="T164">Pro</text:span><text:span text:style-name="T163"> en una màquina virtual. </text:span><text:span text:style-name="T221">Primer cal que d</text:span>escarregueu la imatge <text:span text:style-name="T221">de disc de </text:span><text:span text:style-name="T187">Windows 10</text:span><text:span text:style-name="T221"> (arxiu ISO) que </text:span><text:span text:style-name="T222">podeu trobar a la pàgina web de Microsoft (</text:span><text:a xlink:type="simple" xlink:href="https://www.microsoft.com/es-es/software-download/windows10" text:style-name="Internet_20_link" text:visited-style-name="Visited_20_Internet_20_Link"><text:span text:style-name="T222">https://www.microsoft.com/es-es/software-download/windows10</text:span></text:a><text:span text:style-name="T222">).</text:span></text:p>
      <text:p text:style-name="P164"/>
      <text:p text:style-name="P164"><text:span text:style-name="T221">Un cop teniu l’arxiu ISO descarregat al vostre ordinador, c</text:span>reeu una <text:span text:style-name="T184">màquina virtual amb VirtualBox</text:span> amb les següents característiques:</text:p>
      <text:p text:style-name="P165"/>
      <text:list xml:id="list3174076113" text:style-name="L5">
        <text:list-item>
          <text:p text:style-name="P211">Memòria RAM <text:span text:style-name="T223">mínim 2 GB i màxim</text:span> la meitat de la memòria RAM que teniu a l'ordinador.</text:p>
        </text:list-item>
        <text:list-item>
          <text:p text:style-name="P211">Disc virtual d'expansió dinàmica de <text:span text:style-name="T224">50</text:span> GB.</text:p>
          <text:p text:style-name="P211"/>
        </text:list-item>
      </text:list>
      <text:p text:style-name="P165">Una vegada creada la màquina virtual <text:span text:style-name="T225">poseu</text:span> l'arxiu d'imatge ISO de Windows <text:span text:style-name="T224">10</text:span> com a unitat de <text:span text:style-name="T223">CD-ROM</text:span> de la màquina virtual <text:span text:style-name="T221">i inicieu la màquina per començar la instal·lació del sistema operatiu</text:span>. </text:p>
      <text:p text:style-name="P166"/>
      <text:p text:style-name="P68"><text:span text:style-name="T186">3.1. </text:span><text:span text:style-name="T225">Feu la instal·lació triant «No tengo clave de producto», seleccioneu l’edició</text:span><text:span text:style-name="T188"> </text:span><text:span text:style-name="T189">Windows 10 </text:span><text:span text:style-name="T190">Pro</text:span><text:span text:style-name="T225">, trieu l’opció «Personalizada (Instalar solo Windows)» i utilitzeu tot el disc dur (no cal fer particions)</text:span><text:span text:style-name="T190">. </text:span><text:span text:style-name="T226">Quan arriba la configuració, configureu per a «Uso personal» i no creeu cap compte Microsoft, trieu «Cuenta sin conexión» i «Edición limitada». A continuació haureu de donar un nom d’usuari perquè es creï un compte local. Les següents opcions (reconeixement de veu, ubicació, etc.) podeu seleccionar «</text:span><text:span text:style-name="T191">NO</text:span><text:span text:style-name="T226">» a tot, és a dir, no cal que activeu cap d’aquestes funcionalitats.</text:span></text:p>
      <text:p text:style-name="P68"/>
      <text:p text:style-name="P68"><text:span text:style-name="T225">En acabar la instal·lació inicieu sessió i aneu a <text:s/></text:span><text:span text:style-name="T183">Configuración / Sistema / Acerca de</text:span><text:span text:style-name="T225"> i mostreu l’apartat que diu «</text:span><text:span text:style-name="T190">Especificaciones de Windows</text:span><text:span text:style-name="T225">». Feu una captura de pantalla.</text:span></text:p>
      <text:p text:style-name="P19"/>
      <text:p text:style-name="P198"/>
      <text:p text:style-name="P69"/>
      <text:p text:style-name="P82">3.2. Configureu<text:span text:style-name="T227"> les </text:span>opcions d’actualització<text:span text:style-name="T227"> de Windows 10 per optimitzar el seu funcionament en un entorn de treball. Heu de realitzar les següents accions:</text:span></text:p>
      <text:p text:style-name="P55">a) Configurar Windows perquè només descarregui i instal·li actualitzacions fora de l’horari laboral.</text:p>
      <text:p text:style-name="P56">b) Configurar Windows perquè us notifiqui abans de descarregar i instal·lar noves actualitzacions.</text:p>
      <text:p text:style-name="P57">Descriviu els passos que heu seguit per fer aquests ajustos i adjunteu una captura de pantalla que mostri la configuració aplicada.</text:p>
      <text:p text:style-name="P21"/>
      <text:p text:style-name="P58"/>
      <text:p text:style-name="P69"/>
      <text:p text:style-name="P59"><text:span text:style-name="T192">3.</text:span><text:span text:style-name="T193">3</text:span><text:span text:style-name="T184">.</text:span> <text:span text:style-name="T228">Les </text:span><text:span text:style-name="T190">VirtualBox Guest Additions</text:span><text:span text:style-name="T225"> </text:span><text:span text:style-name="T229">són uns afegits que us ofereixen beneficis per a la màquina virtual, entre d'altres:</text:span></text:p>
      <text:list xml:id="list2244970897" text:style-name="L6">
        <text:list-item>
          <text:p text:style-name="P209">Integració avançada del ratolí</text:p>
        </text:list-item>
        <text:list-item>
          <text:p text:style-name="P209">Configuració de carpetes compartides amb el sistema amfitrió</text:p>
        </text:list-item>
        <text:list-item>
          <text:p text:style-name="P209">Millores en rendiment gràfic i resolució</text:p>
        </text:list-item>
      </text:list>
      <text:p text:style-name="P60"/>
      <text:list xml:id="list3422487715" text:style-name="L7">
        <text:list-header>
          <text:p text:style-name="P221"><text:span text:style-name="T17">Instal·leu les VirtualBox Guest Additions a la màquina que heu instal·lat Windows </text:span><text:span text:style-name="T18">10</text:span><text:span text:style-name="T17">. Per a això heu de tenir la </text:span><text:span text:style-name="T19">màquina virtual en execució</text:span><text:span text:style-name="T17"> i seleccionar l'opció del menú </text:span><text:span text:style-name="T18">Dispositius &gt; Insereix la imatge de CD de les Guest Additions</text:span><text:span text:style-name="T17">. Això us muntarà un CD a la màquina virtual amb el programari necessari. La màquina us </text:span><text:soft-page-break/><text:span text:style-name="T17">preguntarà directament si voleu instal·lar els afegits. Finalment caldrà reiniciar la màquina virtual. Una vegada estan instal·lats els afegits podreu veure que si canvieu la mida de la finestra de la màquina virtual també canvia la mida de l'escriptori.</text:span></text:p>
        </text:list-header>
      </text:list>
      <text:p text:style-name="P48"/>
      <text:p text:style-name="P182"><text:span text:style-name="T170">Documenteu el procediment seguit i </text:span><text:span text:style-name="T171">els resultats obtinguts</text:span><text:span text:style-name="T172">.</text:span></text:p>
      <text:p text:style-name="P20"/>
      <text:p text:style-name="P198"/>
      <text:p text:style-name="P152"/>
      <text:p text:style-name="P167"/>
      <text:h text:style-name="P206" text:outline-level="1">Segona part. <text:span text:style-name="T230">Configuració de sistemes operatius propietaris (total: </text:span><text:span text:style-name="T231">3</text:span><text:span text:style-name="T230"> punts)</text:span></text:h>
      <text:p text:style-name="P47"/>
      <text:p text:style-name="P161">Per fer les següents activitats, consulteu l’apartat dels materials:</text:p>
      <text:p text:style-name="P49"/>
      <text:p text:style-name="P50"><text:a xlink:type="simple" xlink:href="https://ioc.xtec.cat/materials/FP/Recursos/fp_smx_m02_/web/fp_smx_m02_htmlindex/WebContent/u2/a2/continguts.html" text:style-name="Internet_20_link" text:visited-style-name="Visited_20_Internet_20_Link">Configuració de sistemes operatius propietaris</text:a></text:p>
      <text:p text:style-name="P47"/>
      <text:p text:style-name="P97"><text:span text:style-name="T194">Activitat</text:span><text:span text:style-name="T186"> </text:span><text:span text:style-name="T195">4</text:span><text:span text:style-name="T184">. </text:span>(<text:span text:style-name="T232">0,5</text:span> punt<text:span text:style-name="T232">s</text:span>) <text:span text:style-name="T233">Configuració de </text:span><text:span text:style-name="T234">l'accessibilitat.</text:span></text:p>
      <text:p text:style-name="P110"/>
      <text:p text:style-name="P111"><text:span text:style-name="T184">4.1. </text:span><text:span text:style-name="T47">Les opcions </text:span><text:span text:style-name="T40">d'accessibilitat</text:span><text:span text:style-name="T47"> d'un sistema operatiu permeten adaptar les opcions de la interfície amb l'usuari (pantalla, teclat i ratolí principalment) d'acord a les necessitats visuals, auditives o motores dels usuaris. </text:span><text:span text:style-name="T48">E</text:span><text:span text:style-name="T49">xpliqueu </text:span><text:span text:style-name="T48">per a què serveixen les següents opcions i quin tipus de necessitat (visual, auditiva o motora) </text:span><text:span text:style-name="T50">permeten</text:span><text:span text:style-name="T48"> millorar:</text:span></text:p>
      <text:list xml:id="list2426329342" text:style-name="L8">
        <text:list-item>
          <text:p text:style-name="P215">Punter del ratolí</text:p>
        </text:list-item>
        <text:list-item>
          <text:p text:style-name="P215">Narrador</text:p>
        </text:list-item>
        <text:list-item>
          <text:p text:style-name="P215">Control ocular</text:p>
        </text:list-item>
        <text:list-item>
          <text:p text:style-name="P215">Subtítols</text:p>
        </text:list-item>
      </text:list>
      <text:p text:style-name="P22"/>
      <text:p text:style-name="P199"/>
      <text:p text:style-name="P70"/>
      <text:p text:style-name="P175"><text:span text:style-name="T119">4.2. </text:span><text:span text:style-name="T106">Proveu </text:span><text:span text:style-name="T111">una</text:span><text:span text:style-name="T106"> de les configuracions suggerides a l’apartat anterior i documenteu el procés.</text:span></text:p>
      <text:p text:style-name="P23"/>
      <text:p text:style-name="P200"/>
      <text:p text:style-name="P115"/>
      <text:p text:style-name="P112"/>
      <text:p text:style-name="P117"><text:span text:style-name="T194">Activitat</text:span><text:span text:style-name="T186"> </text:span><text:span text:style-name="T194">5</text:span><text:span text:style-name="T184">. </text:span><text:span text:style-name="T217">(1,</text:span><text:span text:style-name="T235">7</text:span><text:span text:style-name="T217">5 punts)</text:span><text:span text:style-name="T196"> </text:span><text:span text:style-name="T236">Operacions generals sobre arxius i directoris</text:span>.</text:p>
      <text:p text:style-name="P113"/>
      <text:p text:style-name="P173"><text:span text:style-name="T120">5</text:span><text:span text:style-name="T121">.1. </text:span><text:span text:style-name="T131">(0,75 punts) Des de l’intèrpret d’ordres </text:span><text:span text:style-name="T122">CMD</text:span><text:span text:style-name="T132"> del vostre sistema Windows 10 </text:span><text:span text:style-name="T133">realitzareu una sèrie d’accions.</text:span><text:span text:style-name="T107"> </text:span><text:span text:style-name="Strong_20_Emphasis"><text:span text:style-name="T107">Seguiu els passos i escriviu les </text:span></text:span><text:span text:style-name="Strong_20_Emphasis"><text:span text:style-name="T112">ordres</text:span></text:span><text:span text:style-name="Strong_20_Emphasis"><text:span text:style-name="T107"> corresponents</text:span></text:span><text:span text:style-name="T107">. </text:span></text:p>
      <text:p text:style-name="P128"/>
      <text:list xml:id="list3804100141" text:style-name="L9">
        <text:list-item>
          <text:p text:style-name="P219">Obriu el Símbol del sistema (CMD) i situeu-vos al directori <text:span text:style-name="T237">documents</text:span> de l'usuari.</text:p>
        </text:list-item>
        <text:list-item>
          <text:p text:style-name="P219">Creeu una nova carpeta anomenada Projecte amb l'ordre adequada.</text:p>
        </text:list-item>
        <text:list-item>
          <text:p text:style-name="P219">Entreu dins la carpeta Projecte usant l'ordre cd.</text:p>
        </text:list-item>
        <text:list-item>
          <text:p text:style-name="P219">Creeu dues subcarpetes dins de Projecte, anomenades Documents i Imatges.</text:p>
        </text:list-item>
        <text:list-item>
          <text:p text:style-name="P219">Dins de la carpeta Documents, cree<text:span text:style-name="T237">u</text:span> un fitxer buit anomenat informe.txt.</text:p>
        </text:list-item>
        <text:list-item>
          <text:p text:style-name="P219">Dins de la carpeta Imatges, cree<text:span text:style-name="T237">u</text:span> un fitxer buit anomenat foto.jpg.</text:p>
        </text:list-item>
        <text:list-item>
          <text:p text:style-name="P219">Llisteu el contingut de la carpeta Projecte.</text:p>
        </text:list-item>
        <text:list-item>
          <text:p text:style-name="P219">Copieu el fitxer informe.txt des de Documents a la carpeta Imatges.</text:p>
        </text:list-item>
        <text:list-item>
          <text:p text:style-name="P219">Esborreu la carpeta Imatges.</text:p>
        </text:list-item>
      </text:list>
      <text:p text:style-name="P98"/>
      <text:p text:style-name="P99"><text:span text:style-name="Strong_20_Emphasis"><text:span text:style-name="T53">F</text:span></text:span><text:span text:style-name="T238">eu una captura de pantalla </text:span><text:span text:style-name="T239">on es pugui veure l’execució de </text:span><text:span text:style-name="T241">totes</text:span><text:span text:style-name="T239"> les ordres:</text:span></text:p>
      <text:p text:style-name="P24"/>
      <text:p text:style-name="P187"/>
      <text:p text:style-name="P98"/>
      <text:p text:style-name="P100"><text:span text:style-name="T197">5</text:span><text:span text:style-name="T198">.2. </text:span><text:span text:style-name="T247">(0,</text:span><text:span text:style-name="T231">7</text:span><text:span text:style-name="T247">5 punts) Des de l’intèrpret d’ordres </text:span><text:span text:style-name="T199">PowerShell</text:span><text:span text:style-name="T248"> del vostre sistema Windows 10 </text:span><text:span text:style-name="T237">realitzareu una sèrie d’accions.</text:span><text:span text:style-name="T51"> </text:span><text:span text:style-name="Strong_20_Emphasis"><text:span text:style-name="T54">Seguiu els passos i escriviu </text:span></text:span><text:span text:style-name="Strong_20_Emphasis"><text:span text:style-name="T55">els </text:span></text:span><text:span text:style-name="Strong_20_Emphasis"><text:span text:style-name="T41">cmdlets</text:span></text:span><text:span text:style-name="Strong_20_Emphasis"><text:span text:style-name="T54"> corresponents</text:span></text:span><text:span text:style-name="T51">.</text:span></text:p>
      <text:p text:style-name="P44"/>
      <text:list xml:id="list3324993156" text:style-name="L10">
        <text:list-item>
          <text:p text:style-name="P220">Obriu PowerShell i <text:span text:style-name="T249">ubiqueu-vos</text:span> al directori on Documents.</text:p>
        </text:list-item>
        <text:list-item>
          <text:p text:style-name="P220"><text:soft-page-break/>Creeu una carpeta anomenada <text:span text:style-name="T249">Materials.</text:span></text:p>
        </text:list-item>
        <text:list-item>
          <text:p text:style-name="P220">Dins de la carpeta <text:span text:style-name="T249">Materials</text:span>, cree<text:span text:style-name="T249">u</text:span> dues subcarpetes anomenades Textos i Imatges.</text:p>
        </text:list-item>
        <text:list-item>
          <text:p text:style-name="P220">Creeu un fitxer de text anomenat document1.txt a la carpeta Textos</text:p>
        </text:list-item>
        <text:list-item>
          <text:p text:style-name="P220">Creeu un fitxer de text anomenat document2.txt a la carpeta Textos, però amb contingut diferent.</text:p>
        </text:list-item>
        <text:list-item>
          <text:p text:style-name="P220">Llisteu tots els fitxers dins de la carpeta Textos per veure els fitxers creats.</text:p>
        </text:list-item>
        <text:list-item>
          <text:p text:style-name="P220">Copieu els fitxers document1.txt i document2.txt a la carpeta Imatges</text:p>
        </text:list-item>
        <text:list-item>
          <text:p text:style-name="P220">Modifiqueu el contingut de document1.txt afegint una nova línia.</text:p>
        </text:list-item>
        <text:list-item>
          <text:p text:style-name="P220">Esborreu tots els fitxers de la carpeta Textos.</text:p>
        </text:list-item>
      </text:list>
      <text:p text:style-name="P128"/>
      <text:p text:style-name="P98"><text:span text:style-name="T238">Feu una captura de pantalla </text:span><text:span text:style-name="T239">on es pugui veure l’execució de </text:span><text:span text:style-name="T241">tots</text:span><text:span text:style-name="T239"> </text:span><text:span text:style-name="T240">els cmdlets</text:span><text:span text:style-name="T239">:</text:span></text:p>
      <text:p text:style-name="P24"/>
      <text:p text:style-name="P187"/>
      <text:p text:style-name="P98"/>
      <text:p text:style-name="P35"><text:span text:style-name="T136">5</text:span><text:span text:style-name="T137">.3. </text:span><text:span text:style-name="T149">(0,25 punts) </text:span><text:span text:style-name="T81">Utilitzant la </text:span><text:span text:style-name="T97">interfície gràfica</text:span><text:span text:style-name="T81"> de Windows 10, elimineu les carpetes "Materials" i "Projecte" directament, sense que passin per la Paperera de reciclatge. Expliqueu el procés seguit per realitzar aquesta acció.</text:span></text:p>
      <text:p text:style-name="P24"/>
      <text:p text:style-name="P187"/>
      <text:p text:style-name="P98"/>
      <text:p text:style-name="P101"/>
      <text:p text:style-name="P101"><text:span text:style-name="T210">Activitat</text:span><text:span text:style-name="T211"> </text:span><text:span text:style-name="T197">6</text:span><text:span text:style-name="T184">. </text:span>(<text:span text:style-name="T250">0,75</text:span> punt<text:span text:style-name="T250">s</text:span>) <text:span text:style-name="T251">Gestió del programari.</text:span></text:p>
      <text:p text:style-name="P101"/>
      <text:p text:style-name="P129"><text:span text:style-name="T197">6</text:span><text:span text:style-name="T186">.1. </text:span><text:span text:style-name="T252">Seleccioneu un </text:span><text:span text:style-name="T253">navegador web </text:span><text:span text:style-name="T252">de la vostra elecció i descriviu com el podeu descarregar des de la web oficial i </text:span><text:span text:style-name="T186">instal·lar</text:span><text:span text:style-name="T252">-lo al sistema operatiu. Incloeu una captura de pantalla del procés d'instal·lació.</text:span></text:p>
      <text:p text:style-name="P25"/>
      <text:p text:style-name="P188"/>
      <text:p text:style-name="P71"/>
      <text:p text:style-name="P176"><text:span text:style-name="T138">6</text:span><text:span text:style-name="T139">.2.</text:span><text:span text:style-name="T140"> </text:span><text:span text:style-name="T150">E</text:span><text:span text:style-name="T66">xpli</text:span><text:span text:style-name="T67">queu</text:span><text:span text:style-name="T66"> com es realitza </text:span><text:span text:style-name="T67">l’</text:span><text:span text:style-name="T84">actualització</text:span><text:span text:style-name="T66"> automàtica o manual </text:span><text:span text:style-name="T67">del navegador que heu instal·lat</text:span><text:span text:style-name="T66">. Incloeu una captura de pantalla que mostri la finestra d'actualització o el procés d'actualització.</text:span></text:p>
      <text:p text:style-name="P132"/>
      <text:p text:style-name="P197"/>
      <text:p text:style-name="P75"><text:s/></text:p>
      <text:p text:style-name="P176"><text:span text:style-name="T138">6</text:span><text:span text:style-name="T139">.</text:span><text:span text:style-name="T141">3</text:span><text:span text:style-name="T139">. </text:span><text:span text:style-name="T95">Desinstal·leu</text:span><text:span text:style-name="T77"> el </text:span><text:span text:style-name="T78">navegador web</text:span><text:span text:style-name="T77"> que heu instal·lat a l’apartat </text:span><text:span text:style-name="T79">6.1</text:span><text:span text:style-name="T77"> i expliqueu el procés seguit</text:span><text:span text:style-name="T134">.</text:span></text:p>
      <text:p text:style-name="P25"/>
      <text:p text:style-name="P189"/>
      <text:p text:style-name="P102"/>
      <text:p text:style-name="P168"/>
      <text:h text:style-name="P206" text:outline-level="1"><text:span text:style-name="T252">Tercera</text:span> part. <text:span text:style-name="T252">Administració de sistemes operatius propietaris (total: 4 punts)</text:span></text:h>
      <text:p text:style-name="P94"/>
      <text:p text:style-name="P45"><text:a xlink:type="simple" xlink:href="https://ioc.xtec.cat/materials/FP/Recursos/fp_smx_m02_/web/fp_smx_m02_htmlindex/WebContent/u2/a3/continguts.html" text:style-name="Internet_20_link" text:visited-style-name="Visited_20_Internet_20_Link">Administració de sistemes operatius propietaris</text:a></text:p>
      <text:p text:style-name="P94"/>
      <text:p text:style-name="P101"><text:span text:style-name="T212">Activitat 7</text:span><text:span text:style-name="T209">.</text:span><text:span text:style-name="T254"> (</text:span><text:span text:style-name="T255">1</text:span> punt) <text:span text:style-name="T258">Gestió d’usuaris i grups.</text:span></text:p>
      <text:p text:style-name="P133"/>
      <text:p text:style-name="P11"><text:span text:style-name="T173">7</text:span><text:span text:style-name="T174">.1. </text:span><text:span text:style-name="T176">Descriviu els passos per crear un </text:span><text:span text:style-name="T175">nou usuari local</text:span><text:span text:style-name="T176"> de tipus estàndard a Windows 10. Adjunteu una captura de pantalla del procés.</text:span></text:p>
      <text:p text:style-name="P61"/>
      <text:p text:style-name="P201"/>
      <text:p text:style-name="P61"/>
      <text:p text:style-name="P170"><text:span text:style-name="T89">7.2.</text:span><text:span text:style-name="T73"> </text:span><text:span text:style-name="T74">Expliqueu com</text:span><text:span text:style-name="T90"> modificar les propietats </text:span><text:span text:style-name="T74">de l'usuari creat al punt anterior, canviant la seva contrasenya i actualitzant el tipus d'usuari a "Administrador". Incloeu una captura de pantalla que mostri els canvis realitzats.</text:span></text:p>
      <text:p text:style-name="P25"/>
      <text:p text:style-name="P62"/>
      <text:p text:style-name="P83"/>
      <text:p text:style-name="P170"><text:span text:style-name="T91">7</text:span><text:span text:style-name="T92">.</text:span><text:span text:style-name="T93">3</text:span><text:span text:style-name="T92">.</text:span><text:span text:style-name="T75"> </text:span><text:span text:style-name="T74">Descriviu el procediment per crear un </text:span><text:span text:style-name="T90">grup d'usuaris </text:span><text:span text:style-name="T74">anomenat "Estudiants" a Windows 10. Adjunteu una captura de pantalla del grup creat.</text:span></text:p>
      <text:p text:style-name="P63"/>
      <text:p text:style-name="P62"><text:soft-page-break/></text:p>
      <text:p text:style-name="P85"/>
      <text:p text:style-name="P171"><text:span text:style-name="T94">7.</text:span><text:span text:style-name="T93">4</text:span><text:span text:style-name="T94">. </text:span><text:span text:style-name="T74"><text:s/>Expliqueu com </text:span><text:span text:style-name="T90">afegir l'usuari </text:span><text:span text:style-name="T74">creat al punt 7.1 al grup "Estudiants" creat al punt 7.3. Detalleu els passos i incloeu una captura de pantalla del procés.</text:span></text:p>
      <text:p text:style-name="P64"/>
      <text:p text:style-name="P62"/>
      <text:p text:style-name="P83"/>
      <text:p text:style-name="P171"><text:span text:style-name="T93">7.5. </text:span><text:span text:style-name="T76">Descriviu els passos per </text:span><text:span text:style-name="T93">eliminar</text:span><text:span text:style-name="T76"> completament el compte d'usuari i el grup creat al sistema. Incloeu una captura de pantalla que mostri el procés d'eliminació.</text:span></text:p>
      <text:p text:style-name="P63"/>
      <text:p text:style-name="P65"/>
      <text:p text:style-name="P66"/>
      <text:p text:style-name="P84"/>
      <text:p text:style-name="P101"><text:span text:style-name="T212">Activitat</text:span><text:span text:style-name="T211"> </text:span><text:span text:style-name="T212">8</text:span><text:span text:style-name="T209">.</text:span><text:span text:style-name="T254"> (</text:span><text:span text:style-name="T256">0,</text:span><text:span text:style-name="T257">7</text:span><text:span text:style-name="T256">5</text:span><text:span text:style-name="T254"> punt</text:span><text:span text:style-name="T256">s</text:span>) <text:span text:style-name="T259">Administració</text:span> de processos del sistema <text:span text:style-name="T259">operatiu</text:span>.</text:p>
      <text:p text:style-name="P101"/>
      <text:p text:style-name="P103"/>
      <text:p text:style-name="P176"><text:span text:style-name="T142">8</text:span><text:span text:style-name="T139">.1. </text:span><text:span text:style-name="T151">Obriu </text:span><text:span text:style-name="T152">un</text:span><text:span text:style-name="T151"> navegador web </text:span><text:span text:style-name="T152">a</text:span><text:span text:style-name="T151"> Windows 10 i imagineu que no respon i no podeu tancar-lo. Accediu a l'Administrador de tasques i visualitzeu la utilització dels recursos pel navegador. </text:span><text:span text:style-name="T139">Finalitzeu</text:span><text:span text:style-name="T151"> el programa. Expliqueu els passos seguits i adjunteu una captura de pantalla representativa del procés.</text:span></text:p>
      <text:p text:style-name="P25"/>
      <text:p text:style-name="P189"/>
      <text:p text:style-name="P71"/>
      <text:p text:style-name="P176"><text:span text:style-name="T142">8</text:span><text:span text:style-name="T139">.</text:span><text:span text:style-name="T142">2</text:span><text:span text:style-name="T139">. </text:span><text:span text:style-name="T68">Utilitzant l'</text:span><text:span text:style-name="T85">Administrador de tasques</text:span><text:span text:style-name="T68">, ordeneu els processos per "CPU". Quin procés està utilitzant més recursos de la CPU? Adjunteu una captura de pantalla on es vegi aquesta informació.</text:span></text:p>
      <text:p text:style-name="P25"/>
      <text:p text:style-name="P189"/>
      <text:p text:style-name="P67"/>
      <text:p text:style-name="P177"><text:span text:style-name="T142">8</text:span><text:span text:style-name="T139">.</text:span><text:span text:style-name="T143">3</text:span><text:span text:style-name="T139">. </text:span><text:span text:style-name="T69">Expliqueu què són els </text:span><text:span text:style-name="T86">processos en segon pla</text:span><text:span text:style-name="T69"> i com podeu veure els processos en segon pla que s'estan executant al vostre equip. Feu una captura de pantalla dels processos en segon pla actius.</text:span></text:p>
      <text:p text:style-name="P26"/>
      <text:p text:style-name="P190"/>
      <text:p text:style-name="P72"/>
      <text:p text:style-name="P73"/>
      <text:p text:style-name="P118"><text:span text:style-name="T200">Activitat 9</text:span><text:span text:style-name="T201">. </text:span><text:span text:style-name="T260">(0,</text:span><text:span text:style-name="T261">50</text:span><text:span text:style-name="T260"> punts) Gestió de la memòria.</text:span></text:p>
      <text:p text:style-name="P118"/>
      <text:p text:style-name="P51"><text:span text:style-name="T200">9</text:span><text:span text:style-name="T186">.1. </text:span><text:span text:style-name="T252">Què és la </text:span><text:span text:style-name="T186">memòria virtual</text:span><text:span text:style-name="T252"> i per què és important en el funcionament del sistema operatiu? Quin arxiu utilitza Windows 10 per emmagatzemar les dades que no poden ser allotjades a la memòria RAM? Mostreu una captura de pantalla que indiqui la ubicació d'aquest arxiu al disc dur.</text:span></text:p>
      <text:p text:style-name="P26"/>
      <text:p text:style-name="P190"/>
      <text:p text:style-name="P81"/>
      <text:p text:style-name="P52"><text:span text:style-name="T200">9</text:span><text:span text:style-name="T186">.</text:span><text:span text:style-name="T202">2</text:span><text:span text:style-name="T186">. </text:span><text:span text:style-name="T252">Utilitzant el </text:span><text:span text:style-name="T186">Monitor de recursos</text:span><text:span text:style-name="T252">, comproveu la quantitat de memòria física que utilitza el vostre sistema actualment. Quins valors apareixen per a la memòria total, utilitzada i lliure? Incloeu una captura de pantalla amb aquesta informació.</text:span></text:p>
      <text:p text:style-name="P26"/>
      <text:p text:style-name="P190"/>
      <text:p text:style-name="P52"/>
      <text:p text:style-name="P72"/>
      <text:p text:style-name="P119"><text:span text:style-name="T200">Activitat 10</text:span><text:span text:style-name="T201">. </text:span><text:span text:style-name="T260">(0,5 punts) Gesti</text:span><text:span text:style-name="T52">ó</text:span><text:span text:style-name="T260"> dels dispositius d’emmagatzematge.</text:span></text:p>
      <text:p text:style-name="P123"/>
      <text:p text:style-name="P178"><text:span text:style-name="T87">10.1</text:span><text:span text:style-name="T88">. </text:span><text:span text:style-name="T71">Creeu una nova carpeta anomenada C:\Documents i configureu els permisos perquè només </text:span><text:span text:style-name="T72">el vostre usuari</text:span><text:span text:style-name="T71"> pugui accedir-hi, mentre que altres usuaris no tinguin permisos. Expliqueu el procés seguit i adjunteu una captura de pantalla.</text:span></text:p>
      <text:p text:style-name="P27"/>
      <text:p text:style-name="P191"/>
      <text:p text:style-name="P74"/>
      <text:p text:style-name="P178"><text:soft-page-break/><text:span text:style-name="T87">10.2</text:span><text:span text:style-name="T88">. </text:span><text:span text:style-name="T70">Protegiu tota la informació de la carpeta C:\Documents amb una contrasenya utilitzant el sistema de </text:span><text:span text:style-name="T88">xifratge</text:span><text:span text:style-name="T70"> disponible a Windows 10. Descriviu els passos realitzats i incloeu una captura de pantalla que mostri el procés de xifratge.</text:span></text:p>
      <text:p text:style-name="P28"/>
      <text:p text:style-name="P192"/>
      <text:p text:style-name="P104"/>
      <text:p text:style-name="P104"/>
      <text:p text:style-name="P105"><text:span text:style-name="T243">Activitat</text:span><text:span text:style-name="T244"> </text:span><text:span text:style-name="T245">1</text:span><text:span text:style-name="T243">1</text:span><text:span text:style-name="T245">.</text:span><text:span text:style-name="T260"> (0,5 punts) Guions administratius.</text:span></text:p>
      <text:p text:style-name="P106"/>
      <text:p text:style-name="P107"><text:span text:style-name="T203">1</text:span><text:span text:style-name="T200">1</text:span><text:span text:style-name="T203">.</text:span><text:span text:style-name="T200">1</text:span><text:span text:style-name="T203">.</text:span><text:span text:style-name="T262"> Creeu un </text:span><text:span text:style-name="T203">guió</text:span><text:span text:style-name="T262"> amb PowerShell amb les següents línies de codi:</text:span></text:p>
      <text:p text:style-name="P114"/>
      <text:p text:style-name="P222">#Guió</text:p>
      <text:p text:style-name="P179"><text:span text:style-name="T179">Write-</text:span><text:span text:style-name="T180">Output</text:span><text:span text:style-name="T179"> "</text:span><text:span text:style-name="T181">La data i hora actual és: </text:span><text:span text:style-name="T179">"</text:span></text:p>
      <text:p text:style-name="P155">date</text:p>
      <text:p text:style-name="P120"/>
      <text:p text:style-name="P121">Expliqueu <text:span text:style-name="T263">què és un </text:span><text:span text:style-name="T204">guió administratiu</text:span><text:span text:style-name="T263"> i</text:span> què fa cada línia del guió <text:span text:style-name="T264">que acabeu de crear</text:span>. </text:p>
      <text:p text:style-name="P32"/>
      <text:p text:style-name="P76"/>
      <text:p text:style-name="P73"/>
      <text:p text:style-name="P122"><text:span text:style-name="T265">Executeu el </text:span><text:span text:style-name="T205">guió administratiu</text:span><text:span text:style-name="T265"> </text:span><text:span text:style-name="T266">utilitzant PowerShell</text:span><text:span text:style-name="T265"> i feu una captura de pantalla on es vegi el resultat. </text:span></text:p>
      <text:p text:style-name="P33"/>
      <text:p text:style-name="P77"/>
      <text:p text:style-name="P86"/>
      <text:p text:style-name="P180"><text:span text:style-name="T123">1</text:span><text:span text:style-name="T124">1</text:span><text:span text:style-name="T123">.</text:span><text:span text:style-name="T125">2</text:span><text:span text:style-name="T123">.</text:span><text:span text:style-name="T135"> </text:span><text:span text:style-name="T105">Modifiqueu el guió anterior per incloure el vostre nom abans de la data i hora.</text:span></text:p>
      <text:p text:style-name="P116"/>
      <text:p text:style-name="P79"/>
      <text:p text:style-name="P135"/>
      <text:p text:style-name="P136"/>
      <text:p text:style-name="P101"><text:span text:style-name="T246">Activitat</text:span><text:span text:style-name="T244"> </text:span><text:span text:style-name="T242">1</text:span><text:span text:style-name="T246">2</text:span><text:span text:style-name="T242">.</text:span> (<text:span text:style-name="T267">0,75</text:span> punt<text:span text:style-name="T267">s</text:span>) <text:span text:style-name="T268">M</text:span><text:span text:style-name="T269">ètodes per a la recuperació del sistema operatiu.</text:span></text:p>
      <text:p text:style-name="P134"/>
      <text:p text:style-name="P130"><text:span text:style-name="T206">1</text:span><text:span text:style-name="T207">2</text:span><text:span text:style-name="T206">.</text:span><text:span text:style-name="T208">1</text:span><text:span text:style-name="T206">. </text:span><text:span text:style-name="T270">Expliqueu què és la </text:span><text:span text:style-name="T206">recuperació del sistema</text:span><text:span text:style-name="T270"> en Windows 10 i per què és important activar aquesta opció. Realitzeu un procés de restauració del sistema per solucionar un problema hipotètic (per exemple, un error de programari). Documenteu els passos seguits i feu una captura de pantalla de la finestra de restauració del sistema.</text:span></text:p>
      <text:p text:style-name="P29"/>
      <text:p text:style-name="P193"/>
      <text:p text:style-name="P195"/>
      <text:p text:style-name="P180"><text:span text:style-name="T144">1</text:span><text:span text:style-name="T145">2</text:span><text:span text:style-name="T144">.</text:span><text:span text:style-name="T146">2</text:span><text:span text:style-name="T144">.</text:span><text:span text:style-name="T153"> </text:span><text:span text:style-name="T154">Descriviu el procés per crear una </text:span><text:span text:style-name="T147">còpia de seguretat </text:span><text:span text:style-name="T155">d’una carpeta a</text:span><text:span text:style-name="T154"> Windows 10 en un dispositiu extern (per exemple, un USB). Expliqueu els avantatges d’utilitzar aquesta unitat en cas de fallada del sistema operatiu.</text:span></text:p>
      <text:p text:style-name="P30"/>
      <text:p text:style-name="P194"/>
      <text:p text:style-name="P196"/>
      <text:p text:style-name="P181"><text:span text:style-name="T144">1</text:span><text:span text:style-name="T145">2</text:span><text:span text:style-name="T144">.</text:span><text:span text:style-name="T148">3</text:span><text:span text:style-name="T144">.</text:span><text:span text:style-name="T153"> </text:span><text:span text:style-name="T80">Quines són les opcions de </text:span><text:span text:style-name="T96">recuperació avançada</text:span><text:span text:style-name="T80"> disponibles a Windows 10 (com el mode segur o la restauració d’imatge del sistema)? Expliqueu com accedir-hi i per què poden ser útils per a la solució de problemes.</text:span></text:p>
      <text:p text:style-name="P131"/>
      <text:p text:style-name="P193"/>
      <text:p text:style-name="P7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pitch="variable"/>
    <style:font-face style:name="Arial2" svg:font-family="Arial" style:font-family-generic="roman" style:font-pitch="variable"/>
    <style:font-face style:name="Arial3" svg:font-family="Arial" style:font-family-generic="swiss"/>
    <style:font-face style:name="Arial4" svg:font-family="Arial" style:font-family-generic="swiss" style:font-pitch="variable"/>
    <style:font-face style:name="Arial5" svg:font-family="Arial" style:font-family-generic="system" style:font-pitch="variable"/>
    <style:font-face style:name="Calibri" svg:font-family="Calibri" style:font-family-generic="system" style:font-pitch="variable"/>
    <style:font-face style:name="Cambria Math" svg:font-family="'Cambria Math'" style:font-family-generic="system"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dern880BT-Roman" svg:font-family="Modern880BT-Roman" style:font-family-generic="roman"/>
    <style:font-face style:name="OpenSymbol" svg:font-family="OpenSymbol"/>
    <style:font-face style:name="OpenSymbol1" svg:font-family="OpenSymbol" style:font-charset="x-symbol"/>
    <style:font-face style:name="Segoe UI" svg:font-family="'Segoe UI'" style:font-family-generic="system" style:font-pitch="variable"/>
    <style:font-face style:name="StarSymbol" svg:font-family="StarSymbol"/>
    <style:font-face style:name="StoneSerif" svg:font-family="StoneSerif, 'Times New 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4"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4"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4"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4" fo:font-family="Arial" style:font-family-generic="swiss" style:font-pitch="variable" fo:font-size="14pt" fo:font-style="italic" fo:font-weight="bold" style:font-size-asian="14pt" style:font-style-asian="italic" style:font-weight-asian="bold" style:font-name-complex="Arial4"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4"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4"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4" fo:font-family="Arial" style:font-family-generic="swiss" style:font-pitch="variable" fo:font-size="8.5pt" style:font-size-asian="8.5pt"/>
    </style:style>
    <style:style style:name="heading_20_1" style:display-name="heading 1" style:family="paragraph" style:parent-style-name="Standard" style:next-style-name="Standard" style:default-outline-level="1" style:list-style-name="">
      <style:paragraph-properties fo:keep-with-next="always"/>
      <style:text-properties fo:language="es" fo:country="ES" fo:font-weight="bold" style:font-weight-asian="bold" style:font-weight-complex="bold"/>
    </style:style>
    <style:style style:name="Lista_20_con_20_guiones" style:display-name="Lista con guiones" style:family="paragraph" style:list-style-name="WW8Num48">
      <style:paragraph-properties style:line-height-at-least="0.542cm" fo:text-align="justify" style:justify-single-word="false" fo:orphans="2" fo:widows="2">
        <style:tab-stops>
          <style:tab-stop style:position="0.501cm"/>
          <style:tab-stop style:position="1cm"/>
          <style:tab-stop style:position="1.501cm"/>
          <style:tab-stop style:position="2cm"/>
        </style:tab-stops>
      </style:paragraph-properties>
      <style:text-properties style:use-window-font-color="true" loext:opacity="0%" style:font-name="StoneSerif" fo:font-family="StoneSerif, 'Times New Roman'" style:font-pitch="variable" fo:font-size="9.5pt" fo:language="es" fo:country="ES" style:font-name-asian="Arial4" style:font-family-asian="Arial" style:font-family-generic-asian="swiss" style:font-pitch-asian="variable" style:font-size-asian="9.5pt" style:language-asian="zxx" style:country-asian="none" style:font-name-complex="Times" style:font-family-complex="Times" style:font-family-generic-complex="roman"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ormal_2c_Text_20_doc" style:display-name="Normal,Text doc" style:family="paragraph">
      <style:paragraph-properties fo:margin-top="0cm" fo:margin-bottom="0.212cm" style:contextual-spacing="false" fo:line-height="115%" fo:text-align="start" style:justify-single-word="false" fo:orphans="2" fo:widows="2" style:vertical-align="auto"/>
      <style:text-properties style:font-name="Arial1" fo:font-family="Arial" style:font-pitch="variable" fo:font-size="11pt" fo:language="ca" fo:country="ES" style:font-name-asian="Times1" style:font-family-asian="Times"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Text_20_del_20_document_20_MP" style:display-name="Text del document MP" style:family="paragraph">
      <style:paragraph-properties fo:margin-top="0cm" fo:margin-bottom="0cm" style:contextual-spacing="true" fo:line-height="115%" fo:text-align="start" style:justify-single-word="false" fo:orphans="2" fo:widows="2" fo:hyphenation-ladder-count="no-limit" style:vertical-align="auto"/>
      <style:text-properties style:font-name="Arial1" fo:font-family="Arial" style:font-pitch="variable" fo:font-size="11pt" fo:language="ca" fo:country="ES" style:font-name-asian="Cambria Math" style:font-family-asian="'Cambria Math'" style:font-family-generic-asian="system" style:font-pitch-asian="variable" style:font-size-asian="11pt" style:language-asian="en" style:country-asian="US" style:font-name-complex="Arial5"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List_20_Paragraph" style:display-name="List Paragraph" style:family="paragraph" style:parent-style-name="Normal_2c_Text_20_doc">
      <style:paragraph-properties fo:margin-top="0cm" fo:margin-bottom="0.388cm" style:contextual-spacing="false" fo:line-height="115%" fo:text-align="start" style:justify-single-word="false" fo:orphans="2" fo:widows="2" style:vertical-align="auto"/>
      <style:text-properties style:font-name="Arial1" fo:font-family="Arial" style:font-pitch="variable" fo:font-size="11pt" fo:language="ca" fo:country="ES" style:font-name-asian="Calibri"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4"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4"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Arial5" style:font-family-complex="Arial" style:font-family-generic-complex="system" style:font-pitch-complex="variable"/>
    </style:style>
    <style:style style:name="ListLabel_20_3" style:display-name="ListLabel 3" style:family="text">
      <style:text-properties style:font-name-complex="Arial5" style:font-family-complex="Arial" style:font-family-generic-complex="system" style:font-pitch-complex="variable"/>
    </style:style>
    <style:style style:name="ListLabel_20_4" style:display-name="ListLabel 4" style:family="text">
      <style:text-properties style:font-name-complex="Arial5" style:font-family-complex="Arial" style:font-family-generic-complex="system" style:font-pitch-complex="variable"/>
    </style:style>
    <style:style style:name="ListLabel_20_5" style:display-name="ListLabel 5" style:family="text">
      <style:text-properties style:font-name-complex="Arial5" style:font-family-complex="Arial" style:font-family-generic-complex="system" style:font-pitch-complex="variable"/>
    </style:style>
    <style:style style:name="ListLabel_20_6" style:display-name="ListLabel 6" style:family="text">
      <style:text-properties style:font-name-complex="Arial5" style:font-family-complex="Arial" style:font-family-generic-complex="system" style:font-pitch-complex="variable"/>
    </style:style>
    <style:style style:name="ListLabel_20_7" style:display-name="ListLabel 7" style:family="text">
      <style:text-properties style:font-name-complex="Arial5" style:font-family-complex="Arial" style:font-family-generic-complex="system" style:font-pitch-complex="variable"/>
    </style:style>
    <style:style style:name="ListLabel_20_8" style:display-name="ListLabel 8" style:family="text">
      <style:text-properties style:font-name-complex="Arial5" style:font-family-complex="Arial" style:font-family-generic-complex="system" style:font-pitch-complex="variable"/>
    </style:style>
    <style:style style:name="ListLabel_20_9" style:display-name="ListLabel 9" style:family="text">
      <style:text-properties style:font-name-complex="Arial5" style:font-family-complex="Arial"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style:font-name="Courier New1"/>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1"/>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1"/>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style:font-name="Courier New1"/>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style:font-name="Courier New1"/>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style:font-name="Courier New1"/>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style:font-name="Courier New1"/>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style:font-name="Courier New1"/>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style:font-name="Courier New1"/>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style:font-name="Courier New1"/>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style:font-name="Courier New1"/>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style:font-name="Courier New1"/>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style:font-name="Courier New1"/>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style:font-name="Courier New1"/>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style:font-name="Courier New1"/>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1"/>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style:font-name="Courier New1"/>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style:font-name="Courier New1"/>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style:font-name="Courier New1"/>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style:font-name="Courier New1"/>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style:font-name="Courier New1"/>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style:font-name="Courier New1"/>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style:font-name="Courier New1"/>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4"/>
      </text:list-level-style-bullet>
      <text:list-level-style-bullet text:level="2" text:style-name="WW8Num16z1" loext:num-list-format="%2%" text:bullet-char="o">
        <style:list-level-properties text:space-before="1.905cm" text:min-label-width="0.635cm"/>
        <style:text-properties style:font-name="Courier New1"/>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style:font-name="Courier New1"/>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style:font-name="Courier New1"/>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style:font-name="Courier New1"/>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style:font-name="Courier New1"/>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style:font-name="Courier New1"/>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style:font-name="Courier New1"/>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1"/>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style:font-name="Courier New1"/>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style:font-name="Courier New1"/>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style:font-name="Courier New1"/>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style:font-name="Courier New1"/>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style:font-name="Courier New1"/>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style:font-name="Courier New1"/>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style:font-name="Courier New1"/>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style:font-name="Courier New1"/>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1"/>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style:font-name="Courier New1"/>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1"/>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style:font-name="Courier New1"/>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style:font-name="Courier New1"/>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style:font-name="Courier New1"/>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style:font-name="Courier New1"/>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style:font-name="Courier New1"/>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style:font-name="Courier New1"/>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style:font-name="Courier New1"/>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style:font-name="Courier New1"/>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style:font-name="Courier New1"/>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style:font-name="Courier New1"/>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style:font-name="Courier New1"/>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style:font-name="Courier New1"/>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style:font-name="Courier New1"/>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style:font-name="Courier New1"/>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style:font-name="Courier New1"/>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style:font-name="Courier New1"/>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style:font-name="Courier New1"/>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style:font-name="Courier New1"/>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style:font-name="Courier New1"/>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style:font-name="Courier New1"/>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style:font-name="Courier New1"/>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style:font-name="Courier New1"/>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style:font-name="Courier New1"/>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style:font-name="Courier New1"/>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style:font-name="Courier New1"/>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style:font-name="Courier New1"/>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style:font-name="Courier New1"/>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style:font-name="Courier New1"/>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style:font-name="Courier New1"/>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style:font-name="Courier New1"/>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style:font-name="Courier New1"/>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style:font-name="Courier New1"/>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style:font-name="Courier New1"/>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style:font-name="Courier New1"/>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style:font-name="Courier New1"/>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style:font-name="Courier New1"/>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style:font-name="Courier New1"/>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style:font-name="Courier New1"/>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style:font-name="Courier New1"/>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style:font-name="Courier New1"/>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style:font-name="Courier New1"/>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style:font-name="Courier New1"/>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style:font-name="Courier New1"/>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style:font-name="Courier New1"/>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style:font-name="Courier New1"/>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style:font-name="Courier New1"/>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style:font-name="Courier New1"/>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style:font-name="Courier New1"/>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style:font-name="Courier New1"/>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style:font-name="Courier New1"/>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4" fo:font-size="14pt" fo:font-style="normal" fo:font-weight="bold" style:font-name-asian="Arial4" style:font-size-asian="14pt" style:font-style-asian="normal" style:font-weight-asian="bold" style:font-name-complex="Arial4"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4" fo:font-size="11pt" fo:language="ca" fo:country="ES" fo:font-weight="normal" style:font-size-asian="11pt" style:font-weight-asian="normal" style:font-name-complex="Arial4" style:font-size-complex="11pt" style:language-complex="ar" style:country-complex="SA" style:font-weight-complex="normal"/>
    </style:style>
    <style:style style:name="MP3" style:family="paragraph" style:parent-style-name="Footnote">
      <style:text-properties style:font-name="Arial4"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4"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4" fo:font-size="8pt" fo:language="ca" fo:country="ES" officeooo:paragraph-rsid="0172a6b8" fo:background-color="transparent" style:font-size-asian="8pt"/>
    </style:style>
    <style:style style:name="MP10" style:family="paragraph" style:parent-style-name="Text_20_body">
      <style:paragraph-properties fo:text-align="center" style:justify-single-word="false"/>
      <style:text-properties style:font-name="Arial" fo:font-size="8pt" fo:background-color="#ffff00"/>
    </style:style>
    <style:style style:name="MP11" style:family="paragraph" style:parent-style-name="Footnote">
      <style:paragraph-properties fo:text-align="center" style:justify-single-word="false" style:snap-to-layout-grid="false"/>
      <style:text-properties officeooo:paragraph-rsid="017a60f9"/>
    </style:style>
    <style:style style:name="MP12" style:family="paragraph" style:parent-style-name="Standard">
      <style:text-properties fo:color="#808080" loext:opacity="100%" style:font-name="Arial4" fo:font-size="7pt" fo:language="ca" fo:country="ES" fo:font-weight="bold" style:font-size-asian="7pt" style:font-weight-asian="bold" style:font-name-complex="Arial4" style:font-size-complex="7pt"/>
    </style:style>
    <style:style style:name="MP13" style:family="paragraph" style:parent-style-name="Normal_20__28_Web_29_">
      <style:paragraph-properties fo:margin-top="0cm" fo:margin-bottom="0cm" style:contextual-spacing="false" style:line-height-at-least="0.42cm"/>
      <style:text-properties style:font-name="Arial4" fo:font-size="12pt" fo:language="ca" fo:country="ES" style:font-size-asian="12pt" style:font-name-complex="Arial4" style:font-size-complex="12pt" style:language-complex="ar" style:country-complex="SA"/>
    </style:style>
    <style:style style:name="MP14" style:family="paragraph" style:parent-style-name="Normal_20__28_Web_29_">
      <style:paragraph-properties fo:margin-top="0cm" fo:margin-bottom="0cm" style:contextual-spacing="false"/>
      <style:text-properties style:font-name="Arial4" fo:font-size="12pt" fo:language="ca" fo:country="ES" style:font-size-asian="12pt" style:font-name-complex="Arial4" style:font-size-complex="12pt" style:language-complex="ar" style:country-complex="SA"/>
    </style:style>
    <style:style style:name="MP15"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4" fo:font-size="12pt" fo:language="zxx" fo:country="none" fo:font-weight="bold" style:font-size-asian="12pt" style:language-asian="zxx" style:country-asian="none" style:font-weight-asian="bold" style:font-name-complex="Arial4" style:font-size-complex="12pt" style:font-weight-complex="bold"/>
    </style:style>
    <style:style style:name="MP16"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4" fo:font-size="11pt" fo:language="zxx" fo:country="none" fo:font-weight="normal" style:font-size-asian="11pt" style:language-asian="zxx" style:country-asian="none" style:font-weight-asian="normal" style:font-name-complex="Arial4" style:font-size-complex="11pt" style:font-weight-complex="normal"/>
    </style:style>
    <style:style style:name="MT1" style:family="text">
      <style:text-properties style:font-name="Arial" fo:font-size="8pt" fo:language="ca" fo:country="ES" style:font-size-asian="8pt"/>
    </style:style>
    <style:style style:name="MT2" style:family="text">
      <style:text-properties style:font-name="Arial4" fo:font-size="8pt" fo:language="ca" fo:country="ES" style:font-size-asian="8pt"/>
    </style:style>
    <style:style style:name="MT3" style:family="text">
      <style:text-properties style:font-name="Arial" fo:font-size="8pt" fo:language="ca" fo:country="ES" fo:background-color="transparent" loext:char-shading-value="0" style:font-size-asian="8pt"/>
    </style:style>
    <style:style style:name="MT4" style:family="text">
      <style:text-properties style:font-name="Arial4" fo:font-size="8pt" fo:language="ca" fo:country="ES" fo:background-color="transparent" loext:char-shading-value="0" style:font-size-asian="8pt"/>
    </style:style>
    <style:style style:name="MT5" style:family="text">
      <style:text-properties style:font-name="Arial4" fo:font-size="8pt" fo:language="ca" fo:country="ES" style:font-size-asian="8pt" style:font-name-complex="Arial4" style:font-size-complex="8pt"/>
    </style:style>
    <style:style style:name="MT6" style:family="text">
      <style:text-properties style:font-name="Arial4" fo:font-size="8pt" style:font-size-asian="8pt" style:font-name-complex="Arial4" style:font-size-complex="8pt"/>
    </style:style>
    <style:style style:name="MT7" style:family="text">
      <style:text-properties officeooo:rsid="00484ca2"/>
    </style:style>
    <style:style style:name="MT8" style:family="text">
      <style:text-properties style:font-name="Arial" officeooo:rsid="00e69d91"/>
    </style:style>
    <style:style style:name="MT9" style:family="text">
      <style:text-properties style:font-name="Arial" officeooo:rsid="00484ca2"/>
    </style:style>
    <style:style style:name="MT10" style:family="text">
      <style:text-properties officeooo:rsid="009a25a5"/>
    </style:style>
    <style:style style:name="MT11" style:family="text">
      <style:text-properties officeooo:rsid="017a60f9"/>
    </style:style>
    <style:style style:name="MT12" style:family="text">
      <style:text-properties officeooo:rsid="012ddc01"/>
    </style:style>
    <style:style style:name="MT13" style:family="text">
      <style:text-properties officeooo:rsid="01692e5d"/>
    </style:style>
    <style:style style:name="MT14" style:family="text">
      <style:text-properties style:font-name="Arial4" fo:font-size="8pt" fo:language="ca" fo:country="ES" officeooo:rsid="01692e5d" style:font-size-asian="8pt"/>
    </style:style>
    <style:style style:name="MT15" style:family="text">
      <style:text-properties style:font-name="Arial4" fo:font-size="8pt" fo:language="ca" fo:country="ES" officeooo:rsid="017a60f9" style:font-size-asian="8pt"/>
    </style:style>
    <style:style style:name="MT16" style:family="text">
      <style:text-properties style:font-name="Arial4" fo:font-size="8pt" fo:language="ca" fo:country="ES" officeooo:rsid="0172a6b8" style:font-size-asian="8pt"/>
    </style:style>
    <style:style style:name="MT17" style:family="text">
      <style:text-properties officeooo:rsid="009a2806"/>
    </style:style>
    <style:style style:name="MT18" style:family="text">
      <style:text-properties style:font-name="Arial" officeooo:rsid="002c66e3"/>
    </style:style>
    <style:style style:name="MT19" style:family="text">
      <style:text-properties officeooo:rsid="009875d5"/>
    </style:style>
    <style:style style:name="MT20" style:family="text">
      <style:text-properties officeooo:rsid="014d859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8"><draw:image xlink:href="Pictures/10000000000000C3000000A23447ABBE3CBFA788.png" xlink:type="simple" xlink:show="embed" xlink:actuate="onLoad" draw:mime-type="image/png"/></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contínua 2</text:span><text:span text:style-name="MT4"> </text:span></text:p>
            </table:table-cell>
            <table:table-cell table:style-name="Taula1.D1" office:value-type="string" table:protected="true">
              <text:p text:style-name="MP7"><text:span text:style-name="MT5">Pàgina </text:span><text:span text:style-name="MT6"><text:page-number text:select-page="current">8</text:page-number></text:span><text:span text:style-name="Page_20_Number"><text:span text:style-name="MT6"><text:s/>de </text:span></text:span><text:span text:style-name="MT6"><text:page-count style:num-format="1">8</text:page-count></text:span></text:p>
            </table:table-cell>
          </table:table-row>
          <table:table-row table:style-name="Taula1.2">
            <table:covered-table-cell table:style-name="Taula1.A1"/>
            <table:table-cell table:style-name="Taula1.A1" office:value-type="string" table:protected="true">
              <text:p text:style-name="MP8">Versió: 01</text:p>
            </table:table-cell>
            <table:table-cell table:style-name="Taula1.A1" office:value-type="string">
              <text:p text:style-name="MP9"><text:span text:style-name="MT7">SMX_</text:span><text:span text:style-name="MT8">0222</text:span><text:span text:style-name="MT9">_</text:span>EAC2_Enunciat_<text:span text:style-name="MT10">2</text:span><text:span text:style-name="MT11">4</text:span><text:span text:style-name="MT12">2</text:span><text:span text:style-name="MT11">5</text:span>S<text:span text:style-name="MT13">2</text:span></text:p>
              <text:p text:style-name="MP10"/>
            </table:table-cell>
            <table:table-cell table:style-name="Taula1.D1" office:value-type="string">
              <text:p text:style-name="MP11"><text:span text:style-name="MT14">Lliurament: </text:span><text:span text:style-name="MT15">08</text:span><text:span text:style-name="MT16">/</text:span><text:span text:style-name="MT15">04</text:span><text:span text:style-name="MT14">/202</text:span><text:span text:style-name="MT15">5</text:span></text:p>
            </table:table-cell>
          </table:table-row>
        </table:table>
        <text:p text:style-name="MP12"/>
      </style:footer>
    </style:master-page>
    <style:master-page style:name="First_20_Page" style:display-name="First Page" style:page-layout-name="Mpm1" draw:style-name="Mdp1" style:next-style-name="Standard">
      <style:header>
        <text:p text:style-name="MP13"><draw:frame draw:style-name="Mfr2" draw:name="gràfics3" text:anchor-type="char" svg:x="-0.801cm" svg:y="0.049cm" svg:width="0.651cm" svg:height="0.753cm" draw:z-index="0"><draw:image xlink:href="Pictures/100486FC000069E500007A940AEF07FA6BBD6DB7.wmf" xlink:type="simple" xlink:show="embed" xlink:actuate="onLoad" draw:mime-type="image/x-wmf"/><draw:image xlink:href="Pictures/1000000100000291000002F92E8F1A4004EA902E.png" xlink:type="simple" xlink:show="embed" xlink:actuate="onLoad" draw:mime-type="image/png"/><draw:contour-polygon svg:width="196.434cm" svg:height="210.892cm" svg:viewBox="0 0 196434 210892" draw:points="-7521,0 -7521,210892 188913,210892 188913,0" draw:recreate-on-edit="false"/></draw:frame>Generalitat de Catalunya </text:p>
        <text:p text:style-name="MP14">Departament d’E<text:span text:style-name="MT17">ducació</text:span></text:p>
        <text:p text:style-name="MP15">Institut Obert de Catalunya</text:p>
        <text:p text:style-name="MP16">Nom i cognoms</text:p>
      </style:header>
      <style:footer>
        <text:p text:style-name="MP12"/>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draw:image xlink:href="Pictures/10000000000000C3000000A23447ABBE3CBFA788.png" xlink:type="simple" xlink:show="embed" xlink:actuate="onLoad" draw:mime-type="image/png"/></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2</text:span><text:span text:style-name="MT4"> </text:span></text:p>
            </table:table-cell>
            <table:table-cell table:style-name="Taula3.D1" office:value-type="string" table:protected="true">
              <text:p text:style-name="MP7"><text:span text:style-name="MT5">Pàgina </text:span><text:span text:style-name="MT6"><text:page-number text:select-page="current">1</text:page-number></text:span><text:span text:style-name="Page_20_Number"><text:span text:style-name="MT6"><text:s/>de </text:span></text:span><text:span text:style-name="MT6"><text:page-count style:num-format="1">8</text:page-count></text:span></text:p>
            </table:table-cell>
          </table:table-row>
          <table:table-row table:style-name="Taula3.2">
            <table:covered-table-cell table:style-name="Taula3.A1"/>
            <table:table-cell table:style-name="Taula3.A1" office:value-type="string" table:protected="true">
              <text:p text:style-name="MP8">Versió: 01</text:p>
            </table:table-cell>
            <table:table-cell table:style-name="Taula3.A1" office:value-type="string">
              <text:p text:style-name="MP9"><text:span text:style-name="MT7">SMX</text:span><text:span text:style-name="MT18">_</text:span><text:span text:style-name="MT8">0222</text:span><text:span text:style-name="MT9">_</text:span>EAC2_Enunciat_<text:span text:style-name="MT19">2</text:span><text:span text:style-name="MT11">4</text:span><text:span text:style-name="MT20">2</text:span><text:span text:style-name="MT11">5</text:span><text:span text:style-name="MT20">S</text:span><text:span text:style-name="MT13">2</text:span></text:p>
              <text:p text:style-name="MP10"/>
            </table:table-cell>
            <table:table-cell table:style-name="Taula3.D1" office:value-type="string">
              <text:p text:style-name="MP7"><text:span text:style-name="MT2">Lliurament: </text:span><text:span text:style-name="MT15">08</text:span><text:span text:style-name="MT16">/</text:span><text:span text:style-name="MT15">04</text:span><text:span text:style-name="MT14">/202</text:span><text:span text:style-name="MT15">5</text:span></text:p>
            </table:table-cell>
          </table:table-row>
        </table:table>
        <text:p text:style-name="MP12"/>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title>
    <meta:creation-date>2020-10-20T08:29:14.845806000</meta:creation-date>
    <dc:language>es-ES</dc:language>
    <meta:editing-cycles>113</meta:editing-cycles>
    <meta:editing-duration>PT9H36M41S</meta:editing-duration>
    <dc:date>2025-03-13T19:14:14.123728839</dc:date>
    <meta:document-statistic meta:table-count="3" meta:image-count="3" meta:object-count="0" meta:page-count="8" meta:paragraph-count="181" meta:word-count="2749" meta:character-count="17784" meta:non-whitespace-character-count="15261"/>
    <meta:user-defined meta:name="Info 1"/>
    <meta:user-defined meta:name="Info 2"/>
    <meta:user-defined meta:name="Info 3"/>
    <meta:user-defined meta:name="Info 4"/>
  </office:meta>
</office:document-meta>
</file>